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Pickwick" svg:font-family="Pickwick" style:font-pitch="variable"/>
    <style:font-face style:name="Vagabond" svg:font-family="Vagab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30pt" style:font-size-asian="30pt"/>
    </style:style>
    <style:style style:name="P2" style:family="paragraph" style:parent-style-name="Standard">
      <style:paragraph-properties fo:orphans="0" fo:widows="0"/>
      <style:text-properties style:font-name="Arial" fo:font-size="12pt" style:font-size-asian="12pt"/>
    </style:style>
    <style:style style:name="P3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2pt" style:font-size-asian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ize="12pt" style:font-size-asian="12pt"/>
    </style:style>
    <style:style style:name="P5" style:family="paragraph" style:parent-style-name="Standard">
      <style:paragraph-properties fo:orphans="0" fo:widows="0"/>
      <style:text-properties style:font-name="Arial"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" fo:font-size="12pt" fo:font-style="italic" style:font-size-asian="12pt" style:font-style-asian="italic"/>
    </style:style>
    <style:style style:name="P7" style:family="paragraph" style:parent-style-name="Standard">
      <style:paragraph-properties fo:orphans="0" fo:widows="0"/>
      <style:text-properties style:font-name="Arial" fo:font-size="12pt" fo:font-style="italic" fo:font-weight="bold" style:font-size-asian="12pt" style:font-style-asian="italic" style:font-weight-asian="bold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" fo:font-size="24pt" fo:font-style="italic" style:font-size-asian="24pt" style:font-style-asian="italic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size="18pt" style:font-size-asian="18pt"/>
    </style:style>
    <style:style style:name="P10" style:family="paragraph" style:parent-style-name="Standard">
      <style:paragraph-properties fo:orphans="0" fo:widows="0"/>
      <style:text-properties style:font-name="Arial" fo:font-size="6pt" style:font-size-asian="6pt"/>
    </style:style>
    <style:style style:name="P11" style:family="paragraph" style:parent-style-name="Standard">
      <style:paragraph-properties fo:orphans="0" fo:widows="0"/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orphans="0" fo:widows="0"/>
      <style:text-properties style:font-name="Arial"/>
    </style:style>
    <style:style style:name="P13" style:family="paragraph" style:parent-style-name="Standard">
      <style:paragraph-properties fo:orphans="0" fo:widows="0"/>
      <style:text-properties style:font-name="Arial" fo:font-size="14pt" style:font-size-asian="14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Arial" fo:font-size="20pt" style:font-size-asian="20pt"/>
    </style:style>
    <style:style style:name="P15" style:family="paragraph" style:parent-style-name="Standard">
      <style:paragraph-properties fo:orphans="0" fo:widows="0"/>
      <style:text-properties style:font-name="Arial" fo:font-size="16pt" style:font-size-asian="16pt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Arial" fo:font-size="16pt" style:font-size-asian="16pt"/>
    </style:style>
    <style:style style:name="P17" style:family="paragraph" style:parent-style-name="Standard">
      <style:paragraph-properties fo:orphans="0" fo:widows="0"/>
      <style:text-properties style:font-name="Arial" fo:font-size="8pt" style:font-size-asian="8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Arial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21" style:family="paragraph" style:parent-style-name="Standard">
      <style:paragraph-properties fo:text-align="center" style:justify-single-word="false" fo:orphans="0" fo:widows="0"/>
    </style:style>
    <style:style style:name="P22" style:family="paragraph" style:parent-style-name="Standard">
      <style:paragraph-properties fo:orphans="0" fo:widows="0"/>
      <style:text-properties style:font-name="Pickwick" fo:font-size="16pt" style:font-size-asian="16pt"/>
    </style:style>
    <style:style style:name="P23" style:family="paragraph" style:parent-style-name="Standard">
      <style:paragraph-properties fo:orphans="0" fo:widows="0"/>
      <style:text-properties style:font-name="Vagabond" fo:font-size="14pt" fo:font-weight="bold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Vagabond" fo:font-size="14pt" style:font-size-asian="14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Vagabond" fo:font-size="16pt" style:font-size-asian="16pt"/>
    </style:style>
    <style:style style:name="P26" style:family="paragraph" style:parent-style-name="Standard">
      <style:paragraph-properties fo:margin-left="0in" fo:margin-right="0in" fo:orphans="0" fo:widows="0" fo:text-indent="0.5in" style:auto-text-indent="false"/>
      <style:text-properties style:font-name="Arial" fo:font-size="12pt" style:font-size-asian="12pt"/>
    </style:style>
    <style:style style:name="P27" style:family="paragraph" style:parent-style-name="Standard">
      <style:paragraph-properties fo:margin-left="0.5in" fo:margin-right="0in" fo:orphans="0" fo:widows="0" fo:text-indent="0.5in" style:auto-text-indent="false"/>
      <style:text-properties style:font-name="Arial" fo:font-size="12pt" style:font-size-asian="12pt"/>
    </style:style>
    <style:style style:name="P28" style:family="paragraph" style:parent-style-name="Standard">
      <style:paragraph-properties fo:margin-left="2in" fo:margin-right="0in" fo:orphans="0" fo:widows="0" fo:text-indent="0in" style:auto-text-indent="false"/>
      <style:text-properties style:font-name="Arial" fo:font-size="12pt" style:font-size-asian="12pt"/>
    </style:style>
    <style:style style:name="P29" style:family="paragraph" style:parent-style-name="Standard">
      <style:paragraph-properties fo:orphans="0" fo:widows="0"/>
      <style:text-properties style:font-name="Arial" fo:font-size="12pt" style:font-size-asian="12pt"/>
    </style:style>
    <style:style style:name="P30" style:family="paragraph" style:parent-style-name="Standard">
      <style:paragraph-properties fo:text-align="center" style:justify-single-word="false" fo:orphans="0" fo:widows="0"/>
      <style:text-properties style:font-name="Arial" fo:font-size="24pt" style:font-size-asian="24pt"/>
    </style:style>
    <style:style style:name="P31" style:family="paragraph" style:parent-style-name="Standard">
      <style:paragraph-properties fo:orphans="0" fo:widows="0"/>
      <style:text-properties style:font-name="Arial" fo:font-size="24pt" style:font-size-asian="24pt"/>
    </style:style>
    <style:style style:name="P32" style:family="paragraph" style:parent-style-name="Standard">
      <style:paragraph-properties fo:text-align="center" style:justify-single-word="false" fo:orphans="0" fo:widows="0"/>
      <style:text-properties style:font-name="Arial" fo:font-size="20pt" style:font-size-asian="20pt"/>
    </style:style>
    <style:style style:name="P33" style:family="paragraph" style:parent-style-name="Standard">
      <style:paragraph-properties fo:text-align="center" style:justify-single-word="false" fo:orphans="0" fo:widows="0"/>
      <style:text-properties style:font-name="Arial" fo:font-size="16pt" style:font-size-asian="16pt"/>
    </style:style>
    <style:style style:name="P34" style:family="paragraph" style:parent-style-name="Standard">
      <style:paragraph-properties fo:orphans="0" fo:widows="0"/>
      <style:text-properties style:font-name="Arial" fo:font-size="16pt" style:font-size-asian="16pt"/>
    </style:style>
    <style:style style:name="P35" style:family="paragraph" style:parent-style-name="Standard" style:master-page-name="Standard">
      <style:paragraph-properties fo:text-align="center" style:justify-single-word="false" fo:orphans="0" fo:widows="0" style:page-number="auto"/>
      <style:text-properties style:font-name="Arial" fo:font-size="24pt" fo:font-style="italic" style:font-size-asian="24pt" style:font-style-asian="italic"/>
    </style:style>
    <style:style style:name="P36" style:family="paragraph" style:parent-style-name="Standard">
      <style:paragraph-properties fo:text-align="center" style:justify-single-word="false" fo:orphans="0" fo:widows="0" fo:break-before="page"/>
      <style:text-properties style:font-name="Arial" fo:font-size="24pt" style:font-size-asian="24pt"/>
    </style:style>
    <style:style style:name="P37" style:family="paragraph" style:parent-style-name="Standard">
      <style:paragraph-properties fo:text-align="center" style:justify-single-word="false" fo:orphans="0" fo:widows="0" fo:break-before="page"/>
      <style:text-properties style:font-name="Arial" fo:font-size="20pt" style:font-size-asian="20pt"/>
    </style:style>
    <style:style style:name="P38" style:family="paragraph" style:parent-style-name="Standard">
      <style:paragraph-properties fo:orphans="0" fo:widows="0" fo:break-before="page"/>
      <style:text-properties style:font-name="Arial" fo:font-size="16pt" style:font-size-asian="16pt"/>
    </style:style>
    <style:style style:name="P39" style:family="paragraph" style:parent-style-name="Standard">
      <style:paragraph-properties fo:orphans="0" fo:widows="0" fo:break-before="page"/>
      <style:text-properties style:font-name="Arial" fo:font-size="12pt" style:font-size-asian="12pt"/>
    </style:style>
    <style:style style:name="P40" style:family="paragraph" style:parent-style-name="Standard">
      <style:paragraph-properties fo:margin-left="0in" fo:margin-right="0in" fo:orphans="0" fo:widows="0" fo:text-indent="0in" style:auto-text-indent="false"/>
      <style:text-properties style:font-name="Arial" fo:font-size="12pt" style:font-size-asian="12pt"/>
    </style:style>
    <style:style style:name="P41" style:family="paragraph" style:parent-style-name="Standard">
      <style:paragraph-properties fo:margin-left="0in" fo:margin-right="-0.889in" fo:orphans="0" fo:widows="0" fo:text-indent="0in" style:auto-text-indent="false"/>
      <style:text-properties style:font-name="Arial" fo:font-size="12pt" style:font-size-asian="12pt"/>
    </style:style>
    <style:style style:name="P42" style:family="paragraph" style:parent-style-name="Standard">
      <style:paragraph-properties fo:margin-left="0in" fo:margin-right="-0.3335in" fo:orphans="0" fo:widows="0" fo:text-indent="0in" style:auto-text-indent="false"/>
      <style:text-properties style:font-name="Arial" fo:font-size="12pt" style:font-size-asian="12pt"/>
    </style:style>
    <style:style style:name="T1" style:family="text">
      <style:text-properties style:font-name="Arial" fo:font-size="12pt" style:font-size-asian="12pt"/>
    </style:style>
    <style:style style:name="T2" style:family="text">
      <style:text-properties style:font-name="Arial" fo:font-size="12pt" style:text-underline-style="solid" style:text-underline-width="auto" style:text-underline-color="font-color" style:font-size-asian="12pt"/>
    </style:style>
    <style:style style:name="T3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fo:font-style="italic" style:font-size-asian="12pt" style:font-style-asian="italic"/>
    </style:style>
    <style:style style:name="T6" style:family="text">
      <style:text-properties style:font-name="Pickwick" fo:font-size="20pt" style:font-size-asian="20pt"/>
    </style:style>
    <style:style style:name="T7" style:family="text">
      <style:text-properties style:font-name="Pickwick" fo:font-size="16pt" style:font-size-asian="16pt"/>
    </style:style>
    <style:style style:name="T8" style:family="text">
      <style:text-properties style:font-name="Pickwick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8">Introduction</text:p>
      <text:p text:style-name="P8"/>
      <text:p text:style-name="P5">Definitions:</text:p>
      <text:p text:style-name="P2"/>
      <text:p text:style-name="P19"><text:span text:style-name="T1"><text:tab/>1.<text:tab/></text:span><text:span text:style-name="T2">Synoptic</text:span><text:span text:style-name="T1"> - (Greek: <text:s/></text:span><text:span text:style-name="T2">Syn</text:span><text:span text:style-name="T1">-together, </text:span><text:span text:style-name="T2">Optic</text:span><text:span text:style-name="T1"> - to see)</text:span></text:p>
      <text:p text:style-name="P2"/>
      <text:p text:style-name="P2"><text:tab/><text:tab/>A term for the gospels of _____________________, </text:p>
      <text:p text:style-name="P2"/>
      <text:p text:style-name="P2"><text:tab/><text:tab/>_____________________, and _____________________, which </text:p>
      <text:p text:style-name="P2"/>
      <text:p text:style-name="P2"><text:tab/><text:tab/>present a synopsis of the same series of </text:p>
      <text:p text:style-name="P2"/>
      <text:p text:style-name="P2"><text:tab/><text:tab/>_____________________, whereas in John’s gospel the narrative </text:p>
      <text:p text:style-name="P2"/>
      <text:p text:style-name="P2"><text:tab/><text:tab/>and discourses are _____________________.</text:p>
      <text:p text:style-name="P2"/>
      <text:p text:style-name="P19"><text:span text:style-name="T1"><text:tab/>2.<text:tab/></text:span><text:span text:style-name="T2">Synopsis</text:span><text:span text:style-name="T1"> -</text:span></text:p>
      <text:p text:style-name="P2"/>
      <text:p text:style-name="P2"><text:tab/><text:tab/>A summary or brief statement giving a _____________________ </text:p>
      <text:p text:style-name="P2"/>
      <text:p text:style-name="P2"><text:tab/><text:tab/>view of some subject, as by means of short paragraphs - </text:p>
      <text:p text:style-name="P2"/>
      <text:p text:style-name="P2"><text:tab/><text:tab/>_____________________, a collective view.</text:p>
      <text:p text:style-name="P2"/>
      <text:p text:style-name="P19"><text:span text:style-name="T1"><text:tab/>3.<text:tab/></text:span><text:span text:style-name="T2">Gospel</text:span><text:span text:style-name="T1"> - </text:span></text:p>
      <text:p text:style-name="P2"/>
      <text:p text:style-name="P2"><text:tab/><text:tab/>From two Anglo-Saxon words: <text:s/>“_____________________ “ and </text:p>
      <text:p text:style-name="P2"/>
      <text:p text:style-name="P2"><text:tab/><text:tab/>“_____________________” (tidings or “good news” history.)</text:p>
      <text:p text:style-name="P2"/>
      <text:p text:style-name="P2"/>
      <text:p text:style-name="P2"><text:tab/>The first ___________________ Gospels give a synopsis of Christ’s life. <text:s/></text:p>
      <text:p text:style-name="P2"/>
      <text:p text:style-name="P2"><text:tab/></text:p>
      <text:p text:style-name="P2"><text:tab/>Synoptic Gospels =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1"><text:span text:style-name="T1"><text:s/></text:span><text:span text:style-name="T6">Matthew, Mark, and Luke</text:span></text:p>
      <text:p text:style-name="P2"/>
      <text:p text:style-name="P2"/>
      <text:p text:style-name="P2"><text:tab/>The Gospels tell us of Jesus - His _____________________, </text:p>
      <text:p text:style-name="P2"/>
      <text:p text:style-name="P2"><text:tab/>_____________________, and _____________________. <text:s/></text:p>
      <text:p text:style-name="P2"/>
      <text:p text:style-name="P2"><text:tab/>Jesus is the _____________________ and in studying His Word, we </text:p>
      <text:p text:style-name="P2"/>
      <text:p text:style-name="P2"><text:tab/>study _____________________. <text:s/></text:p>
      <text:p text:style-name="P2"/>
      <text:p text:style-name="P2"><text:tab/>We can discover more about Him so we can _____________________ </text:p>
      <text:p text:style-name="P2"/>
      <text:p text:style-name="P2"><text:tab/>Him more and let Him _____________________ us more.</text:p>
      <text:p text:style-name="P2"/>
      <text:p text:style-name="P9"/>
      <text:p text:style-name="P9"/>
      <text:p text:style-name="P9"/>
      <text:p text:style-name="P9"/>
      <text:p text:style-name="P9">JOHN’S DIFFERENCES</text:p>
      <text:p text:style-name="P6">(Why is not included in the Synoptic Gospels)</text:p>
      <text:p text:style-name="P2"/>
      <text:p text:style-name="P19"><text:span text:style-name="T1"><text:tab/></text:span><text:span text:style-name="T2">Synoptic Gospels</text:span><text:span text:style-name="T1"><text:tab/><text:tab/><text:tab/><text:tab/></text:span><text:span text:style-name="T2">Gospel of John</text:span></text:p>
      <text:p text:style-name="P2"/>
      <text:p text:style-name="P2"><text:tab/>Ministry chiefly in Galilee<text:tab/><text:tab/><text:tab/>Ministry chiefly in Judea</text:p>
      <text:p text:style-name="P2"/>
      <text:p text:style-name="P2"><text:tab/>His miracles, parables and addresses<text:tab/>His conversations and prayers</text:p>
      <text:p text:style-name="P2"><text:tab/>to the multitudes</text:p>
      <text:p text:style-name="P2"/>
      <text:p text:style-name="P2"><text:tab/>Christ in action<text:tab/><text:tab/><text:tab/><text:tab/>Jesus in meditation and <text:tab/><text:tab/><text:tab/><text:tab/><text:tab/><text:tab/><text:tab/><text:tab/><text:tab/><text:tab/><text:tab/><text:tab/>communion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tab/>We find in the Gospels, “Him of whom Moses in the law, and prophets, </text:p>
      <text:p text:style-name="P2"/>
      <text:p text:style-name="P2"><text:tab/>did write, _____________________” (John 1:45), but we can find Him </text:p>
      <text:p text:style-name="P2"/>
      <text:p text:style-name="P2"><text:tab/>infinitely more beautiful in person than any prophet’s vision of Him. <text:s/></text:p>
      <text:p text:style-name="P2"/>
      <text:p text:style-name="P2"><text:tab/>We must know Him for _____________________.<text:tab/></text:p>
      <text:p text:style-name="P2"/>
      <text:p text:style-name="P2"><text:tab/>The Gospels are a _____________________ point of the Bible - the </text:p>
      <text:p text:style-name="P2"/>
      <text:p text:style-name="P2"><text:tab/>prophets have said things that _____________________ us to our Lord’s </text:p>
      <text:p text:style-name="P2"/>
      <text:p text:style-name="P2"><text:tab/>time on earth looking _____________________ the cross. <text:s/>The Epistles </text:p>
      <text:p text:style-name="P2"/>
      <text:p text:style-name="P2"><text:tab/>that follow proceed _____________________ it, looking</text:p>
      <text:p text:style-name="P2"/>
      <text:p text:style-name="P26">___________________. <text:s/></text:p>
      <text:p text:style-name="P2"/>
      <text:p text:style-name="P2"><text:tab/></text:p>
      <text:p text:style-name="P2"><text:tab/>Notice where the four Gospels are placed. <text:s/></text:p>
      <text:p text:style-name="P2"/>
      <text:p text:style-name="P2"><text:tab/>They stand at the _____________________ of the Old Testament and at </text:p>
      <text:p text:style-name="P2"/>
      <text:p text:style-name="P2"><text:tab/>the _____________________ of the New Testament, </text:p>
      <text:p text:style-name="P2"/>
      <text:p text:style-name="P2"><text:tab/>_____________________ the Epistles.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GOD’S REVELATION</text:p>
      <text:p text:style-name="P6">(Four Key Words)</text:p>
      <text:p text:style-name="P2"/>
      <text:p text:style-name="P2"/>
      <text:p text:style-name="P5">Preparation -</text:p>
      <text:p text:style-name="P2"/>
      <text:p text:style-name="P2"><text:tab/>The OT making ready for the _____________________ of the Messiah.</text:p>
      <text:p text:style-name="P2"/>
      <text:p text:style-name="P2"/>
      <text:p text:style-name="P2"/>
      <text:p text:style-name="P5">Manifestation -</text:p>
      <text:p text:style-name="P2"/>
      <text:p text:style-name="P2"><text:tab/>The four Gospels of Christ; _____________________ into the world,</text:p>
      <text:p text:style-name="P2"/>
      <text:p text:style-name="P2"><text:tab/>_____________________ to the world, _____________________</text:p>
      <text:p text:style-name="P2"/>
      <text:p text:style-name="P2"><text:tab/>for the world, and _____________________ out of the world.</text:p>
      <text:p text:style-name="P2"/>
      <text:p text:style-name="P2"/>
      <text:p text:style-name="P2"/>
      <text:p text:style-name="P5">Appropriation -</text:p>
      <text:p text:style-name="P2"/>
      <text:p text:style-name="P2"><text:tab/>In the Acts and Epistles we see how the Lord Jesus was received,</text:p>
      <text:p text:style-name="P2"/>
      <text:p text:style-name="P2"><text:tab/>appropriated and applied in _____________________ lives.</text:p>
      <text:p text:style-name="P2"/>
      <text:p text:style-name="P2"/>
      <text:p text:style-name="P2"/>
      <text:p text:style-name="P5">Consummation -</text:p>
      <text:p text:style-name="P2"/>
      <text:p text:style-name="P2"><text:tab/>In Revelation, the outcome of it all - It is _____________________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Why Four?</text:p>
      <text:p text:style-name="P6">(Four reasons)</text:p>
      <text:p text:style-name="P10"/>
      <text:p text:style-name="P2">1.<text:tab/>One or two would not have given us a _____________________ <text:tab/>portrayal of the life of Christ.</text:p>
      <text:p text:style-name="P10"/>
      <text:p text:style-name="P2">2.<text:tab/>There are four distinct _____________________ of Christ.</text:p>
      <text:p text:style-name="P2"/>
      <text:p text:style-name="P2"><text:tab/>The _____________________ in Matthew.</text:p>
      <text:p text:style-name="P2"/>
      <text:p text:style-name="P2"><text:tab/>The _____________________ in Mark.</text:p>
      <text:p text:style-name="P2"/>
      <text:p text:style-name="P2"><text:tab/>The ______________ ___________ of man in Luke.</text:p>
      <text:p text:style-name="P2"/>
      <text:p text:style-name="P2"><text:tab/>The ______________ of __________ in John.</text:p>
      <text:p text:style-name="P2"/>
      <text:p text:style-name="P10"/>
      <text:p text:style-name="P2"><text:tab/><text:tab/>Also Ezekial 1:10 -</text:p>
      <text:p text:style-name="P10"/>
      <text:p text:style-name="P2"><text:tab/><text:tab/>Lion = _____________________</text:p>
      <text:p text:style-name="P2"/>
      <text:p text:style-name="P2"><text:tab/><text:tab/><text:tab/>Ox = _____________________</text:p>
      <text:p text:style-name="P2"/>
      <text:p text:style-name="P2"><text:tab/><text:tab/><text:tab/><text:tab/>Man = Son of _____________________</text:p>
      <text:p text:style-name="P2"/>
      <text:p text:style-name="P2"><text:tab/><text:tab/><text:tab/><text:tab/><text:tab/>Eagle = Son of _____________________</text:p>
      <text:p text:style-name="P12"><text:tab/><text:tab/><text:tab/><text:tab/><text:tab/><text:tab/>(overcomer, power of the Son of God, flys high)</text:p>
      <text:p text:style-name="P2"/>
      <text:p text:style-name="P2">3.<text:tab/>Each Gospel has much in common with the others, but there are </text:p>
      <text:p text:style-name="P10"/>
      <text:p text:style-name="P2"><text:tab/>important and needed differences. <text:s/>Each writer is presenting a </text:p>
      <text:p text:style-name="P10"/>
      <text:p text:style-name="P2"><text:tab/>_____________________ picture of our _____________________ Lord. <text:s/></text:p>
      <text:p text:style-name="P10"/>
      <text:p text:style-name="P2"><text:tab/>Each writer has recorded that which is relevant and pertinent to his </text:p>
      <text:p text:style-name="P10"/>
      <text:p text:style-name="P2"><text:tab/>particular _____________________. <text:s/>Together, we can gain a clearer </text:p>
      <text:p text:style-name="P10"/>
      <text:p text:style-name="P2"><text:tab/>picture. <text:s/>He was a _____________________, but He was the perfect </text:p>
      <text:p text:style-name="P10"/>
      <text:p text:style-name="P2"><text:tab/>_____________________. <text:s/>He was the son of _____________________, </text:p>
      <text:p text:style-name="P2"/>
      <text:p text:style-name="P2"><text:tab/>but we must not forget His is the Son of _____________________.</text:p>
      <text:p text:style-name="P10"/>
      <text:p text:style-name="P2">4.<text:tab/>4 = _____________________ <text:s/>Four corners of the earth. <text:s/>We are to <text:tab/></text:p>
      <text:p text:style-name="P10"/>
      <text:p text:style-name="P2"><text:tab/>preach the Gospel to every creature. <text:s/>Four Gospels to depict the <text:tab/></text:p>
      <text:p text:style-name="P10"><text:tab/></text:p>
      <text:p text:style-name="P2"><text:tab/>earthly ministry of the Heavenly One.</text:p>
      <text:p text:style-name="P2"/>
      <text:p text:style-name="P9"><text:soft-page-break/>JESUS IN THE FOUR GOSPELS</text:p>
      <text:p text:style-name="P4">(The Four Offices)</text:p>
      <text:p text:style-name="P2"/>
      <text:p text:style-name="P2"/>
      <text:p text:style-name="P19"><text:span text:style-name="T7">KING</text:span><text:span text:style-name="T1"><text:tab/>_____________________ presents Jesus as King.</text:span></text:p>
      <text:p text:style-name="P2"><text:tab/><text:tab/></text:p>
      <text:p text:style-name="P2"><text:tab/><text:tab/>Written for the _____________________, He is the Son of David.</text:p>
      <text:p text:style-name="P2"/>
      <text:p text:style-name="P2"><text:tab/><text:tab/>His _____________________ genealogy is in Matthew 1.</text:p>
      <text:p text:style-name="P2"/>
      <text:p text:style-name="P2"><text:tab/><text:tab/>_____________________ of His kingdom are in Matthew 5-7.</text:p>
      <text:p text:style-name="P2"/>
      <text:p text:style-name="P22"/>
      <text:p text:style-name="P19"><text:span text:style-name="T7">SERVANT</text:span><text:span text:style-name="T1"><text:tab/>_____________________ depicts Jesus as Servant.</text:span></text:p>
      <text:p text:style-name="P2"/>
      <text:p text:style-name="P2"><text:tab/><text:tab/>Written to the _____________________.</text:p>
      <text:p text:style-name="P2"/>
      <text:p text:style-name="P2"><text:tab/><text:tab/>There is ________ genealogy. <text:s/>Men are not interested in the </text:p>
      <text:p text:style-name="P2"/>
      <text:p text:style-name="P2"><text:tab/><text:tab/>genealogy of a servant.</text:p>
      <text:p text:style-name="P2"/>
      <text:p text:style-name="P2"><text:tab/><text:tab/>More _____________________ are found here than in any </text:p>
      <text:p text:style-name="P2"><text:tab/><text:tab/></text:p>
      <text:p text:style-name="P2"><text:tab/><text:tab/>other Gospel.</text:p>
      <text:p text:style-name="P2"><text:tab/><text:tab/></text:p>
      <text:p text:style-name="P2"><text:tab/><text:tab/>Romans cared little for _____________________; far more for</text:p>
      <text:p text:style-name="P2"/>
      <text:p text:style-name="P2"><text:tab/><text:tab/>_____________________. <text:s/></text:p>
      <text:p text:style-name="P2"/>
      <text:p text:style-name="P22"/>
      <text:p text:style-name="P19"><text:span text:style-name="T7">MAN</text:span><text:span text:style-name="T1"><text:tab/><text:tab/>_____________________ sets forth Jesus as the perfect man.</text:span></text:p>
      <text:p text:style-name="P2"/>
      <text:p text:style-name="P2"><text:tab/><text:tab/>Written to the _____________________.</text:p>
      <text:p text:style-name="P2"/>
      <text:p text:style-name="P2"><text:tab/><text:tab/>His genealogy goes back to _____________________ the first</text:p>
      <text:p text:style-name="P2"/>
      <text:p text:style-name="P2"><text:tab/><text:tab/>man instead of Abraham. <text:s/>As a perfect man, He is seen much in </text:p>
      <text:p text:style-name="P2"/>
      <text:p text:style-name="P2"><text:tab/><text:tab/>_____________________ and with _____________________ </text:p>
      <text:p text:style-name="P2"><text:soft-page-break/></text:p>
      <text:p text:style-name="P2"><text:tab/><text:tab/>ministering to Him. </text:p>
      <text:p text:style-name="P2"/>
      <text:p text:style-name="P22"/>
      <text:p text:style-name="P19"><text:span text:style-name="T7">GOD</text:span><text:span text:style-name="T1"><text:tab/><text:tab/>John portrays Jesus as the Son of _____________________.</text:span></text:p>
      <text:p text:style-name="P2"/>
      <text:p text:style-name="P2"><text:tab/><text:tab/>Written to _____________________ who will believe, with the </text:p>
      <text:p text:style-name="P2"/>
      <text:p text:style-name="P2"><text:tab/><text:tab/>purpose of leading men to Christ. <text:s/>John 20:31</text:p>
      <text:p text:style-name="P2"/>
      <text:p text:style-name="P2"><text:tab/><text:tab/>Everything in this Gospel illustrates and demonstrates His divine </text:p>
      <text:p text:style-name="P2"/>
      <text:p text:style-name="P2"><text:tab/><text:tab/>_____________________. <text:s/>The opening verse carries us back to </text:p>
      <text:p text:style-name="P2"/>
      <text:p text:style-name="P2"><text:tab/><text:tab/>“the _____________________.” <text:s/>God.</text:p>
      <text:p text:style-name="P2"/>
      <text:p text:style-name="P2"><text:tab/></text:p>
      <text:p text:style-name="P2"/>
      <text:p text:style-name="P2"><text:tab/>In other words...</text:p>
      <text:p text:style-name="P2"/>
      <text:p text:style-name="P2"><text:tab/><text:tab/>_____________________ is concerned with the coming of a</text:p>
      <text:p text:style-name="P2"/>
      <text:p text:style-name="P2"><text:tab/><text:tab/>_____________________ <text:s/>_____________________.</text:p>
      <text:p text:style-name="P2"/>
      <text:p text:style-name="P2"/>
      <text:p text:style-name="P2"><text:tab/><text:tab/>_____________________ is concerned with the life of a</text:p>
      <text:p text:style-name="P2"/>
      <text:p text:style-name="P2"><text:tab/><text:tab/>_____________________ <text:s/>_____________________.</text:p>
      <text:p text:style-name="P2"/>
      <text:p text:style-name="P2"/>
      <text:p text:style-name="P2"><text:tab/><text:tab/>_____________________ is concerned with the grace of a </text:p>
      <text:p text:style-name="P2"/>
      <text:p text:style-name="P2"><text:tab/><text:tab/>_____________________ <text:s/>_____________________.</text:p>
      <text:p text:style-name="P2"/>
      <text:p text:style-name="P2"/>
      <text:p text:style-name="P2"><text:tab/><text:tab/>John is concerned with the possession of a</text:p>
      <text:p text:style-name="P2"/>
      <text:p text:style-name="P2"><text:tab/><text:tab/>_____________________ <text:s/>_____________________. </text:p>
      <text:p text:style-name="P2"/>
      <text:p text:style-name="P13"/>
      <text:p text:style-name="P13"/>
      <text:p text:style-name="P13"><text:soft-page-break/></text:p>
      <text:p text:style-name="P2"/>
      <text:p text:style-name="P2"/>
      <text:p text:style-name="P2"/>
      <text:p text:style-name="P2"/>
      <text:p text:style-name="P2">All the Gospels are bound up with the _____________________ of the Messiah.</text:p>
      <text:p text:style-name="P2"/>
      <text:p text:style-name="P2">We can see these in the Old Testament -</text:p>
      <text:p text:style-name="P2"/>
      <text:p text:style-name="P19"><text:span text:style-name="T1"><text:tab/></text:span><text:span text:style-name="T4">King</text:span><text:span text:style-name="T1"> - Psa. 72; <text:s/>Isa. 9:6,7, 32:1; <text:s/>Jer. 23:5; <text:s/>Zec. 9:9, 14:9 </text:span></text:p>
      <text:p text:style-name="P2"/>
      <text:p text:style-name="P19"><text:span text:style-name="T1"><text:tab/></text:span><text:span text:style-name="T4">Servant</text:span><text:span text:style-name="T1"> - (Of Jehovah) Isa. 42:1-7, 52:13-15</text:span></text:p>
      <text:p text:style-name="P2"/>
      <text:p text:style-name="P19"><text:span text:style-name="T1"><text:tab/></text:span><text:span text:style-name="T4">Man</text:span><text:span text:style-name="T1"> - (The Son of Man) <text:s/>Gen. 22:18; Isa. 7:14,15, 9:6</text:span></text:p>
      <text:p text:style-name="P2"/>
      <text:p text:style-name="P19"><text:span text:style-name="T1"><text:tab/></text:span><text:span text:style-name="T4">God</text:span><text:span text:style-name="T1"> - (The Son of God) <text:s/>Isa. 7:14,15, <text:s/>9:6, <text:s/>40:3-5, <text:s/>47:4</text:span></text:p>
      <text:p text:style-name="P2"/>
      <text:p text:style-name="P2"/>
      <text:p text:style-name="P9">Types of Men Now and Then</text:p>
      <text:p text:style-name="P2"/>
      <text:p text:style-name="P19"><text:span text:style-name="T1">1.<text:tab/></text:span><text:span text:style-name="T7">The Jew -</text:span><text:span text:style-name="T1">Had special training. <text:s/>Steeped in the OT scriptures and the <text:tab/><text:tab/><text:tab/></text:span></text:p>
      <text:p text:style-name="P2"><text:tab/>prophets. <text:s/>_____________________ writes especially for <text:tab/><text:tab/><text:tab/></text:p>
      <text:p text:style-name="P2"><text:tab/>them. <text:s/>If the Jew was to be impressed, it would have to be </text:p>
      <text:p text:style-name="P2"><text:tab/><text:tab/></text:p>
      <text:p text:style-name="P2"><text:tab/>by one of his own _____________________. <text:s/>His teacher </text:p>
      <text:p text:style-name="P2"/>
      <text:p text:style-name="P2"><text:tab/>must be a man versed in the OT and in the customs of the </text:p>
      <text:p text:style-name="P2"/>
      <text:p text:style-name="P2"><text:tab/>Jews. <text:s/>They must know that this Jesus came to </text:p>
      <text:p text:style-name="P2"/>
      <text:p text:style-name="P2"><text:tab/>_____________________ the prophecies of the OT. <text:s/>Over </text:p>
      <text:p text:style-name="P2"/>
      <text:p text:style-name="P2"><text:tab/>and over we read in Matthew - “That it might be fulfilled...as </text:p>
      <text:p text:style-name="P2"/>
      <text:p text:style-name="P2"><text:tab/>was spoken by Jeremiah the prophet.”</text:p>
      <text:p text:style-name="P2"><text:tab/>We see the same type of person today. <text:s/>They dwell in</text:p>
      <text:p text:style-name="P2"><text:tab/><text:tab/></text:p>
      <text:p text:style-name="P2"><text:tab/>prophecies fulfilled and unfulfilled. <text:s/>They seek to know what </text:p>
      <text:p text:style-name="P2"/>
      <text:p text:style-name="P2"><text:tab/>the prophets have _____________________, and how it </text:p>
      <text:p text:style-name="P2"/>
      <text:p text:style-name="P2"><text:tab/>came to _____________________.</text:p>
      <text:p text:style-name="P19"><text:soft-page-break/><text:span text:style-name="T1">2.<text:tab/></text:span><text:span text:style-name="T7">The Roman -</text:span><text:span text:style-name="T8"><text:tab/></text:span><text:span text:style-name="T1">The master of the world at this time. <text:s/>Mark writes for </text:span></text:p>
      <text:p text:style-name="P2"/>
      <text:p text:style-name="P2"><text:tab/><text:tab/><text:tab/>them. <text:s/>Romans knew nothing about ___________________ </text:p>
      <text:p text:style-name="P2"/>
      <text:p text:style-name="P2"/>
      <text:p text:style-name="P2"><text:tab/><text:tab/><text:tab/>scripture. <text:s/>They were not interested in _________________ </text:p>
      <text:p text:style-name="P2"/>
      <text:p text:style-name="P2"><text:tab/><text:tab/><text:tab/>being fulfilled. <text:s/>Vitally concerned over a remarkable </text:p>
      <text:p text:style-name="P2"/>
      <text:p text:style-name="P2"><text:tab/><text:tab/><text:tab/>_____________________ who had appeared in Palestine. <text:s/></text:p>
      <text:p text:style-name="P2"/>
      <text:p text:style-name="P2"><text:tab/><text:tab/><text:tab/>They wanted to know if he really possessed extraordinary </text:p>
      <text:p text:style-name="P2"/>
      <text:p text:style-name="P2"><text:tab/><text:tab/><text:tab/>_____________________. <text:s/>Likes the straightforward </text:p>
      <text:p text:style-name="P2"/>
      <text:p text:style-name="P2"><text:tab/><text:tab/><text:tab/>message of Mark. <text:s/></text:p>
      <text:p text:style-name="P2"/>
      <text:p text:style-name="P2"><text:tab/><text:tab/><text:tab/>1,375 times “_____________________” is used. <text:s/>Mark is </text:p>
      <text:p text:style-name="P2"/>
      <text:p text:style-name="P2"><text:tab/><text:tab/><text:tab/>filled with _____________________, not with </text:p>
      <text:p text:style-name="P2"/>
      <text:p text:style-name="P2"><text:tab/><text:tab/><text:tab/>_____________________. <text:s/>Clearly it is the Gospel of the </text:p>
      <text:p text:style-name="P2"/>
      <text:p text:style-name="P2"><text:tab/><text:tab/><text:tab/>Ministry of Christ. <text:s/></text:p>
      <text:p text:style-name="P2"/>
      <text:p text:style-name="P2"><text:tab/><text:tab/><text:tab/>The Romans in Jesus’ day were as average </text:p>
      <text:p text:style-name="P2"/>
      <text:p text:style-name="P2"><text:tab/><text:tab/><text:tab/>_____________________ men of today. <text:s/>He was not </text:p>
      <text:p text:style-name="P2"/>
      <text:p text:style-name="P2"><text:tab/><text:tab/><text:tab/>concerned at first about the genealogy of a </text:p>
      <text:p text:style-name="P2"/>
      <text:p text:style-name="P2"><text:tab/><text:tab/><text:tab/>_____________________, but with a God “who is able”, a </text:p>
      <text:p text:style-name="P2"/>
      <text:p text:style-name="P2"><text:tab/><text:tab/><text:tab/>God who can meet man’s _____________________ need. <text:s/></text:p>
      <text:p text:style-name="P2"/>
      <text:p text:style-name="P2"><text:tab/><text:tab/><text:tab/>Mark is the business man’s Gospe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text:span text:style-name="T1">3.<text:tab/></text:span><text:span text:style-name="T7">The Greek -</text:span><text:span text:style-name="T1"><text:tab/>Luke wrote to the _____________________. <text:s/>The </text:span></text:p>
      <text:p text:style-name="P2"/>
      <text:p text:style-name="P2"><text:tab/><text:tab/><text:tab/>Greeks _____________________. <text:s/>They were lovers of </text:p>
      <text:p text:style-name="P2"/>
      <text:p text:style-name="P2"><text:tab/><text:tab/><text:tab/>_____________________, _____________________, and </text:p>
      <text:p text:style-name="P2"/>
      <text:p text:style-name="P2"><text:tab/><text:tab/><text:tab/>_____________________. <text:s/>They lived in a world of </text:p>
      <text:p text:style-name="P2"/>
      <text:p text:style-name="P2"><text:tab/><text:tab/><text:tab/>_____________________ ideas. <text:s/>Their tastes were </text:p>
      <text:p text:style-name="P2"/>
      <text:p text:style-name="P2"><text:tab/><text:tab/><text:tab/>fastidious (hard to please; dainty in taste; easily disgusted). <text:s/></text:p>
      <text:p text:style-name="P2"/>
      <text:p text:style-name="P2"><text:tab/><text:tab/><text:tab/>Luke tells of the birth of _____________________ and His </text:p>
      <text:p text:style-name="P2"/>
      <text:p text:style-name="P2"><text:tab/><text:tab/><text:tab/>childhood. <text:s/>The Greek is the type of the _______________, </text:p>
      <text:p text:style-name="P2"/>
      <text:p text:style-name="P2"><text:tab/><text:tab/><text:tab/>and of the idealist today who is seeking after ____________ </text:p>
      <text:p text:style-name="P2"/>
      <text:p text:style-name="P2"><text:tab/><text:tab/><text:tab/>for he believes that is the goal of _____________________.</text:p>
      <text:p text:style-name="P2"/>
      <text:p text:style-name="P2"/>
      <text:p text:style-name="P2"/>
      <text:p text:style-name="P19"><text:span text:style-name="T1">4.<text:tab/></text:span><text:span text:style-name="T7">All Men -</text:span><text:span text:style-name="T1"> John is writing to all _____________________, that they </text:span></text:p>
      <text:p text:style-name="P2"/>
      <text:p text:style-name="P2"><text:tab/><text:tab/><text:tab/>might believe that Jesus is the _____________________. <text:s/></text:p>
      <text:p text:style-name="P2"/>
      <text:p text:style-name="P2"><text:tab/><text:tab/><text:tab/>Christ is portrayed as the Son of _____________________. <text:s/></text:p>
      <text:p text:style-name="P2"/>
      <text:p text:style-name="P2"><text:tab/><text:tab/><text:tab/>This Gospel is filled with extraordinary claims that attest His </text:p>
      <text:p text:style-name="P2"/>
      <text:p text:style-name="P2"><text:tab/><text:tab/><text:tab/>divine _____________________ and _________________. <text:s/></text:p>
      <text:p text:style-name="P2"/>
      <text:p text:style-name="P2"><text:tab/><text:tab/><text:tab/>The “all men” represent the _____________________ today </text:p>
      <text:p text:style-name="P2"/>
      <text:p text:style-name="P2"><text:tab/><text:tab/><text:tab/>that need Christ. <text:s/>His call goes out - “______________ will.”</text:p>
      <text:p text:style-name="P2"/>
      <text:p text:style-name="P14"/>
      <text:p text:style-name="P14"/>
      <text:p text:style-name="P14"/>
      <text:p text:style-name="P14"/>
      <text:p text:style-name="P14"><text:soft-page-break/>Keys - The Front Doors</text:p>
      <text:p text:style-name="P11"/>
      <text:p text:style-name="P19"><text:span text:style-name="T7">Matthew</text:span><text:span text:style-name="T1"><text:tab/>Right at the entrance - The book of the generation of Jesus Christ, <text:tab/><text:tab/></text:span></text:p>
      <text:p text:style-name="P2"><text:tab/><text:tab/>the Son of _____________________, the Son of _____________. <text:s/></text:p>
      <text:p text:style-name="P2"/>
      <text:p text:style-name="P2"><text:tab/><text:tab/>(Matt. 1:1) <text:s/>This shows His _____________________ position as </text:p>
      <text:p text:style-name="P2"/>
      <text:p text:style-name="P2"><text:tab/><text:tab/>Son of Abraham, and His royal position as Son of David. <text:s/></text:p>
      <text:p text:style-name="P2"/>
      <text:p text:style-name="P2"><text:tab/><text:tab/>(Psa. 132:11) <text:s/></text:p>
      <text:p text:style-name="P2"/>
      <text:p text:style-name="P2"><text:tab/><text:tab/>Matthew is presenting Christ as _____________________; He </text:p>
      <text:p text:style-name="P2"/>
      <text:p text:style-name="P2"><text:tab/><text:tab/>gives the _____________________ genealogy in the first 17 </text:p>
      <text:p text:style-name="P2"/>
      <text:p text:style-name="P2"><text:tab/><text:tab/>verses. <text:s/>A king is not _____________________ by popular ballot, </text:p>
      <text:p text:style-name="P2"/>
      <text:p text:style-name="P2"><text:tab/><text:tab/>but by_____________________.</text:p>
      <text:p text:style-name="P11"/>
      <text:p text:style-name="P19"><text:span text:style-name="T7">Mark<text:tab/> </text:span><text:span text:style-name="T1">No genealogy. <text:s/>Jesus is portrayed as _____________________. <text:s/></text:span></text:p>
      <text:p text:style-name="P2"/>
      <text:p text:style-name="P2"><text:tab/><text:tab/>No one is interest in the pedigree of a _____________________.</text:p>
      <text:p text:style-name="P11"/>
      <text:p text:style-name="P19"><text:span text:style-name="T7">Luke</text:span><text:span text:style-name="T1"><text:tab/>Genealogy begins in Luke 3:23. <text:s/>Matthew traces Christ’s line </text:span></text:p>
      <text:p text:style-name="P2"/>
      <text:p text:style-name="P2"><text:tab/><text:tab/>_____________________ to Abraham and David to show He was </text:p>
      <text:p text:style-name="P2"/>
      <text:p text:style-name="P2"><text:tab/><text:tab/>a _____________________ and of the royal line. <text:s/>Luke traces His </text:p>
      <text:p text:style-name="P2"/>
      <text:p text:style-name="P2"><text:tab/><text:tab/>line back to _____________________. <text:s/>Christ is presented at the </text:p>
      <text:p text:style-name="P2"/>
      <text:p text:style-name="P2"><text:tab/><text:tab/>_____________________ man. <text:s/>He was of the line of Adam. <text:s/></text:p>
      <text:p text:style-name="P2"/>
      <text:p text:style-name="P2"><text:tab/><text:tab/>Adam was created perfect</text:p>
      <text:p text:style-name="P11"/>
      <text:p text:style-name="P19"><text:span text:style-name="T7">John<text:tab/></text:span><text:span text:style-name="T1"><text:tab/>No earthly genealogy, but _____________________. <text:s/>“In the </text:span></text:p>
      <text:p text:style-name="P2"/>
      <text:p text:style-name="P2"><text:tab/><text:tab/>beginning was the Word, and the Word was with God, and the </text:p>
      <text:p text:style-name="P2"><text:tab/><text:tab/>Word was God.” (John 1:1,2) Christ is portrayed as the Son of </text:p>
      <text:p text:style-name="P2"/>
      <text:p text:style-name="P2"><text:tab/><text:tab/>_____________________ in John.</text:p>
      <text:p text:style-name="P13"><text:soft-page-break/>The four genealogies -</text:p>
      <text:p text:style-name="P2"/>
      <text:p text:style-name="P2"><text:tab/>Matthew 1:1-17<text:tab/>Mark<text:tab/><text:tab/>Luke 3:23-38<text:tab/><text:tab/>John 1:1,2</text:p>
      <text:p text:style-name="P2"/>
      <text:p text:style-name="P14">Back Door Keys</text:p>
      <text:p text:style-name="P2"/>
      <text:p text:style-name="P19"><text:span text:style-name="T7">Matthew</text:span><text:span text:style-name="T1"><text:tab/>King of Kings (28:18-20) <text:s/>The _____________________ </text:span></text:p>
      <text:p text:style-name="P2"/>
      <text:p text:style-name="P2"><text:tab/><text:tab/>commanding and commissioning His disciples. <text:s/>The Messiah is </text:p>
      <text:p text:style-name="P2"/>
      <text:p text:style-name="P2"><text:tab/><text:tab/>_____________________ on the earth. <text:s/>“All power is given unto </text:p>
      <text:p text:style-name="P2"/>
      <text:p text:style-name="P2"><text:tab/><text:tab/>me in heaven and in earth. <text:s/>Go ye therefore, and teach all </text:p>
      <text:p text:style-name="P2"/>
      <text:p text:style-name="P2"><text:tab/><text:tab/>nations...to observe all things whatsoever I have commanded you: <text:s/></text:p>
      <text:p text:style-name="P2"/>
      <text:p text:style-name="P2"><text:tab/><text:tab/>and, lo, I am with you alway, even unto the end of the world.” <text:s/></text:p>
      <text:p text:style-name="P2"/>
      <text:p text:style-name="P2"><text:tab/><text:tab/>(28:18-20)</text:p>
      <text:p text:style-name="P2"/>
      <text:p text:style-name="P19"><text:span text:style-name="T7">Mark</text:span><text:span text:style-name="T1"><text:tab/>Significant and appropriate. <text:s/>“And they went forth, and preached </text:span></text:p>
      <text:p text:style-name="P2"/>
      <text:p text:style-name="P2"><text:tab/><text:tab/>everywhere, the Lord working with them.” (16:20) <text:s/></text:p>
      <text:p text:style-name="P2"/>
      <text:p text:style-name="P2"><text:tab/><text:tab/>Jesus, the _____________________, is pictured as still laboring </text:p>
      <text:p text:style-name="P2"/>
      <text:p text:style-name="P19"><text:span text:style-name="T1"><text:tab/><text:tab/></text:span><text:span text:style-name="T3">with</text:span><text:span text:style-name="T1"> His disciples.</text:span></text:p>
      <text:p text:style-name="P19"><text:span text:style-name="T7">Luke</text:span><text:span text:style-name="T1"><text:tab/>Different - Jesus, the _____________________ man, is ascending </text:span></text:p>
      <text:p text:style-name="P2"/>
      <text:p text:style-name="P2"><text:tab/><text:tab/>to the Father. <text:s/>“He was parted from them, and carried up into </text:p>
      <text:p text:style-name="P2"/>
      <text:p text:style-name="P2"><text:tab/><text:tab/>heaven.” <text:s/>(24:51) <text:s/></text:p>
      <text:p text:style-name="P2"/>
      <text:p text:style-name="P2"><text:tab/><text:tab/>Carried - we will be carried by His _____________________ in </text:p>
      <text:p text:style-name="P2"/>
      <text:p text:style-name="P2"><text:tab/><text:tab/>_____________________. <text:s/>The _____________________ man is </text:p>
      <text:p text:style-name="P2"/>
      <text:p text:style-name="P2"><text:tab/><text:tab/>our _____________________, busy for the Lord, caught up to the </text:p>
      <text:p text:style-name="P2"/>
      <text:p text:style-name="P2"><text:tab/><text:tab/>Father.</text:p>
      <text:p text:style-name="P2"/>
      <text:p text:style-name="P19"><text:soft-page-break/><text:span text:style-name="T7">John</text:span><text:span text:style-name="T1"><text:tab/><text:tab/>Last verse - “And there are also many other things...” (21:25) <text:s/></text:span></text:p>
      <text:p text:style-name="P2"/>
      <text:p text:style-name="P2"><text:tab/><text:tab/>Truly, never a _____________________ spake like this man </text:p>
      <text:p text:style-name="P2"/>
      <text:p text:style-name="P2"><text:tab/><text:tab/>(7:46), for He is the very son of _____________________.” <text:s/></text:p>
      <text:p text:style-name="P2"/>
      <text:p text:style-name="P2"><text:tab/><text:tab/>Shows _____________________ nature, no beginning - </text:p>
      <text:p text:style-name="P2"/>
      <text:p text:style-name="P2"><text:tab/><text:tab/>no ending; <text:s/>He is the Son of _____________________.</text:p>
      <text:p text:style-name="P2"/>
      <text:p text:style-name="P2"/>
      <text:p text:style-name="P2"/>
      <text:p text:style-name="P2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37">Study Questions 1</text:p>
      <text:p text:style-name="P2"/>
      <text:p text:style-name="P15">Introduction</text:p>
      <text:p text:style-name="P2"/>
      <text:p text:style-name="P2"/>
      <text:p text:style-name="P2">1.<text:tab/>What word does “synoptic” come from and what does it mean?</text:p>
      <text:p text:style-name="P2"/>
      <text:p text:style-name="P2">2.<text:tab/>What three books make up the Synoptic Gospels?</text:p>
      <text:p text:style-name="P2"/>
      <text:p text:style-name="P2">3.<text:tab/>When we refer to the Gospel of Luke, <text:s/>what do we really mean?</text:p>
      <text:p text:style-name="P2"/>
      <text:p text:style-name="P2">4.<text:tab/>Give three reasons why John is not included in the Synoptic Gospels.</text:p>
      <text:p text:style-name="P2"><text:tab/>(Hint: <text:s/>3 differences)</text:p>
      <text:p text:style-name="P2"/>
      <text:p text:style-name="P2"/>
      <text:p text:style-name="P2"/>
      <text:p text:style-name="P2"/>
      <text:p text:style-name="P2"/>
      <text:p text:style-name="P2">5.<text:tab/>Who do we find in the Gospels according to John 1:45?</text:p>
      <text:p text:style-name="P2"/>
      <text:p text:style-name="P2">6.<text:tab/>What are four words that make it easy to remember God’s revelation?</text:p>
      <text:p text:style-name="P2"/>
      <text:p text:style-name="P2">7.<text:tab/>Give four reasons why there are four Gospels.</text:p>
      <text:p text:style-name="P2"/>
      <text:p text:style-name="P2"/>
      <text:p text:style-name="P2">8.<text:tab/>What are the four offices Christ is presented as and which book presents <text:tab/>which one?</text:p>
      <text:p text:style-name="P2"/>
      <text:p text:style-name="P2"/>
      <text:p text:style-name="P2">9.<text:tab/>Please complete these sentences...</text:p>
      <text:p text:style-name="P2"/>
      <text:p text:style-name="P2"><text:tab/>Matthew is concerned with the coming of a __________________ Savior.</text:p>
      <text:p text:style-name="P2"><text:tab/>Mark is concerned with the life of a _____________________ Savior.</text:p>
      <text:p text:style-name="P2"><text:tab/>Luke is concerned with the grace of a _____________________ Savior.</text:p>
      <text:p text:style-name="P2"><text:tab/>John is concerned with the possession of a __________________ Savior.</text:p>
      <text:p text:style-name="P2"/>
      <text:p text:style-name="P2">10.<text:tab/>Name the four types of men of Jesus’ day, and who they represent today.</text:p>
      <text:p text:style-name="P2"/>
      <text:p text:style-name="P2"/>
      <text:p text:style-name="P2"/>
      <text:p text:style-name="P2">11.<text:tab/>Of these four types of men of Jesus’ day, who is each author of the <text:tab/>Gospel’s writing to?</text:p>
      <text:p text:style-name="P2"/>
      <text:p text:style-name="P2"/>
      <text:p text:style-name="P2"><text:soft-page-break/></text:p>
      <text:p text:style-name="P2">12.<text:tab/>Why did Matthew begin his Gospel with the generation of Jesus Christ, <text:tab/>the son of David, the son of Abraham?</text:p>
      <text:p text:style-name="P2"/>
      <text:p text:style-name="P2">13.<text:tab/>Why was there no genealogy in Mark?</text:p>
      <text:p text:style-name="P2"/>
      <text:p text:style-name="P2">14.<text:tab/>What was significant about Luke’s genealogy of Jesus?</text:p>
      <text:p text:style-name="P2"/>
      <text:p text:style-name="P2">15.<text:tab/>What kind of genealogy did John give?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/>
      <text:p text:style-name="P36">Quiz 1</text:p>
      <text:p text:style-name="P16">Introduction</text:p>
      <text:p text:style-name="P2"/>
      <text:p text:style-name="P2">1.<text:tab/>What word does “synoptic” come from and what does it mean?</text:p>
      <text:p text:style-name="P2"/>
      <text:p text:style-name="P2">2.<text:tab/>What three books make up the Synoptic Gospels?</text:p>
      <text:p text:style-name="P2"/>
      <text:p text:style-name="P2">3.<text:tab/>Give two reasons why John is not included in the Synoptic Gospels.</text:p>
      <text:p text:style-name="P2"><text:tab/>(Hint: <text:s/>3 differences)</text:p>
      <text:p text:style-name="P2"/>
      <text:p text:style-name="P2"/>
      <text:p text:style-name="P2">4.<text:tab/>Give two reasons why there are four Gospels.</text:p>
      <text:p text:style-name="P2"/>
      <text:p text:style-name="P2"/>
      <text:p text:style-name="P2">5.<text:tab/>What are the four offices Christ is presented as and which book presents <text:tab/>which one?</text:p>
      <text:p text:style-name="P2"/>
      <text:p text:style-name="P2"/>
      <text:p text:style-name="P2"/>
      <text:p text:style-name="P2">6.<text:tab/>Of the four types of men of Jesus’ day, who is each author of the Gospels <text:tab/>writing to?</text:p>
      <text:p text:style-name="P2"/>
      <text:p text:style-name="P2"/>
      <text:p text:style-name="P2">7.<text:tab/>Why did Matthew begin his Gospel with the generation of Jesus Christ, <text:tab/>the son of David, the son of Abraham?</text:p>
      <text:p text:style-name="P2"/>
      <text:p text:style-name="P2">8.<text:tab/>Why was there no genealogy in Mark?</text:p>
      <text:p text:style-name="P2"/>
      <text:p text:style-name="P2">9.<text:tab/>What was significant about Luke’s genealogy of Jesus?</text:p>
      <text:p text:style-name="P2"/>
      <text:p text:style-name="P2">10.<text:tab/>What kind of genealogy did John give?</text:p>
      <text:p text:style-name="P2"/>
      <text:p text:style-name="P22">BONUS -</text:p>
      <text:p text:style-name="P2"><text:tab/>Please complete these sentences...</text:p>
      <text:p text:style-name="P2"><text:tab/>Matthew is concerned with the coming of a __________________ Savior.</text:p>
      <text:p text:style-name="P2"><text:tab/>Mark is concerned with the life of a _____________________ Savior.</text:p>
      <text:p text:style-name="P2"><text:tab/>Luke is concerned with the grace of a _____________________ Savior.</text:p>
      <text:p text:style-name="P2"><text:tab/>John is concerned with the possession of a __________________ Savior.</text:p>
      <text:p text:style-name="P8"/>
      <text:p text:style-name="P8"/>
      <text:p text:style-name="P8"><text:soft-page-break/>Matthew</text:p>
      <text:p text:style-name="P2"/>
      <text:p text:style-name="P2"/>
      <text:p text:style-name="P2">Matthew ___________ the Old and New Testament</text:p>
      <text:p text:style-name="P2"/>
      <text:p text:style-name="P2">Two great covenants - </text:p>
      <text:p text:style-name="P2"><text:tab/>1.<text:tab/>David - II Sam. 7:8-13,16</text:p>
      <text:p text:style-name="P2"><text:tab/>2.<text:tab/>Abraham - Gen. 22:8 <text:s/></text:p>
      <text:p text:style-name="P2"><text:tab/></text:p>
      <text:p text:style-name="P2"><text:tab/>David a ___________________</text:p>
      <text:p text:style-name="P2"><text:tab/>Abraham a ___________________</text:p>
      <text:p text:style-name="P2"><text:tab/></text:p>
      <text:p text:style-name="P2"><text:tab/>Matthew opens with the birth of a king, and closes with the offering of a <text:tab/>sacrifice.</text:p>
      <text:p text:style-name="P2"/>
      <text:p text:style-name="P2"><text:tab/>In this book we find:</text:p>
      <text:p text:style-name="P2"/>
      <text:p text:style-name="P2"><text:tab/><text:tab/>The King’s </text:p>
      <text:p text:style-name="P2"/>
      <text:p text:style-name="P2"><text:tab/><text:tab/><text:tab/>___________________</text:p>
      <text:p text:style-name="P2"/>
      <text:p text:style-name="P2"><text:tab/><text:tab/><text:tab/>___________________</text:p>
      <text:p text:style-name="P2"/>
      <text:p text:style-name="P2"><text:tab/><text:tab/><text:tab/>___________________</text:p>
      <text:p text:style-name="P2"/>
      <text:p text:style-name="P2"><text:tab/><text:tab/><text:tab/>___________________</text:p>
      <text:p text:style-name="P2"/>
      <text:p text:style-name="P2"><text:tab/><text:tab/><text:tab/>________________ <text:s text:c="3"/>_____ <text:s text:c="2"/>________________</text:p>
      <text:p text:style-name="P2"/>
      <text:p text:style-name="P2"><text:tab/><text:tab/><text:tab/>_______________ <text:s/>_____ <text:s/>___________ <text:s/>___________</text:p>
      <text:p text:style-name="P2"/>
      <text:p text:style-name="P2"><text:tab/><text:tab/><text:tab/><text:tab/>_______ <text:s text:c="2"/>______________ <text:s/>_______ <text:s/>_________</text:p>
      <text:p text:style-name="P2"><text:tab/>Matthew was wise in not alienating the ______. <text:s/>He showed them that this “One” fulfilled every prophecy spoken concerning their Messiah. <text:s/>_________________quotes from <text:s/>the Old Testament. <text:s text:c="2"/>Many times talks about “____________________________________________________________________________________________________.” <text:s/>________ times uses the word “fulfilled”.</text:p>
      <text:p text:style-name="P2"/>
      <text:p text:style-name="P2"><text:tab/>A Jew tends to feel that he must give up his tradition and orthodox and accept another creed. <text:s/>Matthew in this book and Paul in ________________, show the Jewish Christians that they were not giving up their old faith, but rather were only giving up __________ and <text:s/>______________ for the _______ <text:s text:c="3"/>___________________.</text:p>
      <text:p text:style-name="P2"><text:soft-page-break/><text:tab/></text:p>
      <text:p text:style-name="P2"/>
      <text:p text:style-name="P2"><text:tab/>Matthew is the book of ________________________.</text:p>
      <text:p text:style-name="P2"><text:tab/></text:p>
      <text:p text:style-name="P2"/>
      <text:p text:style-name="P2"><text:tab/>Matthew used his knowledge of Jewish ____________ and __________.</text:p>
      <text:p text:style-name="P2">He speaks of farming, fishing, and the housekeeping of his people to touch their hearts.</text:p>
      <text:p text:style-name="P2"/>
      <text:p text:style-name="P2"><text:tab/>Matthew presents our Lord in a distinctly _____________ relationship.</text:p>
      <text:p text:style-name="P2"/>
      <text:p text:style-name="P2"><text:tab/>Only in Matthew do we find a record of the Messiah saying -</text:p>
      <text:p text:style-name="P2"><text:tab/><text:tab/>“______________________________________________</text:p>
      <text:p text:style-name="P2"/>
      <text:p text:style-name="P2"><text:tab/><text:tab/>_____________________________.” <text:s/>Matt. 15:24</text:p>
      <text:p text:style-name="P2"/>
      <text:p text:style-name="P2"><text:tab/>What did his own people do with Him? <text:s/>John 1:11</text:p>
      <text:p text:style-name="P2"/>
      <text:p text:style-name="P2"/>
      <text:p text:style-name="P15">I.<text:tab/>The Author</text:p>
      <text:p text:style-name="P2"/>
      <text:p text:style-name="P2"><text:tab/>A.<text:tab/>Matthew</text:p>
      <text:p text:style-name="P2"/>
      <text:p text:style-name="P2"><text:tab/><text:tab/>1.<text:tab/>Gift of _________</text:p>
      <text:p text:style-name="P2"/>
      <text:p text:style-name="P2"><text:tab/><text:tab/>2.<text:tab/>________ collector</text:p>
      <text:p text:style-name="P2"/>
      <text:p text:style-name="P2"><text:tab/><text:tab/>3.<text:tab/>Other name - ___________</text:p>
      <text:p text:style-name="P2"/>
      <text:p text:style-name="P2"><text:tab/><text:tab/>4.<text:tab/>Calls himself a ________________________</text:p>
      <text:p text:style-name="P2"/>
      <text:p text:style-name="P2"><text:tab/><text:tab/><text:tab/>This was a reproach - as a politician today.</text:p>
      <text:p text:style-name="P2"/>
      <text:p text:style-name="P2"><text:tab/><text:tab/>5.<text:tab/>Other evangelists tell about the great feast he gave</text:p>
      <text:p text:style-name="P2"><text:tab/><text:tab/><text:tab/>Jesus. <text:s/>They also record the significant fact that he</text:p>
      <text:p text:style-name="P2"><text:tab/><text:tab/><text:tab/>_________ <text:s text:c="3"/>__________ <text:s/>and _____________</text:p>
      <text:p text:style-name="P2"><text:tab/><text:tab/><text:tab/>_______. <text:s/>No doubt he was a man of means.</text:p>
      <text:p text:style-name="P2"/>
      <text:p text:style-name="P15"/>
      <text:p text:style-name="P15"/>
      <text:p text:style-name="P15"/>
      <text:p text:style-name="P38">II.<text:tab/>The Position of The Book</text:p>
      <text:p text:style-name="P2"/>
      <text:p text:style-name="P2"><text:tab/>A.<text:tab/>Breaks the ______ ______of silence between Malachi’s prophecy</text:p>
      <text:p text:style-name="P2"><text:tab/><text:tab/>and the announcement of the birth of Jesus.</text:p>
      <text:p text:style-name="P2"/>
      <text:p text:style-name="P2"><text:tab/><text:tab/>1.<text:tab/>Israel was under the domination of the _______ __ ______.</text:p>
      <text:p text:style-name="P2"><text:tab/><text:tab/></text:p>
      <text:p text:style-name="P2"><text:tab/><text:tab/>2.<text:tab/>No man of the house of ______________ had been</text:p>
      <text:p text:style-name="P2"><text:tab/><text:tab/><text:tab/>allowed to sit upon the throne for over ________ years.</text:p>
      <text:p text:style-name="P2"/>
      <text:p text:style-name="P2"><text:tab/>B.<text:tab/>Matthew follows after the ______ Testament and is the beginning</text:p>
      <text:p text:style-name="P2"><text:tab/><text:tab/>of the ______ Testament.</text:p>
      <text:p text:style-name="P2"/>
      <text:p text:style-name="P2"><text:tab/><text:tab/>1.<text:tab/>It is the ________________ link.</text:p>
      <text:p text:style-name="P2"/>
      <text:p text:style-name="P2"><text:tab/><text:tab/>2.<text:tab/>It is written for the _________.</text:p>
      <text:p text:style-name="P2"/>
      <text:p text:style-name="P42"><text:tab/><text:tab/>3.<text:tab/>The Old Testament closed with the chosen nation <text:tab/><text:tab/><text:tab/><text:tab/>______________ <text:s/>for their long-promised king (their Messiah).</text:p>
      <text:p text:style-name="P2"/>
      <text:p text:style-name="P2"><text:tab/><text:tab/>4.<text:tab/>The New Testament begins with the __________________ <text:tab/><text:tab/><text:tab/><text:tab/>of this king.</text:p>
      <text:p text:style-name="P2"/>
      <text:p text:style-name="P2"><text:tab/>C.<text:tab/>Numerically </text:p>
      <text:p text:style-name="P2"/>
      <text:p text:style-name="P2"><text:tab/><text:tab/>1.<text:tab/> Matthew is ___________</text:p>
      <text:p text:style-name="P2"/>
      <text:p text:style-name="P2"><text:tab/><text:tab/>2.<text:tab/>39 books in the OT then Matthew</text:p>
      <text:p text:style-name="P2"/>
      <text:p text:style-name="P2"><text:tab/><text:tab/>3.<text:tab/>______ = testing or probation</text:p>
      <text:p text:style-name="P2"/>
      <text:p text:style-name="P2"><text:tab/><text:tab/>4.<text:tab/>Jesus fasted ________ days and then was tempted of</text:p>
      <text:p text:style-name="P2"><text:tab/><text:tab/><text:tab/>the devil</text:p>
      <text:p text:style-name="P2"/>
      <text:p text:style-name="P2"><text:tab/><text:tab/>5.<text:tab/>Israel was in the wilderness ________ years</text:p>
      <text:p text:style-name="P2"/>
      <text:p text:style-name="P2"><text:tab/><text:tab/>6.<text:tab/> Moses in a palace for _____ years and then on the</text:p>
      <text:p text:style-name="P2"><text:tab/><text:tab/><text:tab/>backside of the desert _____ years</text:p>
      <text:p text:style-name="P2"><text:tab/><text:tab/></text:p>
      <text:p text:style-name="P27">7.<text:tab/>In this ______ book, Israel is in the place of probation</text:p>
      <text:p text:style-name="P2"><text:tab/><text:tab/><text:tab/>and testing.</text:p>
      <text:p text:style-name="P2"><text:tab/><text:tab/></text:p>
      <text:p text:style-name="P2"><text:tab/><text:tab/><text:tab/>a.<text:tab/>To the Jews a _________________ block</text:p>
      <text:p text:style-name="P2"><text:tab/><text:tab/><text:tab/><text:tab/>I Cor. 1:23</text:p>
      <text:p text:style-name="P2"><text:soft-page-break/></text:p>
      <text:p text:style-name="P2"><text:tab/><text:tab/><text:tab/>b.<text:tab/>Christ is presented as __________ to the Jews</text:p>
      <text:p text:style-name="P2"><text:tab/><text:tab/><text:tab/><text:tab/>and they reject Him not only as their Messiah,</text:p>
      <text:p text:style-name="P2"><text:tab/><text:tab/><text:tab/><text:tab/>but as their Savior. <text:s/>Matt. 16:21</text:p>
      <text:p text:style-name="P2"/>
      <text:p text:style-name="P15"/>
      <text:p text:style-name="P15">III.<text:tab/>The Coming of The King</text:p>
      <text:p text:style-name="P15"/>
      <text:p text:style-name="P2"><text:tab/>A.<text:tab/>Matthew is the gospel of the ___________________</text:p>
      <text:p text:style-name="P2"/>
      <text:p text:style-name="P2"><text:tab/><text:tab/>1.<text:tab/>God’s _____________ One</text:p>
      <text:p text:style-name="P2"/>
      <text:p text:style-name="P2"><text:tab/><text:tab/>2.<text:tab/>The ___________________</text:p>
      <text:p text:style-name="P2"/>
      <text:p text:style-name="P2"><text:tab/><text:tab/>3.<text:tab/>The one of whom __________ and the ____________</text:p>
      <text:p text:style-name="P2"><text:tab/><text:tab/><text:tab/>wrote</text:p>
      <text:p text:style-name="P2"><text:tab/><text:tab/><text:tab/></text:p>
      <text:p text:style-name="P2"><text:tab/><text:tab/><text:tab/>a.<text:tab/>His goings forth have been...from everlasting</text:p>
      <text:p text:style-name="P2"><text:tab/><text:tab/><text:tab/><text:tab/>Micah 5:2</text:p>
      <text:p text:style-name="P2"/>
      <text:p text:style-name="P2"><text:tab/><text:tab/>4.<text:tab/>The __________ that was to be born</text:p>
      <text:p text:style-name="P2"/>
      <text:p text:style-name="P2"><text:tab/><text:tab/>5.<text:tab/>The son given of whom ___________ speaks</text:p>
      <text:p text:style-name="P2"><text:tab/><text:tab/></text:p>
      <text:p text:style-name="P2"><text:tab/><text:tab/><text:tab/>a.<text:tab/>Isa. 9:6</text:p>
      <text:p text:style-name="P2"/>
      <text:p text:style-name="P2"><text:tab/>B.<text:tab/>All __________ and __________________ of time tell of</text:p>
      <text:p text:style-name="P2"><text:tab/><text:tab/></text:p>
      <text:p text:style-name="P2"><text:tab/><text:tab/>Christ’s birthplace and “birthday”.</text:p>
      <text:p text:style-name="P2"><text:tab/></text:p>
      <text:p text:style-name="P2"><text:tab/><text:tab/>1.<text:tab/>Jesus was born in ___________________ of Judea</text:p>
      <text:p text:style-name="P2"/>
      <text:p text:style-name="P2"><text:tab/><text:tab/><text:tab/>a.<text:tab/>Micah 5:2</text:p>
      <text:p text:style-name="P2"/>
      <text:p text:style-name="P2"><text:tab/><text:tab/><text:tab/>b. <text:tab/>Matt. 2:1</text:p>
      <text:p text:style-name="P2"/>
      <text:p text:style-name="P26">C.<text:tab/>In the days of Herod the King</text:p>
      <text:p text:style-name="P2"/>
      <text:p text:style-name="P2"><text:tab/><text:tab/>1. <text:tab/>FACT -</text:p>
      <text:p text:style-name="P2"><text:tab/><text:tab/><text:tab/>a.<text:tab/>Not out of imagination</text:p>
      <text:p text:style-name="P2"><text:tab/><text:tab/><text:tab/>b. <text:tab/>Given names and places</text:p>
      <text:p text:style-name="P2"><text:tab/><text:tab/><text:tab/>c.<text:tab/>Christianity is a historical religion</text:p>
      <text:p text:style-name="P2"/>
      <text:p text:style-name="P2"><text:tab/></text:p>
      <text:p text:style-name="P39"><text:tab/>D.<text:tab/>The Gospel does not begin with</text:p>
      <text:p text:style-name="P2"/>
      <text:p text:style-name="P2"><text:tab/><text:tab/>“__________ <text:s/>__________ _____ _________”</text:p>
      <text:p text:style-name="P2"/>
      <text:p text:style-name="P2"><text:tab/><text:tab/>It begins with</text:p>
      <text:p text:style-name="P2"/>
      <text:p text:style-name="P2"><text:tab/><text:tab/>“____________________ of ____________”</text:p>
      <text:p text:style-name="P2"/>
      <text:p text:style-name="P2"><text:tab/><text:tab/>1.<text:tab/>The time is __________________</text:p>
      <text:p text:style-name="P2"/>
      <text:p text:style-name="P2"><text:tab/><text:tab/><text:tab/>a.<text:tab/>History knows Herod</text:p>
      <text:p text:style-name="P2"/>
      <text:p text:style-name="P2"><text:tab/><text:tab/><text:tab/><text:tab/>Salvation:</text:p>
      <text:p text:style-name="P2"/>
      <text:p text:style-name="P2"><text:tab/><text:tab/><text:tab/><text:tab/>________ - “Ye must be born again.” <text:s/>John 3:7</text:p>
      <text:p text:style-name="P2"/>
      <text:p text:style-name="P2"><text:tab/><text:tab/><text:tab/><text:tab/>Holiness:</text:p>
      <text:p text:style-name="P2"/>
      <text:p text:style-name="P28">________ - “Without holiness, no man shall see the </text:p>
      <text:p text:style-name="P28"/>
      <text:p text:style-name="P28">Lord.” <text:s/>Heb. 12:14</text:p>
      <text:p text:style-name="P2"/>
      <text:p text:style-name="P2"><text:tab/><text:tab/><text:tab/><text:tab/>Perfection:</text:p>
      <text:p text:style-name="P2"><text:tab/><text:tab/><text:tab/></text:p>
      <text:p text:style-name="P2"><text:tab/><text:tab/><text:tab/><text:tab/>________ - “Be ye therefore perfect.” <text:s/>Matt. 5:48</text:p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><text:tab/><text:tab/><text:tab/>2.<text:tab/>Matthew sets this record in the solid foundation of</text:p>
      <text:p text:style-name="P2"><text:tab/><text:tab/><text:tab/><text:tab/></text:p>
      <text:p text:style-name="P2"><text:tab/><text:tab/><text:tab/><text:tab/>_____________. <text:s/>We are not building our faith on</text:p>
      <text:p text:style-name="P2"><text:tab/><text:tab/><text:tab/><text:tab/></text:p>
      <text:p text:style-name="P2"><text:tab/><text:tab/><text:tab/><text:tab/>a myth. <text:s/>This was not done in a corner, but in the</text:p>
      <text:p text:style-name="P2"><text:tab/><text:tab/><text:tab/><text:tab/></text:p>
      <text:p text:style-name="P2"><text:tab/><text:tab/><text:tab/><text:tab/>broad day, and it is not afraid of the geographers</text:p>
      <text:p text:style-name="P2"><text:tab/><text:tab/><text:tab/><text:tab/></text:p>
      <text:p text:style-name="P2"><text:tab/><text:tab/><text:tab/><text:tab/>_________ or the historian’s _________.</text:p>
      <text:p text:style-name="P2"/>
      <text:p text:style-name="P2"/>
      <text:p text:style-name="P2"><text:soft-page-break/><text:tab/><text:tab/><text:tab/>The story of the birth of Jesus -</text:p>
      <text:p text:style-name="P2"/>
      <text:p text:style-name="P2"><text:tab/><text:tab/><text:tab/>In __________ -</text:p>
      <text:p text:style-name="P2"/>
      <text:p text:style-name="P2"><text:tab/><text:tab/><text:tab/><text:tab/>____________ life began in a stable</text:p>
      <text:p text:style-name="P2"/>
      <text:p text:style-name="P2"><text:tab/><text:tab/><text:tab/><text:tab/>His _____________ was a manger</text:p>
      <text:p text:style-name="P2"/>
      <text:p text:style-name="P2"><text:tab/><text:tab/><text:tab/><text:tab/>His _____________ and associates were humble</text:p>
      <text:p text:style-name="P2"/>
      <text:p text:style-name="P2"><text:tab/><text:tab/><text:tab/><text:tab/><text:tab/>people</text:p>
      <text:p text:style-name="P2"/>
      <text:p text:style-name="P2"><text:tab/><text:tab/><text:tab/><text:tab/>He came as a ______________________</text:p>
      <text:p text:style-name="P2"/>
      <text:p text:style-name="P2"><text:tab/><text:tab/><text:tab/><text:tab/>** How human our Lord was</text:p>
      <text:p text:style-name="P2"/>
      <text:p text:style-name="P2"><text:tab/><text:tab/><text:tab/><text:tab/>In ___________-</text:p>
      <text:p text:style-name="P2"/>
      <text:p text:style-name="P2"><text:tab/><text:tab/><text:tab/><text:tab/>Heralded by an _________________</text:p>
      <text:p text:style-name="P2"/>
      <text:p text:style-name="P2"><text:tab/><text:tab/><text:tab/><text:tab/>Welcomed by an ___________ ____________</text:p>
      <text:p text:style-name="P2"/>
      <text:p text:style-name="P2"><text:tab/><text:tab/><text:tab/><text:tab/>Worshipped by earth’s _________ _______________</text:p>
      <text:p text:style-name="P2"/>
      <text:p text:style-name="P2"><text:tab/><text:tab/><text:tab/><text:tab/>** How divine was our Lord</text:p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“Begats” and “Sons of “ are for a purpose -</text:p>
      <text:p text:style-name="P2"/>
      <text:p text:style-name="P2"><text:tab/><text:tab/><text:tab/>Matthew to Abraham and David as Jew</text:p>
      <text:p text:style-name="P2"/>
      <text:p text:style-name="P2"><text:tab/><text:tab/><text:tab/><text:tab/>Royal decent - the King - the Messiah</text:p>
      <text:p text:style-name="P2"/>
      <text:p text:style-name="P2"><text:tab/><text:tab/><text:tab/><text:tab/>The Promised Ruler of Israel</text:p>
      <text:p text:style-name="P2"/>
      <text:p text:style-name="P2"><text:tab/><text:tab/><text:tab/>Luke to Adam as Man</text:p>
      <text:p text:style-name="P2"/>
      <text:p text:style-name="P2"><text:soft-page-break/><text:tab/><text:tab/><text:tab/><text:tab/>Race of human lineage, the ideal man,<text:tab/><text:tab/><text:tab/><text:tab/><text:tab/><text:tab/><text:tab/> born of woman</text:p>
      <text:p text:style-name="P2"><text:tab/><text:tab/><text:tab/></text:p>
      <text:p text:style-name="P2"><text:tab/><text:tab/><text:tab/><text:tab/>Luke contains the most about Mary</text:p>
      <text:p text:style-name="P2"/>
      <text:p text:style-name="P2"><text:tab/><text:tab/>**He descended from a royal family, As king he claims <text:tab/><text:tab/><text:tab/></text:p>
      <text:p text:style-name="P2"><text:tab/><text:tab/>___________ <text:s text:c="2"/>in our lives. <text:s/>As a man, he knows our <text:tab/><text:tab/><text:tab/><text:tab/></text:p>
      <text:p text:style-name="P2"><text:tab/><text:tab/>______________ and is aquatinted with our _____________.</text:p>
      <text:p text:style-name="P15"/>
      <text:p text:style-name="P15">IV.<text:tab/>The Kingly Line</text:p>
      <text:p text:style-name="P2"/>
      <text:p text:style-name="P2"><text:tab/>A.<text:tab/>Twelve ways He is like a King in Matthew</text:p>
      <text:p text:style-name="P2"/>
      <text:p text:style-name="P2"><text:tab/><text:tab/>1.<text:tab/>A ____________ name -</text:p>
      <text:p text:style-name="P2"/>
      <text:p text:style-name="P2"><text:tab/><text:tab/><text:tab/>“They shall call His name Emmanuel” 1:23</text:p>
      <text:p text:style-name="P2"/>
      <text:p text:style-name="P2"><text:tab/><text:tab/>2.<text:tab/>A ____________ position -</text:p>
      <text:p text:style-name="P2"/>
      <text:p text:style-name="P2"><text:tab/><text:tab/><text:tab/>“Out of thee shall come a Governor, that shall rule my</text:p>
      <text:p text:style-name="P2"><text:tab/><text:tab/><text:tab/>people Israel.” <text:s/>2:6</text:p>
      <text:p text:style-name="P2"/>
      <text:p text:style-name="P2"><text:tab/><text:tab/>3.<text:tab/>A ____________ announcement -</text:p>
      <text:p text:style-name="P2"/>
      <text:p text:style-name="P2"><text:tab/><text:tab/><text:tab/>“Prepare ye the way of the Lord, make His paths</text:p>
      <text:p text:style-name="P2"><text:tab/><text:tab/><text:tab/>straight.” <text:s/>3:3</text:p>
      <text:p text:style-name="P2"/>
      <text:p text:style-name="P2"><text:tab/><text:tab/>4.<text:tab/>A _____________ coronation -</text:p>
      <text:p text:style-name="P2"><text:tab/><text:tab/><text:tab/>“This is my beloved Son, in whom I am well pleased.”</text:p>
      <text:p text:style-name="P2"><text:tab/><text:tab/><text:tab/>3:17</text:p>
      <text:p text:style-name="P2"/>
      <text:p text:style-name="P2"><text:tab/><text:tab/></text:p>
      <text:p text:style-name="P27">5.<text:tab/>A ______________ due respect -</text:p>
      <text:p text:style-name="P2"><text:tab/><text:tab/></text:p>
      <text:p text:style-name="P2"><text:tab/><text:tab/><text:tab/>“Thou shalt worship the Lord God, and Him only shalt</text:p>
      <text:p text:style-name="P2"><text:tab/><text:tab/><text:tab/>thou serve.” <text:s/>4:10</text:p>
      <text:p text:style-name="P2"/>
      <text:p text:style-name="P2"><text:tab/><text:tab/>6.<text:tab/>A _____________ proclamation -</text:p>
      <text:p text:style-name="P2"/>
      <text:p text:style-name="P2"><text:tab/><text:tab/><text:tab/>“And He opened His mouth and taught them” <text:s/>5:2</text:p>
      <text:p text:style-name="P2"/>
      <text:p text:style-name="P2"><text:tab/><text:tab/>7.<text:tab/>A _____________ loyalty -</text:p>
      <text:p text:style-name="P2"><text:soft-page-break/></text:p>
      <text:p text:style-name="P2"><text:tab/><text:tab/><text:tab/>“He that is not with me is against me, and he that </text:p>
      <text:p text:style-name="P2"><text:tab/><text:tab/><text:tab/>gathereth not with me, scattereth abroad.” <text:s/>12:30</text:p>
      <text:p text:style-name="P2"/>
      <text:p text:style-name="P2"><text:tab/><text:tab/>8.<text:tab/>A _____________ enemies -</text:p>
      <text:p text:style-name="P2"/>
      <text:p text:style-name="P2"><text:tab/><text:tab/><text:tab/>“From that time forth began Jesus to show unto His</text:p>
      <text:p text:style-name="P2"><text:tab/><text:tab/><text:tab/>disciples, how that He must go unto Jerusalem, and</text:p>
      <text:p text:style-name="P2"><text:tab/><text:tab/><text:tab/>suffer many things of the elders and chief priests and</text:p>
      <text:p text:style-name="P2"><text:tab/><text:tab/><text:tab/>scribes.” <text:s/>16:21</text:p>
      <text:p text:style-name="P2"/>
      <text:p text:style-name="P2"><text:tab/><text:tab/>9.<text:tab/>A _____________ love -</text:p>
      <text:p text:style-name="P2"><text:tab/></text:p>
      <text:p text:style-name="P2"><text:tab/><text:tab/><text:tab/>“The Son of man came not to be ministered unto, but to</text:p>
      <text:p text:style-name="P2"><text:tab/><text:tab/><text:tab/>minister, and to give His life a ransom for many. <text:s/>20:28</text:p>
      <text:p text:style-name="P2"/>
      <text:p text:style-name="P2"><text:tab/><text:tab/>10.<text:tab/>A _____________ glory -</text:p>
      <text:p text:style-name="P2"/>
      <text:p text:style-name="P2"><text:tab/><text:tab/><text:tab/>“When the Son of man shall come...then shall the King</text:p>
      <text:p text:style-name="P2"><text:tab/><text:tab/><text:tab/>say unto them...Come, ye blessed of My Father, inherit</text:p>
      <text:p text:style-name="P2"><text:tab/><text:tab/><text:tab/>the kingdom. “ 27:31,34</text:p>
      <text:p text:style-name="P2"/>
      <text:p text:style-name="P2"><text:tab/><text:tab/>11.<text:tab/>A ______________ sacrifice -</text:p>
      <text:p text:style-name="P2"/>
      <text:p text:style-name="P2"><text:tab/><text:tab/><text:tab/>“And they crucified Him...and set up over His head, this</text:p>
      <text:p text:style-name="P2"><text:tab/><text:tab/><text:tab/>accusation written, This is Jesus, King of the Jews.”</text:p>
      <text:p text:style-name="P2"><text:tab/><text:tab/><text:tab/>27:35,37</text:p>
      <text:p text:style-name="P2"/>
      <text:p text:style-name="P2"><text:tab/><text:tab/>12.<text:tab/>A ______________ victory -</text:p>
      <text:p text:style-name="P2"><text:tab/><text:tab/><text:tab/>“He is not here; for He is risen, as He said.” <text:s/>28:6</text:p>
      <text:p text:style-name="P2"/>
      <text:p text:style-name="P2"/>
      <text:p text:style-name="P15"/>
      <text:p text:style-name="P15"/>
      <text:p text:style-name="P15">V.<text:tab/>Wise Men Still Seek Him<text:tab/></text:p>
      <text:p text:style-name="P2"><text:tab/></text:p>
      <text:p text:style-name="P2"><text:tab/>A.<text:tab/>Only Matthew tells of the visit of the ________ <text:s text:c="3"/>________ from <text:tab/><text:tab/><text:tab/>the east.</text:p>
      <text:p text:style-name="P2"/>
      <text:p text:style-name="P2"><text:tab/><text:tab/>1.<text:tab/>They came inquiring “Where is he that is born King of the <text:tab/><text:tab/><text:tab/><text:tab/>________.”</text:p>
      <text:p text:style-name="P2"/>
      <text:p text:style-name="P2"><text:tab/><text:tab/>2.<text:tab/>Mark, Luke and John are silent about the wise men. <text:s/>They <text:tab/><text:tab/><text:tab/><text:tab/>are not recording the birth of a King.</text:p>
      <text:p text:style-name="P2"><text:soft-page-break/></text:p>
      <text:p text:style-name="P2"><text:tab/><text:tab/>3.<text:tab/>Matthew 2</text:p>
      <text:p text:style-name="P2"/>
      <text:p text:style-name="P2"><text:tab/><text:tab/><text:tab/>vs. 8 <text:tab/> <text:s/><text:tab/>Herod did not want to </text:p>
      <text:p text:style-name="P2"><text:tab/><text:tab/><text:tab/><text:tab/><text:tab/>__________________</text:p>
      <text:p text:style-name="P2"/>
      <text:p text:style-name="P2"><text:tab/><text:tab/><text:tab/>vs. 9<text:tab/><text:tab/>Looked ______ - not to maps or man</text:p>
      <text:p text:style-name="P2"><text:tab/><text:tab/><text:tab/><text:tab/><text:tab/>No man can come except the Spirit </text:p>
      <text:p text:style-name="P2"><text:tab/><text:tab/><text:tab/><text:tab/><text:tab/>draw him.</text:p>
      <text:p text:style-name="P2"/>
      <text:p text:style-name="P2"><text:tab/><text:tab/><text:tab/>vs. 11 <text:s/><text:tab/>They _________</text:p>
      <text:p text:style-name="P2"><text:tab/><text:tab/><text:tab/><text:tab/><text:tab/>They _____________ <text:s/>_________________</text:p>
      <text:p text:style-name="P2"><text:tab/><text:tab/><text:tab/> <text:tab/><text:tab/>They ___________________</text:p>
      <text:p text:style-name="P2"><text:tab/><text:tab/><text:tab/> <text:s/><text:tab/><text:tab/>They <text:s/>________ <text:s text:c="3"/>_____ <text:s text:c="2"/>______________</text:p>
      <text:p text:style-name="P2"/>
      <text:p text:style-name="P2"><text:tab/><text:tab/><text:tab/>vs. 12 <text:s text:c="3"/><text:tab/>The first time <text:s/>_________ is said.</text:p>
      <text:p text:style-name="P2"><text:tab/><text:tab/><text:tab/><text:tab/><text:tab/>Realized this was not just another man. <text:s/></text:p>
      <text:p text:style-name="P19"><text:span text:style-name="T1"><text:tab/><text:tab/><text:tab/><text:tab/><text:tab/>This was </text:span><text:span text:style-name="T2">God</text:span><text:span text:style-name="T1">, they met Jesus Christ.</text:span></text:p>
      <text:p text:style-name="P2"><text:tab/><text:tab/><text:tab/><text:tab/><text:tab/>Saw __________________</text:p>
      <text:p text:style-name="P2"><text:tab/><text:tab/><text:tab/><text:tab/><text:tab/>Not to serve ________ master, ruler, king</text:p>
      <text:p text:style-name="P2"><text:tab/><text:tab/><text:tab/><text:tab/><text:tab/>__________ became their _________</text:p>
      <text:p text:style-name="P2"><text:tab/><text:tab/><text:tab/><text:tab/></text:p>
      <text:p text:style-name="P2"/>
      <text:p text:style-name="P2"><text:tab/><text:tab/><text:tab/><text:tab/><text:tab/>*** They left _______________________</text:p>
      <text:p text:style-name="P2"><text:tab/><text:tab/><text:tab/><text:tab/><text:tab/><text:tab/>They went home saved</text:p>
      <text:p text:style-name="P2"><text:tab/><text:tab/><text:tab/><text:tab/><text:tab/><text:tab/>They left, departed ________________ <text:s text:c="2"/><text:tab/><text:tab/><text:tab/><text:tab/><text:tab/><text:tab/>________</text:p>
      <text:p text:style-name="P2"/>
      <text:p text:style-name="P15"/>
      <text:p text:style-name="P15"/>
      <text:p text:style-name="P15"/>
      <text:p text:style-name="P15"/>
      <text:p text:style-name="P15">VI.<text:tab/>Proclamation of the Kingdom</text:p>
      <text:p text:style-name="P15"/>
      <text:p text:style-name="P2"><text:tab/>A.<text:tab/>The King must be announced</text:p>
      <text:p text:style-name="P2"/>
      <text:p text:style-name="P2"><text:tab/><text:tab/>1.<text:tab/>John the Baptist</text:p>
      <text:p text:style-name="P2"/>
      <text:p text:style-name="P2"><text:tab/><text:tab/><text:tab/>a.<text:tab/>The _________ <text:s/></text:p>
      <text:p text:style-name="P2"><text:tab/><text:tab/><text:tab/><text:tab/>Isa. 40:3</text:p>
      <text:p text:style-name="P2"><text:tab/><text:tab/><text:tab/><text:tab/>Matt. 3:2,3</text:p>
      <text:p text:style-name="P2"/>
      <text:p text:style-name="P2"><text:tab/><text:tab/>2.<text:tab/>It was the duty of the herald to go before the king.</text:p>
      <text:p text:style-name="P2"><text:soft-page-break/><text:tab/><text:tab/><text:tab/>As a Roman officer before his ruler they commanded</text:p>
      <text:p text:style-name="P2"><text:tab/><text:tab/><text:tab/>that the roads be repaired over which his master</text:p>
      <text:p text:style-name="P2"><text:tab/><text:tab/><text:tab/>would travel.</text:p>
      <text:p text:style-name="P2"/>
      <text:p text:style-name="P2"><text:tab/>B.<text:tab/>We see the King stepping forth</text:p>
      <text:p text:style-name="P2"/>
      <text:p text:style-name="P2"><text:tab/><text:tab/>1.<text:tab/> From His private and personal life to ___________ </text:p>
      <text:p text:style-name="P2"><text:tab/><text:tab/><text:tab/>_______________</text:p>
      <text:p text:style-name="P2"/>
      <text:p text:style-name="P2"><text:tab/><text:tab/><text:tab/>a.<text:tab/>Matt. 4</text:p>
      <text:p text:style-name="P2"><text:tab/><text:tab/><text:tab/><text:tab/>4 = world</text:p>
      <text:p text:style-name="P2"><text:tab/><text:tab/></text:p>
      <text:p text:style-name="P2"><text:tab/><text:tab/>2.<text:tab/> Baptized</text:p>
      <text:p text:style-name="P2"/>
      <text:p text:style-name="P2"><text:tab/><text:tab/><text:tab/>a.<text:tab/>“This is my beloved Son in whom I as well pleased.”</text:p>
      <text:p text:style-name="P2"/>
      <text:p text:style-name="P2"><text:tab/><text:tab/>3.<text:tab/>Tried</text:p>
      <text:p text:style-name="P2"/>
      <text:p text:style-name="P2"><text:tab/><text:tab/><text:tab/>a.<text:tab/>Led ________ immediately into the wilderness</text:p>
      <text:p text:style-name="P2"/>
      <text:p text:style-name="P2"><text:tab/><text:tab/><text:tab/>b.<text:tab/>Went through trial as a King</text:p>
      <text:p text:style-name="P2"/>
      <text:p text:style-name="P2"><text:tab/><text:tab/><text:tab/>c.<text:tab/>We are children of the King</text:p>
      <text:p text:style-name="P2"/>
      <text:p text:style-name="P2"><text:tab/><text:tab/><text:tab/>d.<text:tab/>Satan offered a “short cut” to the end</text:p>
      <text:p text:style-name="P2"><text:tab/><text:tab/><text:tab/><text:tab/>Only be obeying God’s way will we really gain the</text:p>
      <text:p text:style-name="P2"><text:tab/><text:tab/><text:tab/><text:tab/>goal.</text:p>
      <text:p text:style-name="P2"><text:tab/><text:tab/><text:tab/><text:tab/>Eve - Satan offered her a short cut to “be like God”</text:p>
      <text:p text:style-name="P2"><text:tab/><text:tab/><text:tab/><text:tab/>She took it, <text:s/>where did it lead her?</text:p>
      <text:p text:style-name="P2"><text:tab/><text:tab/><text:tab/></text:p>
      <text:p text:style-name="P2"><text:tab/><text:tab/><text:tab/>e.<text:tab/>I Cor 10:13</text:p>
      <text:p text:style-name="P2"/>
      <text:p text:style-name="P15"/>
      <text:p text:style-name="P15">VII.<text:tab/>The Kingdom Laws</text:p>
      <text:p text:style-name="P2"/>
      <text:p text:style-name="P2"><text:tab/>A.<text:tab/>Every ________________ must have it’s _______ and</text:p>
      <text:p text:style-name="P2"><text:tab/><text:tab/>standards to control it’s subjects.</text:p>
      <text:p text:style-name="P2"/>
      <text:p text:style-name="P2"><text:tab/><text:tab/>1.<text:tab/>Jesus declared He came not to destroy the law but to</text:p>
      <text:p text:style-name="P2"><text:tab/><text:tab/><text:tab/>________________ it.</text:p>
      <text:p text:style-name="P2"/>
      <text:p text:style-name="P2"><text:tab/><text:tab/>2.<text:tab/>Reform that starts on the _________________ and works</text:p>
      <text:p text:style-name="P2"><text:tab/><text:tab/><text:tab/>in is beginning at the wrong end. <text:s/>Christ starts on the</text:p>
      <text:p text:style-name="P2"><text:tab/><text:tab/><text:tab/>_______________ and works out. <text:s/>The only way of getting</text:p>
      <text:p text:style-name="P2"><text:soft-page-break/><text:tab/><text:tab/><text:tab/>a good ___________ is getting a good __________.</text:p>
      <text:p text:style-name="P2"/>
      <text:p text:style-name="P2"><text:tab/>B.<text:tab/>Matthew 5,6,7</text:p>
      <text:p text:style-name="P2"/>
      <text:p text:style-name="P2"><text:tab/><text:tab/>1.<text:tab/> On the mountain top most people are concerned with</text:p>
      <text:p text:style-name="P2"><text:tab/><text:tab/><text:tab/>the blessings of God. <text:s/>Jesus was concerned with the</text:p>
      <text:p text:style-name="P2"><text:tab/><text:tab/><text:tab/>__________ that brought ___________ __________</text:p>
      <text:p text:style-name="P2"><text:tab/><text:tab/><text:tab/>which would then bring the ________________.</text:p>
      <text:p text:style-name="P2"/>
      <text:p text:style-name="P2"><text:tab/><text:tab/>2.<text:tab/>The root of this law is ____________________.</text:p>
      <text:p text:style-name="P2"/>
      <text:p text:style-name="P2"><text:tab/><text:tab/>3.<text:tab/> ______________ reigns instead of lawlessness.</text:p>
      <text:p text:style-name="P2"/>
      <text:p text:style-name="P2"><text:tab/><text:tab/>4.<text:tab/>We are shown that sin lies not in just committing the act</text:p>
      <text:p text:style-name="P2"><text:tab/><text:tab/><text:tab/>but in the _________________.</text:p>
      <text:p text:style-name="P2"><text:tab/><text:tab/><text:tab/>Matt. 5:21,22,27,28</text:p>
      <text:p text:style-name="P2"/>
      <text:p text:style-name="P2"><text:tab/><text:tab/>5.<text:tab/>Jesus defines the condition for</text:p>
      <text:p text:style-name="P2"/>
      <text:p text:style-name="P2"><text:tab/><text:tab/><text:tab/>a.<text:tab/>________________________</text:p>
      <text:p text:style-name="P2"/>
      <text:p text:style-name="P2"><text:tab/><text:tab/><text:tab/>b.<text:tab/>_______________</text:p>
      <text:p text:style-name="P2"/>
      <text:p text:style-name="P2"><text:tab/><text:tab/><text:tab/>c. <text:tab/>_______________________</text:p>
      <text:p text:style-name="P2"/>
      <text:p text:style-name="P2"><text:tab/><text:tab/><text:tab/>d.<text:tab/>__________________</text:p>
      <text:p text:style-name="P2"><text:tab/><text:tab/></text:p>
      <text:p text:style-name="P2"><text:tab/><text:tab/>6.<text:tab/>This is the “constitution” of the Kingdom.</text:p>
      <text:p text:style-name="P2"/>
      <text:p text:style-name="P2"><text:tab/><text:tab/>7.<text:tab/>_______________ the King says, </text:p>
      <text:p text:style-name="P2"><text:tab/><text:tab/><text:tab/>“________________________________”</text:p>
      <text:p text:style-name="P2"/>
      <text:p text:style-name="P2"/>
      <text:p text:style-name="P2"><text:tab/><text:tab/>8.<text:tab/>This law brings us</text:p>
      <text:p text:style-name="P2"/>
      <text:p text:style-name="P2"><text:tab/><text:tab/><text:tab/><text:tab/>_________ instead of __________________</text:p>
      <text:p text:style-name="P2"/>
      <text:p text:style-name="P2"><text:tab/><text:tab/><text:tab/><text:tab/>__________ instead of ________________</text:p>
      <text:p text:style-name="P2"><text:tab/></text:p>
      <text:p text:style-name="P2"><text:tab/><text:tab/><text:tab/><text:tab/>______________ instead of ____________</text:p>
      <text:p text:style-name="P2"/>
      <text:p text:style-name="P2"><text:tab/><text:tab/><text:tab/><text:tab/>_____________ instead of _____________</text:p>
      <text:p text:style-name="P2"/>
      <text:p text:style-name="P2"><text:tab/><text:tab/><text:tab/><text:tab/>______________ instead of _____________</text:p>
      <text:p text:style-name="P2"/>
      <text:p text:style-name="P2"><text:soft-page-break/><text:tab/><text:tab/><text:tab/><text:tab/>__________________ instead of __________</text:p>
      <text:p text:style-name="P2"/>
      <text:p text:style-name="P15">VIII.<text:tab/>The Kingdom</text:p>
      <text:p text:style-name="P2"/>
      <text:p text:style-name="P2"><text:tab/>A.<text:tab/>Nature - ______________</text:p>
      <text:p text:style-name="P2"/>
      <text:p text:style-name="P2"><text:tab/>B.<text:tab/>Limit - __________ in spirit, _________, meek, hunger (spiritually)</text:p>
      <text:p text:style-name="P2"><text:tab/><text:tab/>_________________, ________ in heart, _________________,</text:p>
      <text:p text:style-name="P2"><text:tab/><text:tab/>persecuted, salt, lights</text:p>
      <text:p text:style-name="P2"/>
      <text:p text:style-name="P2"><text:tab/>C.<text:tab/>Conditions - _________ ___________ 7:13</text:p>
      <text:p text:style-name="P2"/>
      <text:p text:style-name="P2"><text:tab/>D.<text:tab/>Privileges - <text:s/>______ <text:s/>7:7</text:p>
      <text:p text:style-name="P2"/>
      <text:p text:style-name="P2"><text:tab/>E.<text:tab/>Prayer - Communication and communion with the ______ vs. 6</text:p>
      <text:p text:style-name="P2"/>
      <text:p text:style-name="P2"><text:tab/>F.<text:tab/> Treasures</text:p>
      <text:p text:style-name="P2"/>
      <text:p text:style-name="P2"><text:tab/>G.<text:tab/>Loyalty</text:p>
      <text:p text:style-name="P2"/>
      <text:p text:style-name="P2"><text:tab/>H.<text:tab/>Provisions</text:p>
      <text:p text:style-name="P2"/>
      <text:p text:style-name="P2"><text:tab/>I.<text:tab/> Judgment</text:p>
      <text:p text:style-name="P2"/>
      <text:p text:style-name="P2"><text:tab/><text:tab/>7:21 <text:s/>- No ________________</text:p>
      <text:p text:style-name="P2"/>
      <text:p text:style-name="P2"><text:tab/>J.<text:tab/>Rewards - vs. 3-12 <text:s/>(Heavenly ___________, all parental rights</text:p>
      <text:p text:style-name="P2"><text:tab/><text:tab/><text:tab/><text:tab/><text:tab/>and responsibilities)</text:p>
      <text:p text:style-name="P2"/>
      <text:p text:style-name="P15"/>
      <text:p text:style-name="P15"/>
      <text:p text:style-name="P15"/>
      <text:p text:style-name="P15">IX.<text:tab/>The King’s Power <text:s/>Chapters 9,10</text:p>
      <text:p text:style-name="P2"/>
      <text:p text:style-name="P2"><text:tab/>A.<text:tab/>___________ the leper</text:p>
      <text:p text:style-name="P2"/>
      <text:p text:style-name="P2"><text:tab/>B.<text:tab/>Centurions servant _____________ <text:s text:c="8"/></text:p>
      <text:p text:style-name="P2"/>
      <text:p text:style-name="P2"><text:tab/>C.<text:tab/>__________ Mother-in-law</text:p>
      <text:p text:style-name="P2"/>
      <text:p text:style-name="P2"><text:tab/>D.<text:tab/>Cast out spirits with His _______and healed all that were _______.</text:p>
      <text:p text:style-name="P2"/>
      <text:p text:style-name="P2"><text:tab/>E.<text:tab/>Part of the _________ to pay</text:p>
      <text:p text:style-name="P2"><text:soft-page-break/></text:p>
      <text:p text:style-name="P2"><text:tab/>F.<text:tab/>_______________ Jesus into a storm</text:p>
      <text:p text:style-name="P2"/>
      <text:p text:style-name="P2"><text:tab/>G.<text:tab/>___________ than evil power</text:p>
      <text:p text:style-name="P2"/>
      <text:p text:style-name="P2"><text:tab/>H.<text:tab/>Went into His own city and __________ man sick of the palsy</text:p>
      <text:p text:style-name="P2"/>
      <text:p text:style-name="P2"><text:tab/>I.<text:tab/>__________ Matthew</text:p>
      <text:p text:style-name="P2"/>
      <text:p text:style-name="P2"><text:tab/>J.<text:tab/>_________ to the sick and sinners</text:p>
      <text:p text:style-name="P2"/>
      <text:p text:style-name="P2"><text:tab/>K.<text:tab/>___________ woman with issue of blood</text:p>
      <text:p text:style-name="P2"/>
      <text:p text:style-name="P2"><text:tab/>L.<text:tab/>Brought the rulers daughter back from the dead</text:p>
      <text:p text:style-name="P2"/>
      <text:p text:style-name="P2"><text:tab/>M.<text:tab/>Brought _________ to two blind men</text:p>
      <text:p text:style-name="P2"/>
      <text:p text:style-name="P2"><text:tab/>N.<text:tab/>________ _______ a devil from a dumb man and he spake</text:p>
      <text:p text:style-name="P2"/>
      <text:p text:style-name="P2"><text:tab/>Ended all of these by a _____________ <text:s/>vs. 36 - 38</text:p>
      <text:p text:style-name="P2"/>
      <text:p text:style-name="P2"><text:tab/>His __________ is worked through open ____________.</text:p>
      <text:p text:style-name="P2"><text:tab/></text:p>
      <text:p text:style-name="P2"><text:tab/>Those ______________ to Him.</text:p>
      <text:p text:style-name="P2"/>
      <text:p text:style-name="P2"><text:tab/>He wants us to be laborers.</text:p>
      <text:p text:style-name="P2"/>
      <text:p text:style-name="P2"><text:tab/>He is looking for those who will move in the ____________.</text:p>
      <text:p text:style-name="P2"/>
      <text:p text:style-name="P15"/>
      <text:p text:style-name="P15"/>
      <text:p text:style-name="P15">X.<text:tab/>The King’s Cabinet - Chapter 10</text:p>
      <text:p text:style-name="P15"/>
      <text:p text:style-name="P2"><text:tab/>A.<text:tab/>Matt. 10:1 He gave them power.</text:p>
      <text:p text:style-name="P2"/>
      <text:p text:style-name="P2"><text:tab/>B.<text:tab/>He was organizing His ________________.</text:p>
      <text:p text:style-name="P2"><text:tab/><text:tab/></text:p>
      <text:p text:style-name="P2"><text:tab/>C.<text:tab/>A King must have ____________.</text:p>
      <text:p text:style-name="P2"><text:tab/><text:tab/></text:p>
      <text:p text:style-name="P2"><text:tab/><text:tab/>1.<text:tab/>He wants to reflect His light through human ___________</text:p>
      <text:p text:style-name="P2"><text:tab/><text:tab/><text:tab/>and _______________.</text:p>
      <text:p text:style-name="P2"/>
      <text:p text:style-name="P2"><text:tab/><text:tab/><text:tab/>a.<text:tab/>“Ye are the __________ of the world”</text:p>
      <text:p text:style-name="P2"><text:soft-page-break/><text:tab/><text:tab/><text:tab/><text:tab/>He is the _____________ of that light.</text:p>
      <text:p text:style-name="P2"/>
      <text:p text:style-name="P2"><text:tab/><text:tab/>2.<text:tab/>Jesus still has a great _____________ for the world.</text:p>
      <text:p text:style-name="P2"><text:tab/></text:p>
      <text:p text:style-name="P2"><text:tab/><text:tab/><text:tab/>a.<text:tab/> He still needs _________ to carry it.</text:p>
      <text:p text:style-name="P2"/>
      <text:p text:style-name="P2"><text:tab/><text:tab/>3.<text:tab/>Spiritual ideas cannot walk alone throughout the world</text:p>
      <text:p text:style-name="P2"><text:tab/><text:tab/><text:tab/>and be of any _____________. <text:s/>They must be clothed</text:p>
      <text:p text:style-name="P2"><text:tab/><text:tab/><text:tab/>with ________ who will serve as _________ and _______,</text:p>
      <text:p text:style-name="P2"><text:tab/><text:tab/><text:tab/>__________ and __________ to carry them.</text:p>
      <text:p text:style-name="P2"/>
      <text:p text:style-name="P2"><text:tab/><text:tab/><text:tab/>Romans 10:14,15</text:p>
      <text:p text:style-name="P2"/>
      <text:p text:style-name="P2"><text:tab/>B.<text:tab/>Where did Jesus find <text:s/>the first members of His cabinet?</text:p>
      <text:p text:style-name="P2"/>
      <text:p text:style-name="P2"><text:tab/><text:tab/>1.<text:tab/>Not in the __________</text:p>
      <text:p text:style-name="P2"/>
      <text:p text:style-name="P2"><text:tab/><text:tab/>2.<text:tab/> Not among _________ or __________</text:p>
      <text:p text:style-name="P2"/>
      <text:p text:style-name="P2"><text:tab/><text:tab/>3.<text:tab/>Not in the ____________ of Jerusalem</text:p>
      <text:p text:style-name="P2"/>
      <text:p text:style-name="P2"><text:tab/><text:tab/>4. <text:tab/>He found them on the ________________ mending their</text:p>
      <text:p text:style-name="P2"><text:tab/><text:tab/><text:tab/>nets.</text:p>
      <text:p text:style-name="P2"/>
      <text:p text:style-name="P2"><text:tab/><text:tab/>5.<text:tab/> He did call some as __________ but all had to come to </text:p>
      <text:p text:style-name="P2"><text:tab/><text:tab/><text:tab/>the place that they realized they were ____________.</text:p>
      <text:p text:style-name="P2"/>
      <text:p text:style-name="P2"><text:tab/><text:tab/><text:tab/>a.<text:tab/>Most well of are ______ - ________________.</text:p>
      <text:p text:style-name="P2"><text:tab/><text:tab/><text:tab/><text:tab/>I Cor. 1:27 <text:s/>______________ to _____________</text:p>
      <text:p text:style-name="P2"><text:tab/><text:tab/><text:tab/><text:tab/>the wise.</text:p>
      <text:p text:style-name="P2"/>
      <text:p text:style-name="P2"><text:tab/></text:p>
      <text:p text:style-name="P2"/>
      <text:p text:style-name="P26">C.<text:tab/>One of the most important lists of “Who’s Who” in the world.</text:p>
      <text:p text:style-name="P2"><text:tab/></text:p>
      <text:p text:style-name="P2"><text:tab/><text:tab/>1.<text:tab/>Matthew 10:2-4</text:p>
      <text:p text:style-name="P2"/>
      <text:p text:style-name="P2"><text:tab/><text:tab/>2.<text:tab/>These men were given a work to do that would make</text:p>
      <text:p text:style-name="P2"><text:tab/><text:tab/><text:tab/>winning battles and founding empires seem of ________</text:p>
      <text:p text:style-name="P2"><text:tab/><text:tab/><text:tab/>consequence.</text:p>
      <text:p text:style-name="P2"/>
      <text:p text:style-name="P15">XI.<text:tab/>The King’s Commission - Chapter 10</text:p>
      <text:p text:style-name="P2"/>
      <text:p text:style-name="P2"><text:tab/>A.<text:tab/>Mission</text:p>
      <text:p text:style-name="P2"><text:soft-page-break/></text:p>
      <text:p text:style-name="P2"><text:tab/><text:tab/>1.<text:tab/>_____ unto the lost sheep of Israel</text:p>
      <text:p text:style-name="P2"/>
      <text:p text:style-name="P2"><text:tab/><text:tab/>2.<text:tab/>_________ <text:s/>the kingdom of Heaven is at hand</text:p>
      <text:p text:style-name="P2"/>
      <text:p text:style-name="P2"><text:tab/><text:tab/>3.<text:tab/>_________ the sick</text:p>
      <text:p text:style-name="P2"/>
      <text:p text:style-name="P2"><text:tab/><text:tab/>4.<text:tab/>____________ the leper</text:p>
      <text:p text:style-name="P2"/>
      <text:p text:style-name="P2"><text:tab/><text:tab/>5.<text:tab/> __________ the dead</text:p>
      <text:p text:style-name="P2"/>
      <text:p text:style-name="P2"><text:tab/><text:tab/>6.<text:tab/>________ <text:s/>________ <text:s/>devils</text:p>
      <text:p text:style-name="P2"/>
      <text:p text:style-name="P2"><text:tab/><text:tab/>7.<text:tab/>_________ ye have ______________,</text:p>
      <text:p text:style-name="P2"><text:tab/><text:tab/><text:tab/>_________ give</text:p>
      <text:p text:style-name="P2"/>
      <text:p text:style-name="P2"><text:tab/><text:tab/>8.<text:tab/>_____ by _________</text:p>
      <text:p text:style-name="P2"><text:tab/><text:tab/><text:tab/>not attached to the things of this life</text:p>
      <text:p text:style-name="P2"/>
      <text:p text:style-name="P2"><text:tab/><text:tab/>9.<text:tab/>warns of ____________________ vs. 11-15</text:p>
      <text:p text:style-name="P2"/>
      <text:p text:style-name="P2"><text:tab/><text:tab/>10.<text:tab/>warns of ____________________ vs. 16 - 23<text:tab/><text:tab/></text:p>
      <text:p text:style-name="P2"><text:tab/><text:tab/></text:p>
      <text:p text:style-name="P2"><text:tab/><text:tab/>11.<text:tab/>more __________________ </text:p>
      <text:p text:style-name="P2"><text:tab/><text:tab/></text:p>
      <text:p text:style-name="P2"><text:tab/><text:tab/>12.<text:tab/>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XII.<text:tab/>The Kingdom of Heaven</text:p>
      <text:p text:style-name="P15"/>
      <text:p text:style-name="P2"><text:tab/>A.<text:tab/>Kingdom = __________ times in Matthew</text:p>
      <text:p text:style-name="P2"/>
      <text:p text:style-name="P2"><text:tab/>B.<text:tab/>Kingdom of Heaven = __________ times</text:p>
      <text:p text:style-name="P2"/>
      <text:p text:style-name="P2"><text:tab/><text:tab/>1.<text:tab/>Kingdom of God in the other Gospels</text:p>
      <text:p text:style-name="P2"/>
      <text:p text:style-name="P2"><text:tab/>C.<text:tab/>Of ______ parables in Matthew, _______ start with the</text:p>
      <text:p text:style-name="P2"/>
      <text:p text:style-name="P2"><text:tab/><text:tab/>___________ of ______________ is like...</text:p>
      <text:p text:style-name="P2"><text:soft-page-break/></text:p>
      <text:p text:style-name="P2"/>
      <text:p text:style-name="P15">XIII.<text:tab/>The Rejection of The King</text:p>
      <text:p text:style-name="P2"/>
      <text:p text:style-name="P2"/>
      <text:p text:style-name="P2"><text:tab/>A.<text:tab/>We see Christ came unto His _______, and His _______ </text:p>
      <text:p text:style-name="P2"><text:tab/><text:tab/>received Him _______.</text:p>
      <text:p text:style-name="P2"/>
      <text:p text:style-name="P2"><text:tab/><text:tab/>1.<text:tab/>There’s a difference in being rejected by an __________</text:p>
      <text:p text:style-name="P2"><text:tab/><text:tab/><text:tab/>or being rejected by a ______________.</text:p>
      <text:p text:style-name="P2"/>
      <text:p text:style-name="P2"><text:tab/><text:tab/>2.<text:tab/>It’s even more severe when it is someone you _______</text:p>
      <text:p text:style-name="P2"><text:tab/><text:tab/><text:tab/>or ______________.</text:p>
      <text:p text:style-name="P2"/>
      <text:p text:style-name="P2"><text:tab/>B.<text:tab/>The Kingdom was offered __________ to the ___________</text:p>
      <text:p text:style-name="P2"><text:tab/><text:tab/>__________, the children of Israel, the __________.</text:p>
      <text:p text:style-name="P2"><text:tab/><text:tab/>They refused the offer, _____________ the King and finally</text:p>
      <text:p text:style-name="P2"><text:tab/><text:tab/>crucified Him.</text:p>
      <text:p text:style-name="P2"/>
      <text:p text:style-name="P2"><text:tab/>C.<text:tab/>Jesus announced that the Kingdom shall be taken away from the</text:p>
      <text:p text:style-name="P2"><text:tab/><text:tab/>Jews and given to ____________ <text:s/>nation. <text:s/>Matt. 21:43</text:p>
      <text:p text:style-name="P2"/>
      <text:p text:style-name="P2"><text:tab/>D.<text:tab/>The announcement offended the rulers and they sought to ______</text:p>
      <text:p text:style-name="P2"><text:tab/><text:tab/>Him. <text:s/>Matt. 21:46</text:p>
      <text:p text:style-name="P2"/>
      <text:p text:style-name="P2"><text:tab/>E.<text:tab/>One of life’s most important questions.</text:p>
      <text:p text:style-name="P17"/>
      <text:p text:style-name="P2"><text:tab/><text:tab/>1.<text:tab/>___________________________________________</text:p>
      <text:p text:style-name="P2"><text:tab/><text:tab/><text:tab/>__________________________________________?</text:p>
      <text:p text:style-name="P2"><text:tab/><text:tab/><text:tab/>Matt. 16:13</text:p>
      <text:p text:style-name="P2"><text:tab/><text:tab/><text:tab/>Who is he to you? <text:s/>Personally? <text:s/>Savior - Healer - Deliverer</text:p>
      <text:p text:style-name="P2"/>
      <text:p text:style-name="P2"/>
      <text:p text:style-name="P15"/>
      <text:p text:style-name="P15">XIV.<text:tab/>The Triumph of The King</text:p>
      <text:p text:style-name="P15"/>
      <text:p text:style-name="P2"><text:tab/>A.<text:tab/>The triumphal entry into ___________________</text:p>
      <text:p text:style-name="P2"><text:tab/><text:tab/>Matt. 21</text:p>
      <text:p text:style-name="P2"/>
      <text:p text:style-name="P2"><text:tab/><text:tab/>1.<text:tab/>The two disciples brought an ass and a colt. </text:p>
      <text:p text:style-name="P2"/>
      <text:p text:style-name="P2"><text:tab/>B.<text:tab/>This “parade” could not have been compared in magnificence</text:p>
      <text:p text:style-name="P2"><text:tab/><text:tab/>to any procession that has attended the coronation of a king, or</text:p>
      <text:p text:style-name="P2"><text:tab/><text:tab/>the inauguration of a president; but it meant much more for the</text:p>
      <text:p text:style-name="P2"><text:soft-page-break/><text:tab/><text:tab/>world. <text:s/></text:p>
      <text:p text:style-name="P2"/>
      <text:p text:style-name="P2"><text:tab/>C.<text:tab/>This was the first ___________ recognition of His rights as</text:p>
      <text:p text:style-name="P2"><text:tab/><text:tab/>Messiah-King. <text:s/>He offered Himself as Messiah only to be</text:p>
      <text:p text:style-name="P2"><text:tab/><text:tab/>________________ and <text:s/>_______________. <text:s/>The love of God!</text:p>
      <text:p text:style-name="P2"/>
      <text:p text:style-name="P2"><text:tab/>D.<text:tab/>The people spread garments and branches to carpet the</text:p>
      <text:p text:style-name="P2"><text:tab/><text:tab/>highway. <text:s/>They cried our Psalms and when people asked them who </text:p>
      <text:p text:style-name="P2"><text:tab/><text:tab/>He was they replied, “This is Jesus the prophet of Nazareth of</text:p>
      <text:p text:style-name="P2"><text:tab/><text:tab/>Galilee.”</text:p>
      <text:p text:style-name="P2"/>
      <text:p text:style-name="P2"><text:tab/>E.<text:tab/>After the crowd has dispersed, some may have thought that</text:p>
      <text:p text:style-name="P2"><text:tab/><text:tab/>nothing was accomplished in making Him King. <text:s/></text:p>
      <text:p text:style-name="P2"><text:tab/><text:tab/>His hour has _______ ________ ________.</text:p>
      <text:p text:style-name="P2"><text:tab/><text:tab/>Christ must be _____________ first and then come as</text:p>
      <text:p text:style-name="P2"><text:tab/><text:tab/>_________ ____ ________ and _______ ___ ________.</text:p>
      <text:p text:style-name="P2"/>
      <text:p text:style-name="P2"/>
      <text:p text:style-name="P2"/>
      <text:p text:style-name="P15">XV.<text:tab/>The Future of the Kingdom</text:p>
      <text:p text:style-name="P2"/>
      <text:p text:style-name="P2"><text:tab/>A.<text:tab/>Much of Jesus’ discourse in Matt. 24 and 25 is devoted to the</text:p>
      <text:p text:style-name="P2"><text:tab/><text:tab/>______ __________ __________.</text:p>
      <text:p text:style-name="P2"/>
      <text:p text:style-name="P2"><text:tab/>B.<text:tab/>He exhorts men to be ready in the ________ of the faithful servant,</text:p>
      <text:p text:style-name="P2"><text:tab/><text:tab/>the ten virgins and the talents.</text:p>
      <text:p text:style-name="P2"/>
      <text:p text:style-name="P2"/>
      <text:p text:style-name="P2"/>
      <text:p text:style-name="P2"/>
      <text:p text:style-name="P2"/>
      <text:p text:style-name="P15">XVI.<text:tab/>The Death And Resurrection of The King</text:p>
      <text:p text:style-name="P2"/>
      <text:p text:style-name="P2"><text:tab/>A.<text:tab/> This event goes down in the book of history very different than</text:p>
      <text:p text:style-name="P2"><text:tab/><text:tab/>any other crucifixion. <text:s/>In this case, the _____________ is the</text:p>
      <text:p text:style-name="P2"><text:tab/><text:tab/>one who is the _________________.</text:p>
      <text:p text:style-name="P2"/>
      <text:p text:style-name="P2"><text:tab/><text:tab/><text:tab/>1.<text:tab/>___________ in man’s eyes</text:p>
      <text:p text:style-name="P2"/>
      <text:p text:style-name="P2"><text:tab/><text:tab/><text:tab/>2.<text:tab/>___________ in God’s eyes</text:p>
      <text:p text:style-name="P2"/>
      <text:p text:style-name="P2"><text:tab/><text:tab/>C.<text:tab/>The son of Abraham, the sacrifice, dying that all nations of </text:p>
      <text:p text:style-name="P2"><text:tab/><text:tab/><text:tab/>the earth might be blessed by Him.</text:p>
      <text:p text:style-name="P2"/>
      <text:p text:style-name="P2"><text:soft-page-break/><text:tab/><text:tab/>D.<text:tab/>Jesus was ___________ being accused as the King of the</text:p>
      <text:p text:style-name="P2"><text:tab/><text:tab/><text:tab/>Jews.</text:p>
      <text:p text:style-name="P2"/>
      <text:p text:style-name="P2"><text:tab/><text:tab/>E.<text:tab/>He was __________ from the dead because He ______</text:p>
      <text:p text:style-name="P2"><text:tab/><text:tab/><text:tab/>____________.</text:p>
      <text:p text:style-name="P2"/>
      <text:p text:style-name="P2"><text:tab/><text:tab/><text:tab/>1. <text:tab/>Sometimes we are persecuted because of what or</text:p>
      <text:p text:style-name="P2"><text:tab/><text:tab/><text:tab/><text:tab/>who we are. <text:s/>In the end we will be rewarded for the</text:p>
      <text:p text:style-name="P2"><text:tab/><text:tab/><text:tab/><text:tab/>same, if we are faithful.</text:p>
      <text:p text:style-name="P2"><text:tab/><text:tab/><text:tab/><text:tab/>Gal. 6:9</text:p>
      <text:p text:style-name="P2"/>
      <text:p text:style-name="P2"><text:tab/><text:tab/>F.<text:tab/>We see the King’s power in the last verses.</text:p>
      <text:p text:style-name="P2"><text:tab/><text:tab/><text:tab/>Matt. 28:18-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Study Questions 2</text:p>
      <text:p text:style-name="P2"/>
      <text:p text:style-name="P2"/>
      <text:p text:style-name="P2"/>
      <text:p text:style-name="P15">Matthew</text:p>
      <text:p text:style-name="P2"/>
      <text:p text:style-name="P2"/>
      <text:p text:style-name="P2">1.<text:tab/>Matthew opens with the birth of a ___________ and closes with the</text:p>
      <text:p text:style-name="P2"><text:tab/>offering of a _________________.</text:p>
      <text:p text:style-name="P2"/>
      <text:p text:style-name="P2">2.<text:tab/>Must a Jew give up his faith and accept another creed?</text:p>
      <text:p text:style-name="P2"/>
      <text:p text:style-name="P2"><text:soft-page-break/></text:p>
      <text:p text:style-name="P2"/>
      <text:p text:style-name="P2">3.<text:tab/>As the OT closes with the chosen nation looking for their long-promised</text:p>
      <text:p text:style-name="P2"><text:tab/>king, and the NT opens with the appearance of this King, the book of</text:p>
      <text:p text:style-name="P2"><text:tab/>Matthew could be called a book of ___________________.</text:p>
      <text:p text:style-name="P2"/>
      <text:p text:style-name="P2">4.<text:tab/>Matthew is the 40th book of the Bible. <text:s/>What can we learn from this fact?</text:p>
      <text:p text:style-name="P2"/>
      <text:p text:style-name="P2"/>
      <text:p text:style-name="P2"/>
      <text:p text:style-name="P2"/>
      <text:p text:style-name="P15">The Kingly Line</text:p>
      <text:p text:style-name="P2"/>
      <text:p text:style-name="P2">5.<text:tab/>Give 5 ways Jesus was like a king in Matthew.</text:p>
      <text:p text:style-name="P2"><text:tab/></text:p>
      <text:p text:style-name="P2"><text:tab/>1.<text:tab/><text:tab/><text:tab/><text:tab/><text:tab/>2.</text:p>
      <text:p text:style-name="P2"><text:tab/></text:p>
      <text:p text:style-name="P2"><text:tab/>3.<text:tab/><text:tab/><text:tab/><text:tab/><text:tab/>4.</text:p>
      <text:p text:style-name="P2"><text:tab/></text:p>
      <text:p text:style-name="P2"><text:tab/>5.</text:p>
      <text:p text:style-name="P2"/>
      <text:p text:style-name="P2"/>
      <text:p text:style-name="P15">The Wise Men Still Seek Him</text:p>
      <text:p text:style-name="P2"/>
      <text:p text:style-name="P2">6.<text:tab/>Is Matthew the only book that records the wise men coming?</text:p>
      <text:p text:style-name="P2"/>
      <text:p text:style-name="P2"/>
      <text:p text:style-name="P15"/>
      <text:p text:style-name="P15"/>
      <text:p text:style-name="P15"/>
      <text:p text:style-name="P15"/>
      <text:p text:style-name="P15">The Proclamation of The Kingdom</text:p>
      <text:p text:style-name="P2"/>
      <text:p text:style-name="P2">7.<text:tab/>Who was the messenger who went before and announced the King’s</text:p>
      <text:p text:style-name="P2"><text:tab/>coming?</text:p>
      <text:p text:style-name="P2"/>
      <text:p text:style-name="P2"/>
      <text:p text:style-name="P2">8.<text:tab/>In what chapter of Matthew do we see the King stepping from His</text:p>
      <text:p text:style-name="P2"><text:tab/>“private life” into His public ministry?</text:p>
      <text:p text:style-name="P2"/>
      <text:p text:style-name="P2"/>
      <text:p text:style-name="P15">The Kingdom Laws</text:p>
      <text:p text:style-name="P2"><text:soft-page-break/></text:p>
      <text:p text:style-name="P2">9.<text:tab/>Jesus declared that He came not to _____________ the law, but to</text:p>
      <text:p text:style-name="P2"><text:tab/>_____________ it.</text:p>
      <text:p text:style-name="P2"/>
      <text:p text:style-name="P2">10.<text:tab/>Most people are concerned with blessings on the mountain tops in their</text:p>
      <text:p text:style-name="P2"><text:tab/>experience. <text:s/>What was Jesus concerned with in the Sermon on the </text:p>
      <text:p text:style-name="P2"><text:tab/>Mount?</text:p>
      <text:p text:style-name="P2"/>
      <text:p text:style-name="P2"/>
      <text:p text:style-name="P2"/>
      <text:p text:style-name="P2">11.<text:tab/>Jesus showed us that sin lies not in just committing the act but in the</text:p>
      <text:p text:style-name="P2"><text:tab/>_______________ behind it as well.</text:p>
      <text:p text:style-name="P2"/>
      <text:p text:style-name="P2">12.<text:tab/>We must not just keep the law outwardly, but ____________ as well.</text:p>
      <text:p text:style-name="P2"/>
      <text:p text:style-name="P15"/>
      <text:p text:style-name="P15">The King’s Power</text:p>
      <text:p text:style-name="P2"/>
      <text:p text:style-name="P2">13.<text:tab/>Name 3 miracles from chapters 8 and 9 where we see the King’s power.</text:p>
      <text:p text:style-name="P2"/>
      <text:p text:style-name="P2"><text:tab/>1.<text:tab/><text:tab/><text:tab/><text:tab/><text:tab/>2.</text:p>
      <text:p text:style-name="P2"/>
      <text:p text:style-name="P2"><text:tab/>3.</text:p>
      <text:p text:style-name="P2"/>
      <text:p text:style-name="P2"/>
      <text:p text:style-name="P2">14.<text:tab/>Who does He want to give this same power to?</text:p>
      <text:p text:style-name="P2"/>
      <text:p text:style-name="P2"/>
      <text:p text:style-name="P2"/>
      <text:p text:style-name="P2"/>
      <text:p text:style-name="P2"/>
      <text:p text:style-name="P15">The King’s Cabinet</text:p>
      <text:p text:style-name="P2"/>
      <text:p text:style-name="P2">15.<text:tab/>What was the first thing the King did in Matthew 10 when He called His</text:p>
      <text:p text:style-name="P2"><text:tab/>disciples unto Him?</text:p>
      <text:p text:style-name="P2"/>
      <text:p text:style-name="P2"/>
      <text:p text:style-name="P2"/>
      <text:p text:style-name="P2">16.<text:tab/>How many times does the word “Kingdom” appear in the book of </text:p>
      <text:p text:style-name="P2"><text:tab/>Matthew?</text:p>
      <text:p text:style-name="P2"/>
      <text:p text:style-name="P2"/>
      <text:p text:style-name="P15">The Rejection of The King</text:p>
      <text:p text:style-name="P2"><text:soft-page-break/></text:p>
      <text:p text:style-name="P2">17.<text:tab/>To whom was the Kingdom first offered?</text:p>
      <text:p text:style-name="P2"/>
      <text:p text:style-name="P2"/>
      <text:p text:style-name="P2"/>
      <text:p text:style-name="P2">18.<text:tab/>Because of their rejection of the Kingdom, what did Jesus announce in</text:p>
      <text:p text:style-name="P2"><text:tab/>Matthew 21:43?</text:p>
      <text:p text:style-name="P2"/>
      <text:p text:style-name="P2"/>
      <text:p text:style-name="P2"/>
      <text:p text:style-name="P2">19.<text:tab/>What is one of the most important questions that is asked to every man?</text:p>
      <text:p text:style-name="P2"/>
      <text:p text:style-name="P2"/>
      <text:p text:style-name="P2"/>
      <text:p text:style-name="P15">The Death And Resurrection of The King</text:p>
      <text:p text:style-name="P2"/>
      <text:p text:style-name="P2">20.<text:tab/>What is the commission that we receive in Matthew 28:18-20 and what</text:p>
      <text:p text:style-name="P2"><text:tab/>has He promised us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37">Test 2</text:p>
      <text:p text:style-name="P14"/>
      <text:p text:style-name="P2">1.<text:tab/>Matthew opens with the birth of a __________ and closes with the</text:p>
      <text:p text:style-name="P2"><text:tab/>offering of a _________________.</text:p>
      <text:p text:style-name="P2"/>
      <text:p text:style-name="P2">2.<text:tab/>As the OT closes with the chosen nation looking for their long-promised</text:p>
      <text:p text:style-name="P2"><text:tab/>king, and the NT opens with the appearance of this King, the book of</text:p>
      <text:p text:style-name="P2"><text:tab/>Matthew could be called the book of ____________________.</text:p>
      <text:p text:style-name="P2"/>
      <text:p text:style-name="P2">3.<text:tab/>Give 5 ways Jesus was like a king in Matthew.</text:p>
      <text:p text:style-name="P2"/>
      <text:p text:style-name="P2"><text:tab/>1.<text:tab/><text:tab/><text:tab/><text:tab/><text:tab/>2.</text:p>
      <text:p text:style-name="P2"/>
      <text:p text:style-name="P2"><text:tab/>3.<text:tab/><text:tab/><text:tab/><text:tab/><text:tab/>4.</text:p>
      <text:p text:style-name="P2"/>
      <text:p text:style-name="P2"><text:tab/>5.</text:p>
      <text:p text:style-name="P2"/>
      <text:p text:style-name="P2">4.<text:tab/>Jesus declared that He came not to _______________ the law, but</text:p>
      <text:p text:style-name="P2"><text:tab/>to ________________ it.</text:p>
      <text:p text:style-name="P2"/>
      <text:p text:style-name="P2">5.<text:tab/>Jesus showed us that sin lies not in just committing the act but in the</text:p>
      <text:p text:style-name="P2"><text:tab/>__________________ behind it as well.</text:p>
      <text:p text:style-name="P2"/>
      <text:p text:style-name="P2">6.<text:tab/>We must not just keep the law outwardly, but ______________ as well.</text:p>
      <text:p text:style-name="P2"/>
      <text:p text:style-name="P2">7.<text:tab/>Name 3 miracles from chapters 8 and 9 where we see the King’s power.</text:p>
      <text:p text:style-name="P2"><text:tab/></text:p>
      <text:p text:style-name="P2"><text:tab/>1.<text:tab/><text:tab/><text:tab/><text:tab/><text:tab/>2.</text:p>
      <text:p text:style-name="P2"/>
      <text:p text:style-name="P2"><text:tab/>3.</text:p>
      <text:p text:style-name="P2"/>
      <text:p text:style-name="P2"/>
      <text:p text:style-name="P2">8.<text:tab/>Who does He want to give this same power to?</text:p>
      <text:p text:style-name="P2"/>
      <text:p text:style-name="P2"/>
      <text:p text:style-name="P2">9.<text:tab/>What was the first thing the King did in Matthew 10 when He called </text:p>
      <text:p text:style-name="P2"><text:tab/>His disciples unto Him?</text:p>
      <text:p text:style-name="P2"/>
      <text:p text:style-name="P2">10.<text:tab/>What is the commission that we receive in Matthew 28:18-20 and what <text:tab/>has He promised us?<text:tab/><text:tab/><text:tab/></text:p>
      <text:p text:style-name="P2"/>
      <text:p text:style-name="P2"/>
      <text:p text:style-name="P8"><text:soft-page-break/>Mark</text:p>
      <text:p text:style-name="P15"/>
      <text:p text:style-name="P15">I.<text:tab/>The Author</text:p>
      <text:p text:style-name="P2"/>
      <text:p text:style-name="P2"><text:tab/>A.<text:tab/>Mark</text:p>
      <text:p text:style-name="P2"/>
      <text:p text:style-name="P2"><text:tab/><text:tab/>1.<text:tab/>There is _____ reference to its author, but most agree it was</text:p>
      <text:p text:style-name="P2"><text:tab/><text:tab/><text:tab/>John Mark. <text:s/></text:p>
      <text:p text:style-name="P2"/>
      <text:p text:style-name="P2"><text:tab/><text:tab/><text:tab/>a.<text:tab/>John is his _________ or ________ name.</text:p>
      <text:p text:style-name="P2"/>
      <text:p text:style-name="P2"><text:tab/><text:tab/><text:tab/>b.<text:tab/>Mark is his _________ or ________ name.</text:p>
      <text:p text:style-name="P2"/>
      <text:p text:style-name="P2"><text:tab/><text:tab/><text:tab/>c.<text:tab/>He was the son of Mary and the ___________</text:p>
      <text:p text:style-name="P2"><text:tab/><text:tab/><text:tab/><text:tab/>of Barnabas. <text:s/></text:p>
      <text:p text:style-name="P2"/>
      <text:p text:style-name="P2"><text:tab/><text:tab/><text:tab/><text:tab/>(1)<text:tab/>Mary was a woman of money because she</text:p>
      <text:p text:style-name="P2"><text:tab/><text:tab/><text:tab/><text:tab/><text:tab/>supposedly owned her home and kept</text:p>
      <text:p text:style-name="P2"><text:tab/><text:tab/><text:tab/><text:tab/><text:tab/>slaves.</text:p>
      <text:p text:style-name="P2"/>
      <text:p text:style-name="P2"><text:tab/><text:tab/>2.<text:tab/>Mark was converted by _____________ who called him</text:p>
      <text:p text:style-name="P2"><text:tab/><text:tab/><text:tab/>“______ <text:s/>___________” in I Peter 5:13.</text:p>
      <text:p text:style-name="P2"/>
      <text:p text:style-name="P2"/>
      <text:p text:style-name="P2"><text:tab/><text:tab/>3.<text:tab/>Mark accompanied ___________ and _______________</text:p>
      <text:p text:style-name="P2"><text:tab/><text:tab/><text:tab/>to Antioch. <text:s/></text:p>
      <text:p text:style-name="P2"/>
      <text:p text:style-name="P2"><text:tab/><text:tab/><text:tab/>a.<text:tab/>Some feel some trouble here because Mark left <text:s/></text:p>
      <text:p text:style-name="P2"><text:tab/><text:tab/><text:tab/><text:tab/>( Acts 12:25, <text:s/>13:5) but it was resolved because he <text:tab/><text:tab/><text:tab/><text:tab/>was later with Paul at Rome (Col. 4:10) <text:s/>and Paul </text:p>
      <text:p text:style-name="P2"><text:tab/><text:tab/><text:tab/><text:tab/>during his last Roman imprisonment, asks Timothy</text:p>
      <text:p text:style-name="P2"><text:tab/><text:tab/><text:tab/><text:tab/>to come to him and to bring Mark also (II Tim. 4:11)</text:p>
      <text:p text:style-name="P2"/>
      <text:p text:style-name="P2"><text:tab/><text:tab/>4.<text:tab/>Mark was probably written around _________ AD</text:p>
      <text:p text:style-name="P15"/>
      <text:p text:style-name="P15">II.<text:tab/>The Purpose</text:p>
      <text:p text:style-name="P2"/>
      <text:p text:style-name="P2"><text:tab/>A.<text:tab/>We can see the purpose of the book in the key verse.</text:p>
      <text:p text:style-name="P2"/>
      <text:p text:style-name="P2"><text:tab/><text:tab/>1.<text:tab/>Mark ___________</text:p>
      <text:p text:style-name="P2"/>
      <text:p text:style-name="P2"><text:tab/>B.<text:tab/>Mark presents a ___________________.</text:p>
      <text:p text:style-name="P15"><text:soft-page-break/>III.<text:tab/>The People</text:p>
      <text:p text:style-name="P2"/>
      <text:p text:style-name="P2"><text:tab/>A.<text:tab/>Mark is writing to the ________________.</text:p>
      <text:p text:style-name="P2"/>
      <text:p text:style-name="P2"><text:tab/><text:tab/>1.<text:tab/>Unlike Matthew, Mark was not trying to prove certain</text:p>
      <text:p text:style-name="P2"><text:tab/><text:tab/><text:tab/>statements and prophecies concerning ____________ the</text:p>
      <text:p text:style-name="P2"><text:tab/><text:tab/><text:tab/>Messiah.</text:p>
      <text:p text:style-name="P2"/>
      <text:p text:style-name="P2"><text:tab/><text:tab/>2.<text:tab/>The _____________ were more concerned with <text:tab/><text:tab/><text:tab/><text:tab/>___________ than _____________ so Mark’s gospel is full <text:tab/><text:tab/><text:tab/>of ____________.</text:p>
      <text:p text:style-name="P2"/>
      <text:p text:style-name="P2"><text:tab/><text:tab/>3.<text:tab/>The _______________ were people of _____________</text:p>
      <text:p text:style-name="P2"><text:tab/><text:tab/><text:tab/>rather than _________________.</text:p>
      <text:p text:style-name="P2"/>
      <text:p text:style-name="P2"><text:tab/><text:tab/>4.<text:tab/> Mark presents Christ as the mighty _______________</text:p>
      <text:p text:style-name="P2"><text:tab/><text:tab/><text:tab/>rather than a profound thinker.</text:p>
      <text:p text:style-name="P2"/>
      <text:p text:style-name="P2"><text:tab/><text:tab/>5.<text:tab/> He presents Jesus as the man who conquers by ________.</text:p>
      <text:p text:style-name="P2"/>
      <text:p text:style-name="P2"><text:tab/><text:tab/>6.<text:tab/>So we have the __________ and ___________ record,</text:p>
      <text:p text:style-name="P2"><text:tab/><text:tab/><text:tab/>with ____________ <text:s/>________________ and much</text:p>
      <text:p text:style-name="P2"><text:tab/><text:tab/><text:tab/>______________ and accomplishment.</text:p>
      <text:p text:style-name="P2"><text:tab/></text:p>
      <text:p text:style-name="P2"><text:tab/>B.<text:tab/>Characteristics of a Roman</text:p>
      <text:p text:style-name="P2"/>
      <text:p text:style-name="P2"><text:tab/><text:tab/>1.<text:tab/>The Roman was __________________ than the Jew.</text:p>
      <text:p text:style-name="P2"/>
      <text:p text:style-name="P2"><text:tab/><text:tab/><text:tab/>a.<text:tab/>His strong point was his strong __________ <text:s/><text:tab/><text:tab/><text:tab/><text:tab/><text:tab/>_________.</text:p>
      <text:p text:style-name="P2"/>
      <text:p text:style-name="P2"><text:tab/><text:tab/><text:tab/>b.<text:tab/>His religion must be ______________.</text:p>
      <text:p text:style-name="P2"/>
      <text:p text:style-name="P2"><text:tab/><text:tab/><text:tab/>c.<text:tab/>He would have no interest in tracing beliefs back into <text:tab/><text:tab/><text:tab/><text:tab/>the __________.</text:p>
      <text:p text:style-name="P2"><text:tab/><text:tab/><text:tab/></text:p>
      <text:p text:style-name="P2"><text:tab/><text:tab/><text:tab/>d.<text:tab/>Legal ___________________ and ______________ <text:s/><text:tab/><text:tab/><text:tab/><text:tab/>of prophecies would leave him cold and hard hearted.</text:p>
      <text:p text:style-name="P2"/>
      <text:p text:style-name="P2"><text:tab/><text:tab/><text:tab/>e.<text:tab/> One writer said a Roman might say, “I know nothing <text:tab/><text:tab/><text:tab/><text:tab/>of your scriptures, and care nothing for your peculiar <text:tab/><text:tab/><text:tab/><text:tab/>notions; but I would be glad to hear a plain story of <text:tab/><text:tab/><text:tab/><text:tab/>the life this man Jesus lived. <text:s/>Tell me _________ <text:s/><text:tab/><text:tab/>______ <text:s/>_________. <text:s/>Let me ________ Him just as He was.”</text:p>
      <text:p text:style-name="P15"><text:soft-page-break/>IV.<text:tab/>General Characteristics of the Book</text:p>
      <text:p text:style-name="P15"/>
      <text:p text:style-name="P2"><text:tab/>A.<text:tab/>It has been said the skill of an artist may lie in what he leaves ___.</text:p>
      <text:p text:style-name="P2"><text:tab/><text:tab/>An amateur crowds everything in. <text:s/>We can see this with Mark.</text:p>
      <text:p text:style-name="P2"/>
      <text:p text:style-name="P2"><text:tab/><text:tab/>1.<text:tab/>There is nothing about the _________ <text:s/>____________.</text:p>
      <text:p text:style-name="P2"><text:tab/><text:tab/><text:tab/>No reference to ______ <text:s/>_________ is made in the whole <text:tab/><text:tab/><text:tab/><text:tab/>Gospel.</text:p>
      <text:p text:style-name="P2"/>
      <text:p text:style-name="P2"><text:tab/><text:tab/><text:tab/>a.<text:tab/>No one is interested in the pedigree of a _________.</text:p>
      <text:p text:style-name="P2"/>
      <text:p text:style-name="P2"><text:tab/><text:tab/>2.<text:tab/>There is no visit of the _______ _________.</text:p>
      <text:p text:style-name="P2"/>
      <text:p text:style-name="P2"><text:tab/><text:tab/><text:tab/>a.<text:tab/>A _______________ does not receive homage.</text:p>
      <text:p text:style-name="P2"/>
      <text:p text:style-name="P2"><text:tab/><text:tab/>3.<text:tab/>There is no account of the ______ Jesus in the ________.</text:p>
      <text:p text:style-name="P2"/>
      <text:p text:style-name="P2"><text:tab/><text:tab/><text:tab/>a.<text:tab/>_______________ are not important as children.</text:p>
      <text:p text:style-name="P2"/>
      <text:p text:style-name="P2"><text:tab/><text:tab/>4.<text:tab/>There is no _________ on the __________.</text:p>
      <text:p text:style-name="P2"/>
      <text:p text:style-name="P2"><text:tab/><text:tab/><text:tab/>a.<text:tab/> A _________________ has no kingdom and frames</text:p>
      <text:p text:style-name="P2"><text:tab/><text:tab/><text:tab/><text:tab/>no laws.</text:p>
      <text:p text:style-name="P2"/>
      <text:p text:style-name="P2"><text:tab/><text:tab/>5.<text:tab/>There are no _______________ <text:s/>______________</text:p>
      <text:p text:style-name="P2"><text:tab/><text:tab/><text:tab/>from the prophets. <text:s/>Only one in 1:2. <text:s/>Matthew quotes on</text:p>
      <text:p text:style-name="P2"><text:tab/><text:tab/><text:tab/>every page.</text:p>
      <text:p text:style-name="P2"/>
      <text:p text:style-name="P2"><text:tab/><text:tab/></text:p>
      <text:p text:style-name="P2"/>
      <text:p text:style-name="P2"/>
      <text:p text:style-name="P2"/>
      <text:p text:style-name="P2"><text:tab/><text:tab/></text:p>
      <text:p text:style-name="P2"><text:tab/><text:tab/>6.<text:tab/>No ____________ <text:s/>____________ are used. <text:s/>Jesus is </text:p>
      <text:p text:style-name="P2"><text:tab/><text:tab/><text:tab/>never called “King” except in derision. <text:s/>Matthew says, “They</text:p>
      <text:p text:style-name="P2"><text:tab/><text:tab/><text:tab/>shall call His name ‘Emanuel’ “ (God with us)</text:p>
      <text:p text:style-name="P2"/>
      <text:p text:style-name="P2"><text:tab/><text:tab/><text:tab/>a.<text:tab/>Mark calls Him ____________ where others call</text:p>
      <text:p text:style-name="P2"><text:tab/><text:tab/><text:tab/><text:tab/>Him Lord.</text:p>
      <text:p text:style-name="P2"/>
      <text:p text:style-name="P2"><text:tab/><text:tab/><text:tab/><text:tab/>(1)<text:tab/>Matthew - “Lord, save us; we perish”</text:p>
      <text:p text:style-name="P2"/>
      <text:p text:style-name="P2"><text:tab/><text:tab/><text:tab/><text:tab/>(2)<text:tab/>Mark - “Master, carest thou not that we</text:p>
      <text:p text:style-name="P2"><text:tab/><text:tab/><text:tab/><text:tab/><text:tab/>perish?”</text:p>
      <text:p text:style-name="P2"><text:soft-page-break/><text:tab/><text:tab/>7.<text:tab/>There is no statement that His _______ is ___________</text:p>
      <text:p text:style-name="P2"><text:tab/><text:tab/><text:tab/>at death. <text:s/>In John 19:30 He said, “It is finished.”<text:tab/></text:p>
      <text:p text:style-name="P2"/>
      <text:p text:style-name="P2"><text:tab/><text:tab/><text:tab/>a.<text:tab/>A _____________ does not say when his work is</text:p>
      <text:p text:style-name="P2"><text:tab/><text:tab/><text:tab/><text:tab/>done.</text:p>
      <text:p text:style-name="P2"/>
      <text:p text:style-name="P2"><text:tab/><text:tab/>8.<text:tab/>There is no _____________________ in Mark. <text:s/>The other</text:p>
      <text:p text:style-name="P2"><text:tab/><text:tab/><text:tab/>Gospels have lengthy openings, but none in Mark.</text:p>
      <text:p text:style-name="P2"/>
      <text:p text:style-name="P2"><text:tab/><text:tab/><text:tab/>a.<text:tab/>A _________________ has no introduction.</text:p>
      <text:p text:style-name="P2"/>
      <text:p text:style-name="P2"><text:tab/>B.<text:tab/>Key Verse - _______________</text:p>
      <text:p text:style-name="P2"/>
      <text:p text:style-name="P2"><text:tab/>C.<text:tab/>Key Word - “______________” also translated <text:tab/><text:tab/><text:tab/><text:tab/><text:tab/><text:tab/>“_______________” <text:tab/>“__________” and “_____________”</text:p>
      <text:p text:style-name="P2"/>
      <text:p text:style-name="P2"><text:tab/><text:tab/>1.<text:tab/>Used ____ times in the book.</text:p>
      <text:p text:style-name="P2"/>
      <text:p text:style-name="P2"><text:tab/><text:tab/>2.<text:tab/>Definitely ____________ words.</text:p>
      <text:p text:style-name="P2"/>
      <text:p text:style-name="P2"><text:tab/>D.<text:tab/>The word ______________ is used ________ times in Matthew,</text:p>
      <text:p text:style-name="P2"><text:tab/><text:tab/>Mark, Luke and John together.</text:p>
      <text:p text:style-name="P2"/>
      <text:p text:style-name="P2"><text:tab/><text:tab/>1.<text:tab/>__________ of those times are in __________.</text:p>
      <text:p text:style-name="P2"/>
      <text:p text:style-name="P2"><text:tab/><text:tab/><text:tab/>a.<text:tab/>The ___________ is to bear the “Good News”</text:p>
      <text:p text:style-name="P2"><text:tab/></text:p>
      <text:p text:style-name="P2"><text:tab/>E.<text:tab/>_____ out of the ________ chapters of Mark begin with the word</text:p>
      <text:p text:style-name="P2"><text:tab/><text:tab/>__________.</text:p>
      <text:p text:style-name="P2"/>
      <text:p text:style-name="P2"><text:tab/><text:tab/>1.<text:tab/>His service was ________________ and ___________.</text:p>
      <text:p text:style-name="P2"/>
      <text:p text:style-name="P2"><text:tab/>F.<text:tab/>Mark is the shortest Gospel - </text:p>
      <text:p text:style-name="P2"><text:tab/><text:tab/></text:p>
      <text:p text:style-name="P2"><text:tab/><text:tab/>1.<text:tab/>_____ chapters and _____ parables.</text:p>
      <text:p text:style-name="P2"/>
      <text:p text:style-name="P2"><text:tab/>G.<text:tab/>Parables</text:p>
      <text:p text:style-name="P2"/>
      <text:p text:style-name="P2"><text:tab/><text:tab/>1.<text:tab/>Matthew records ________ parables</text:p>
      <text:p text:style-name="P2"/>
      <text:p text:style-name="P2"><text:tab/><text:tab/>2.<text:tab/> Mark only _______ parables</text:p>
      <text:p text:style-name="P2"/>
      <text:p text:style-name="P2"><text:tab/><text:tab/><text:tab/>a.<text:tab/>The ____________</text:p>
      <text:p text:style-name="P2"/>
      <text:p text:style-name="P2"><text:soft-page-break/><text:tab/><text:tab/><text:tab/>b.<text:tab/>The ___________ growing secretly</text:p>
      <text:p text:style-name="P2"/>
      <text:p text:style-name="P2"><text:tab/><text:tab/><text:tab/>c.<text:tab/>The ___________ <text:s/>_________</text:p>
      <text:p text:style-name="P2"/>
      <text:p text:style-name="P2"><text:tab/><text:tab/><text:tab/>d.<text:tab/>The ____________ <text:s/>_____________</text:p>
      <text:p text:style-name="P2"/>
      <text:p text:style-name="P2"><text:tab/><text:tab/>3.<text:tab/>There is nothing about the householder or the marriage of</text:p>
      <text:p text:style-name="P2"><text:tab/><text:tab/><text:tab/>the “king’s son” or the “talents”.</text:p>
      <text:p text:style-name="P2"/>
      <text:p text:style-name="P2"><text:tab/>H.<text:tab/>Miracles</text:p>
      <text:p text:style-name="P2"/>
      <text:p text:style-name="P2"><text:tab/><text:tab/>1.<text:tab/>They have a ____________ place in Mark as parables</text:p>
      <text:p text:style-name="P2"><text:tab/><text:tab/><text:tab/>have in Matthew.</text:p>
      <text:p text:style-name="P2"/>
      <text:p text:style-name="P2"><text:tab/><text:tab/><text:tab/>a.<text:tab/>A king speaks, a ___________ <text:s/>_____________.</text:p>
      <text:p text:style-name="P2"/>
      <text:p text:style-name="P2"><text:tab/><text:tab/><text:tab/>b.<text:tab/> Mark describes more of Jesus’ _____________</text:p>
      <text:p text:style-name="P2"><text:tab/><text:tab/><text:tab/><text:tab/>more than he records Christ’s’ parables.</text:p>
      <text:p text:style-name="P2"/>
      <text:p text:style-name="P2"><text:tab/><text:tab/><text:tab/>c.<text:tab/>________ miracles are given in Mark in detail.</text:p>
      <text:p text:style-name="P2"/>
      <text:p text:style-name="P2"><text:tab/>I.<text:tab/>Jesus is portrayed as the _____________ but _____________ <text:s/><text:tab/><text:tab/><text:tab/>___________of Jehovah and we find _______________ <text:tab/><text:tab/><text:tab/><text:tab/>ministering unto Him.</text:p>
      <text:p text:style-name="P2"/>
      <text:p text:style-name="P15">V.<text:tab/>Preparation</text:p>
      <text:p text:style-name="P15"/>
      <text:p text:style-name="P2"><text:tab/>A.<text:tab/>The Servant Prepared</text:p>
      <text:p text:style-name="P2"/>
      <text:p text:style-name="P2"><text:tab/><text:tab/>1.<text:tab/>Jesus</text:p>
      <text:p text:style-name="P2"/>
      <text:p text:style-name="P2"><text:tab/><text:tab/><text:tab/>a.<text:tab/> Prepared _______ years before entered into</text:p>
      <text:p text:style-name="P2"><text:tab/><text:tab/><text:tab/><text:tab/>public ministry.</text:p>
      <text:p text:style-name="P2"/>
      <text:p text:style-name="P2"><text:tab/><text:tab/>2.<text:tab/>Life</text:p>
      <text:p text:style-name="P2"/>
      <text:p text:style-name="P2"><text:tab/><text:tab/><text:tab/>a.<text:tab/>The plant sends it’s _______ into the soil before</text:p>
      <text:p text:style-name="P2"><text:tab/><text:tab/><text:tab/><text:tab/>it brings forth the flower and leaf for all to see.</text:p>
      <text:p text:style-name="P2"/>
      <text:p text:style-name="P2"><text:tab/><text:tab/>3.<text:tab/>Moses</text:p>
      <text:p text:style-name="P2"><text:tab/><text:tab/><text:tab/></text:p>
      <text:p text:style-name="P2"><text:tab/><text:tab/><text:tab/>a.<text:tab/>________ years in the desert before he entered</text:p>
      <text:p text:style-name="P2"><text:tab/><text:tab/><text:tab/><text:tab/>into his great work.</text:p>
      <text:p text:style-name="P2"/>
      <text:p text:style-name="P2"><text:soft-page-break/><text:tab/><text:tab/>4.<text:tab/>David </text:p>
      <text:p text:style-name="P2"/>
      <text:p text:style-name="P2"><text:tab/><text:tab/><text:tab/>a.<text:tab/>___________ years old when made king.</text:p>
      <text:p text:style-name="P2"/>
      <text:p text:style-name="P2"><text:tab/><text:tab/>5.<text:tab/>John the Baptist </text:p>
      <text:p text:style-name="P2"/>
      <text:p text:style-name="P2"><text:tab/><text:tab/><text:tab/>a.<text:tab/>_______ years before entered into ministry.</text:p>
      <text:p text:style-name="P2"/>
      <text:p text:style-name="P2"><text:tab/><text:tab/>6.<text:tab/>Getting ready for our life’s work is of tremendous </text:p>
      <text:p text:style-name="P2"><text:tab/><text:tab/><text:tab/>______________. <text:s/>Sometimes God uses much time</text:p>
      <text:p text:style-name="P2"><text:tab/><text:tab/><text:tab/>in preparing us.</text:p>
      <text:p text:style-name="P2"/>
      <text:p text:style-name="P2"><text:tab/>B.<text:tab/>Preparation by John the Forerunner</text:p>
      <text:p text:style-name="P2"/>
      <text:p text:style-name="P2"><text:tab/><text:tab/>1.<text:tab/>Mark begins with _________ the Baptist making ready</text:p>
      <text:p text:style-name="P2"><text:tab/><text:tab/><text:tab/>for the coming of the Messiah.</text:p>
      <text:p text:style-name="P2"/>
      <text:p text:style-name="P2"><text:tab/><text:tab/><text:tab/>a.<text:tab/> John’s coming was in fulfillment of a Messianic</text:p>
      <text:p text:style-name="P2"><text:tab/><text:tab/><text:tab/><text:tab/>prophesy 1:2</text:p>
      <text:p text:style-name="P2"/>
      <text:p text:style-name="P2"><text:tab/><text:tab/><text:tab/><text:tab/>(1)<text:tab/>Malachi 3:1 <text:s text:c="2"/>Isaiah 40:3</text:p>
      <text:p text:style-name="P2"/>
      <text:p text:style-name="P2"><text:tab/><text:tab/>2.<text:tab/>God does not always choose the kind of men we would</text:p>
      <text:p text:style-name="P2"><text:tab/><text:tab/><text:tab/>select.</text:p>
      <text:p text:style-name="P2"/>
      <text:p text:style-name="P2"><text:tab/><text:tab/><text:tab/>a.<text:tab/>John the Baptist</text:p>
      <text:p text:style-name="P2"/>
      <text:p text:style-name="P2"><text:tab/><text:tab/><text:tab/><text:tab/>(1)<text:tab/>Clothed with ____________ <text:s/>________</text:p>
      <text:p text:style-name="P2"><text:tab/><text:tab/><text:tab/><text:tab/><text:tab/>and with a __________ of a skin about his</text:p>
      <text:p text:style-name="P2"><text:tab/><text:tab/><text:tab/><text:tab/><text:tab/>loins.</text:p>
      <text:p text:style-name="P2"/>
      <text:p text:style-name="P2"><text:tab/><text:tab/><text:tab/><text:tab/>(2)<text:tab/>His food __________ and wild _________.</text:p>
      <text:p text:style-name="P2"/>
      <text:p text:style-name="P2"><text:tab/><text:tab/><text:tab/>b.<text:tab/>God often picks the __________ things to confound <text:tab/><text:tab/><text:tab/><text:tab/>the wise and the _________ things to confound the <text:tab/><text:tab/><text:tab/><text:tab/>things that are mighty.</text:p>
      <text:p text:style-name="P2"/>
      <text:p text:style-name="P2"><text:tab/><text:tab/><text:tab/><text:tab/>(1)<text:tab/>I Cor. 1:27-29</text:p>
      <text:p text:style-name="P2"/>
      <text:p text:style-name="P2"><text:tab/><text:tab/>3.<text:tab/>No doubt some would have chosen the herald for Christ</text:p>
      <text:p text:style-name="P2"><text:tab/><text:tab/><text:tab/>as one of ______ <text:s/>________, university trained, a man</text:p>
      <text:p text:style-name="P2"><text:tab/><text:tab/><text:tab/>of _______ <text:s/>________________, eloquent and a success.</text:p>
      <text:p text:style-name="P2"><text:tab/><text:tab/><text:tab/>Not so with God!</text:p>
      <text:p text:style-name="P2"/>
      <text:p text:style-name="P2"><text:tab/><text:tab/><text:tab/>a.<text:tab/>John was of _____________ birth, _________ <text:tab/><text:soft-page-break/><text:tab/><text:tab/><text:tab/><text:tab/><text:tab/>known, did not graduate from an accredited <text:tab/><text:tab/><text:tab/><text:tab/><text:tab/><text:tab/>___________, and was dressed like a <text:tab/><text:tab/><text:tab/><text:tab/><text:tab/><text:tab/><text:tab/>_________ <text:s/>_________.</text:p>
      <text:p text:style-name="P2"/>
      <text:p text:style-name="P2"><text:tab/><text:tab/>4.<text:tab/>But, as they went before kings to repair the roads so John </text:p>
      <text:p text:style-name="P2"><text:tab/><text:tab/><text:tab/>went before The King to prepare the hearts. <text:s/>His message</text:p>
      <text:p text:style-name="P2"><text:tab/><text:tab/><text:tab/>as startling as his appearance.</text:p>
      <text:p text:style-name="P2"/>
      <text:p text:style-name="P2"><text:tab/><text:tab/><text:tab/>a.<text:tab/>“Prepare ye the way of the Lord, make His paths</text:p>
      <text:p text:style-name="P2"><text:tab/><text:tab/><text:tab/><text:tab/>straight.”</text:p>
      <text:p text:style-name="P2"/>
      <text:p text:style-name="P2"><text:tab/><text:tab/><text:tab/>b.<text:tab/>A true revival is always a revival of ______________.</text:p>
      <text:p text:style-name="P2"/>
      <text:p text:style-name="P2"><text:tab/>C.<text:tab/>Preparation by Baptism</text:p>
      <text:p text:style-name="P2"/>
      <text:p text:style-name="P2"><text:tab/><text:tab/>1.<text:tab/>John hesitated to _______________ Jesus.</text:p>
      <text:p text:style-name="P2"/>
      <text:p text:style-name="P2"><text:tab/><text:tab/><text:tab/>a.<text:tab/>Matt. 3:14 <text:s/>“I have need to be _______________</text:p>
      <text:p text:style-name="P2"><text:tab/><text:tab/><text:tab/><text:tab/>of Thee, and comest Thou to me?”</text:p>
      <text:p text:style-name="P2"/>
      <text:p text:style-name="P2"><text:tab/></text:p>
      <text:p text:style-name="P2"/>
      <text:p text:style-name="P2"/>
      <text:p text:style-name="P2"/>
      <text:p text:style-name="P2"><text:tab/><text:tab/>2.<text:tab/>Jesus was __________________ with John’s baptism in</text:p>
      <text:p text:style-name="P2"><text:tab/><text:tab/><text:tab/>obedience to an appointed ordinance.</text:p>
      <text:p text:style-name="P2"/>
      <text:p text:style-name="P2"><text:tab/><text:tab/><text:tab/>a.<text:tab/>Matt. 3:15 <text:s/>“Thus it becometh us to __________</text:p>
      <text:p text:style-name="P2"><text:tab/><text:tab/><text:tab/><text:tab/>all righteousness.”</text:p>
      <text:p text:style-name="P2"/>
      <text:p text:style-name="P2"><text:tab/><text:tab/><text:tab/>b.<text:tab/>Christ was the ______________ of righteousness.</text:p>
      <text:p text:style-name="P2"/>
      <text:p text:style-name="P2"><text:tab/>D.<text:tab/>Preparation By The Holy Spirit</text:p>
      <text:p text:style-name="P2"/>
      <text:p text:style-name="P2"><text:tab/><text:tab/>1.<text:tab/>Mark __________</text:p>
      <text:p text:style-name="P2"/>
      <text:p text:style-name="P2"><text:tab/><text:tab/><text:tab/>a.<text:tab/>In any service for God, we need the _______ <text:s/>______</text:p>
      <text:p text:style-name="P2"><text:tab/><text:tab/><text:tab/><text:tab/>to __________ and give us ___________.</text:p>
      <text:p text:style-name="P2"/>
      <text:p text:style-name="P2"><text:tab/><text:tab/>2.<text:tab/>Acts 10:38</text:p>
      <text:p text:style-name="P2"/>
      <text:p text:style-name="P2"/>
      <text:p text:style-name="P2"><text:tab/><text:tab/><text:tab/>a.<text:tab/>God ________________ Jesus of Nazareth</text:p>
      <text:p text:style-name="P2"/>
      <text:p text:style-name="P2"><text:tab/>E.<text:tab/>Preparation By A Divine Call</text:p>
      <text:p text:style-name="P2"><text:soft-page-break/></text:p>
      <text:p text:style-name="P2"><text:tab/><text:tab/>1.<text:tab/>Mark __________</text:p>
      <text:p text:style-name="P2"/>
      <text:p text:style-name="P2"><text:tab/><text:tab/><text:tab/>a.<text:tab/>“There came a ___________ from __________.”</text:p>
      <text:p text:style-name="P2"/>
      <text:p text:style-name="P2"><text:tab/><text:tab/>2.<text:tab/>Mark __________</text:p>
      <text:p text:style-name="P2"/>
      <text:p text:style-name="P2"><text:tab/><text:tab/><text:tab/>a.<text:tab/>“This is my Beloved Son, _______ <text:s/>_______.”</text:p>
      <text:p text:style-name="P2"/>
      <text:p text:style-name="P2"><text:tab/>F.<text:tab/>Preparation By Testing</text:p>
      <text:p text:style-name="P11"/>
      <text:p text:style-name="P2"><text:tab/><text:tab/>1.<text:tab/>Mark _____________</text:p>
      <text:p text:style-name="P11"/>
      <text:p text:style-name="P2"><text:tab/><text:tab/><text:tab/>a.<text:tab/>“And immediately the spirit driveth him ______</text:p>
      <text:p text:style-name="P2"><text:tab/><text:tab/><text:tab/><text:tab/>__________ <text:s text:c="3"/>______________ to be tempted</text:p>
      <text:p text:style-name="P2"><text:tab/><text:tab/><text:tab/><text:tab/>of the devil.”</text:p>
      <text:p text:style-name="P2"/>
      <text:p text:style-name="P2"><text:tab/><text:tab/><text:tab/><text:tab/>(1)<text:tab/>Driveth = _____________ Mark 1:12</text:p>
      <text:p text:style-name="P2"/>
      <text:p text:style-name="P2"><text:tab/><text:tab/><text:tab/><text:tab/>(2)<text:tab/>Led up = _____________ Matt. 4:1</text:p>
      <text:p text:style-name="P11"/>
      <text:p text:style-name="P2"><text:tab/><text:tab/><text:tab/>b.<text:tab/>Out of the experience of the baptism comes the test.</text:p>
      <text:p text:style-name="P11"/>
      <text:p text:style-name="P2"><text:tab/><text:tab/><text:tab/>c.<text:tab/>It was a ___________ _________________,</text:p>
      <text:p text:style-name="P2"><text:tab/><text:tab/><text:tab/><text:tab/>not an accident or evil fate. <text:s/>We would never develop</text:p>
      <text:p text:style-name="P2"><text:tab/><text:tab/><text:tab/><text:tab/>without the trial.</text:p>
      <text:p text:style-name="P2"/>
      <text:p text:style-name="P2"><text:tab/><text:tab/><text:tab/>d.<text:tab/>James 1:12</text:p>
      <text:p text:style-name="P2"/>
      <text:p text:style-name="P2"><text:tab/><text:tab/><text:tab/><text:tab/>(1)<text:tab/>“Blessed is the man that _______________</text:p>
      <text:p text:style-name="P2"><text:tab/><text:tab/><text:tab/><text:tab/><text:tab/>_______________: <text:s/>for when he is tried, he </text:p>
      <text:p text:style-name="P2"><text:tab/><text:tab/><text:tab/><text:tab/><text:tab/>shall receive the crown of life, which the Lord</text:p>
      <text:p text:style-name="P2"><text:tab/><text:tab/><text:tab/><text:tab/><text:tab/>hath promised to them that love Him.”</text:p>
      <text:p text:style-name="P2"/>
      <text:p text:style-name="P2"><text:tab/><text:tab/>3.<text:tab/>We do not need to run into ________________ of our</text:p>
      <text:p text:style-name="P2"><text:tab/><text:tab/><text:tab/>own accord. <text:s/></text:p>
      <text:p text:style-name="P2"/>
      <text:p text:style-name="P2"><text:tab/><text:tab/><text:tab/>a.<text:tab/>Jesus was ________ or __________ by the spirit.</text:p>
      <text:p text:style-name="P2"/>
      <text:p text:style-name="P2"><text:tab/><text:tab/>4.<text:tab/>We must walk the path that is set before us. <text:s/>If it is through </text:p>
      <text:p text:style-name="P2"><text:tab/><text:tab/><text:tab/>a trial, we must pray “______ <text:s/>________ <text:s/>_____ <text:s/>_______”.</text:p>
      <text:p text:style-name="P2"/>
      <text:p text:style-name="P2"><text:tab/><text:tab/>5.<text:tab/>I Cor. 10:13</text:p>
      <text:p text:style-name="P2"/>
      <text:p text:style-name="P2"><text:tab/><text:tab/><text:tab/>a.<text:tab/>“But God is _____________, who will not suffer you</text:p>
      <text:p text:style-name="P2"><text:tab/><text:tab/><text:tab/><text:tab/>to be tempted above that ye are able...”</text:p>
      <text:p text:style-name="P2"/>
      <text:p text:style-name="P15"><text:soft-page-break/>VI.<text:tab/>The Servant</text:p>
      <text:p text:style-name="P2"/>
      <text:p text:style-name="P2"><text:tab/>A.<text:tab/>The Sonship of The Servant</text:p>
      <text:p text:style-name="P2"/>
      <text:p text:style-name="P2"><text:tab/><text:tab/>1.<text:tab/>_________ by Mark</text:p>
      <text:p text:style-name="P2"/>
      <text:p text:style-name="P2"><text:tab/><text:tab/><text:tab/>a.<text:tab/>Mark 1:1</text:p>
      <text:p text:style-name="P2"/>
      <text:p text:style-name="P2"><text:tab/><text:tab/>2.<text:tab/>_______________ by John</text:p>
      <text:p text:style-name="P2"/>
      <text:p text:style-name="P2"><text:tab/><text:tab/><text:tab/>a.<text:tab/>John 1:28</text:p>
      <text:p text:style-name="P2"/>
      <text:p text:style-name="P2"><text:tab/><text:tab/>3.<text:tab/>___________ by the Father</text:p>
      <text:p text:style-name="P2"/>
      <text:p text:style-name="P2"><text:tab/><text:tab/><text:tab/>a.<text:tab/>Mark 1:9-11</text:p>
      <text:p text:style-name="P2"/>
      <text:p text:style-name="P2"/>
      <text:p text:style-name="P2"><text:tab/>B.<text:tab/>The Servant Working</text:p>
      <text:p text:style-name="P2"/>
      <text:p text:style-name="P2"><text:tab/><text:tab/>1.<text:tab/>There is _____________, _____________ service of the</text:p>
      <text:p text:style-name="P2"><text:tab/><text:tab/><text:tab/>servant recorded in this Gospel. <text:s/></text:p>
      <text:p text:style-name="P2"/>
      <text:p text:style-name="P2"><text:tab/><text:tab/><text:tab/>a. <text:tab/>And He did this - And He said that</text:p>
      <text:p text:style-name="P2"/>
      <text:p text:style-name="P2"><text:tab/><text:tab/>* He ____________ men, they were in darkness</text:p>
      <text:p text:style-name="P2"/>
      <text:p text:style-name="P2"><text:tab/><text:tab/>* He ____________ men, they were without hope</text:p>
      <text:p text:style-name="P2"/>
      <text:p text:style-name="P2"><text:tab/><text:tab/>* He ____________ men, they were sick and suffering</text:p>
      <text:p text:style-name="P2"><text:tab/><text:tab/><text:tab/></text:p>
      <text:p text:style-name="P2"><text:tab/><text:tab/>* He ____________ men, they were under the power of Satan</text:p>
      <text:p text:style-name="P2"/>
      <text:p text:style-name="P2"><text:tab/><text:tab/>* He ____________ men, they are sinful</text:p>
      <text:p text:style-name="P2"/>
      <text:p text:style-name="P2"><text:tab/><text:tab/>2.<text:tab/>He _________________ His disciples.</text:p>
      <text:p text:style-name="P2"/>
      <text:p text:style-name="P2"><text:tab/><text:tab/><text:tab/>a.<text:tab/>He selected 4 __________________ to become</text:p>
      <text:p text:style-name="P2"/>
      <text:p text:style-name="P2"><text:tab/><text:tab/><text:tab/><text:tab/>4 ___________ <text:s/>_____ <text:s/>________.</text:p>
      <text:p text:style-name="P2"/>
      <text:p text:style-name="P2"><text:tab/><text:tab/><text:tab/>b.<text:tab/>They were to turn all the practical ____________</text:p>
      <text:p text:style-name="P2"/>
      <text:p text:style-name="P2"><text:tab/><text:tab/><text:tab/><text:tab/>and ___________ over for ________ <text:s/>_______.</text:p>
      <text:p text:style-name="P2"/>
      <text:p text:style-name="P2"><text:soft-page-break/><text:tab/><text:tab/><text:tab/>c.<text:tab/>Mark _________</text:p>
      <text:p text:style-name="P2"/>
      <text:p text:style-name="P2"><text:tab/><text:tab/><text:tab/><text:tab/>(1)<text:tab/>Straightway they forsook their nets, and</text:p>
      <text:p text:style-name="P2"><text:tab/><text:tab/><text:tab/><text:tab/><text:tab/>followed Him.</text:p>
      <text:p text:style-name="P2"/>
      <text:p text:style-name="P2"><text:tab/><text:tab/><text:tab/><text:tab/>(2)<text:tab/>Too often too much time between the ______</text:p>
      <text:p text:style-name="P2"><text:tab/><text:tab/><text:tab/><text:tab/><text:tab/>and our ____________.</text:p>
      <text:p text:style-name="P2"/>
      <text:p text:style-name="P2"><text:tab/><text:tab/>3.<text:tab/>He worked with _____________________.</text:p>
      <text:p text:style-name="P2"/>
      <text:p text:style-name="P2"><text:tab/><text:tab/><text:tab/>a.<text:tab/>Mark tells us Jesus...</text:p>
      <text:p text:style-name="P2"/>
      <text:p text:style-name="P2"><text:tab/><text:tab/><text:tab/><text:tab/>(1)<text:tab/>...took the little ______________ in His arms</text:p>
      <text:p text:style-name="P2"/>
      <text:p text:style-name="P2"><text:tab/><text:tab/><text:tab/><text:tab/>(2)<text:tab/>...was grieved</text:p>
      <text:p text:style-name="P2"/>
      <text:p text:style-name="P2"><text:tab/><text:tab/><text:tab/><text:tab/>(3)<text:tab/>...sighed</text:p>
      <text:p text:style-name="P2"/>
      <text:p text:style-name="P2"><text:tab/><text:tab/><text:tab/><text:tab/>(4)<text:tab/>...loved</text:p>
      <text:p text:style-name="P2"/>
      <text:p text:style-name="P2"><text:tab/><text:tab/><text:tab/><text:tab/>(5)<text:tab/>...was angry</text:p>
      <text:p text:style-name="P2"/>
      <text:p text:style-name="P2"><text:tab/><text:tab/><text:tab/><text:tab/>(6)<text:tab/>...was touched with the _____________</text:p>
      <text:p text:style-name="P2"><text:tab/><text:tab/><text:tab/><text:tab/><text:tab/>of our infirmities.</text:p>
      <text:p text:style-name="P2"/>
      <text:p text:style-name="P2"><text:tab/><text:tab/>4.<text:tab/>This is a Gospel of ____________________.</text:p>
      <text:p text:style-name="P2"/>
      <text:p text:style-name="P2"><text:tab/>C.<text:tab/>The Servant At Prayer</text:p>
      <text:p text:style-name="P2"/>
      <text:p text:style-name="P2"><text:tab/><text:tab/>1.<text:tab/>Mark ____________</text:p>
      <text:p text:style-name="P2"/>
      <text:p text:style-name="P2"><text:tab/><text:tab/><text:tab/>a.<text:tab/>Then they went on working.</text:p>
      <text:p text:style-name="P2"/>
      <text:p text:style-name="P2"><text:tab/><text:tab/><text:tab/>b.<text:tab/>If the Son of God needed to ________ before He</text:p>
      <text:p text:style-name="P2"><text:tab/><text:tab/><text:tab/><text:tab/>undertook His work, how much more should we.</text:p>
      <text:p text:style-name="P2"/>
      <text:p text:style-name="P2"><text:tab/><text:tab/><text:tab/>c.<text:tab/>Some of the lack of success and _____________</text:p>
      <text:p text:style-name="P2"><text:tab/><text:tab/><text:tab/><text:tab/>is because we fail at this point.</text:p>
      <text:p text:style-name="P2"/>
      <text:p text:style-name="P2"><text:tab/><text:tab/>2.<text:tab/>Mark ____________</text:p>
      <text:p text:style-name="P2"/>
      <text:p text:style-name="P2"><text:tab/><text:tab/><text:tab/>a.<text:tab/> He ________________ the 12 </text:p>
      <text:p text:style-name="P2"/>
      <text:p text:style-name="P2"><text:tab/><text:tab/><text:tab/>b.<text:tab/> That they might be ________ Him.</text:p>
      <text:p text:style-name="P2"/>
      <text:p text:style-name="P2"><text:soft-page-break/><text:tab/><text:tab/><text:tab/><text:tab/>(1)<text:tab/> He wants us _______ <text:s/>________.</text:p>
      <text:p text:style-name="P2"/>
      <text:p text:style-name="P2"><text:tab/><text:tab/><text:tab/><text:tab/>(2)<text:tab/>________________ with Him.</text:p>
      <text:p text:style-name="P2"/>
      <text:p text:style-name="P2"><text:tab/><text:tab/><text:tab/><text:tab/>(3)<text:tab/>Make time to be in His _______________.</text:p>
      <text:p text:style-name="P2"/>
      <text:p text:style-name="P2"><text:tab/><text:tab/><text:tab/><text:tab/>(4)<text:tab/>__________ God</text:p>
      <text:p text:style-name="P2"/>
      <text:p text:style-name="P2"><text:tab/><text:tab/><text:tab/>c.<text:tab/>Then go ___________ and _____________.</text:p>
      <text:p text:style-name="P2"/>
      <text:p text:style-name="P2"><text:tab/><text:tab/><text:tab/><text:tab/>(1)<text:tab/>Mark 3:14,15</text:p>
      <text:p text:style-name="P2"><text:tab/></text:p>
      <text:p text:style-name="P2"><text:tab/></text:p>
      <text:p text:style-name="P2"/>
      <text:p text:style-name="P2"><text:tab/>D.<text:tab/>The Servant Forgives Sin</text:p>
      <text:p text:style-name="P2"/>
      <text:p text:style-name="P2"><text:tab/><text:tab/>1.<text:tab/>Mark 1:40</text:p>
      <text:p text:style-name="P2"/>
      <text:p text:style-name="P2"><text:tab/><text:tab/><text:tab/>a.<text:tab/>Cleansed the ___________</text:p>
      <text:p text:style-name="P10"/>
      <text:p text:style-name="P2"><text:tab/><text:tab/>2.<text:tab/>Mark 2:1</text:p>
      <text:p text:style-name="P2"/>
      <text:p text:style-name="P2"><text:tab/><text:tab/><text:tab/>a.<text:tab/>News spread, even without the newspapers or</text:p>
      <text:p text:style-name="P2"><text:tab/><text:tab/><text:tab/><text:tab/>radios.</text:p>
      <text:p text:style-name="P10"/>
      <text:p text:style-name="P2"><text:tab/><text:tab/>3.<text:tab/>Mark 2:3,4</text:p>
      <text:p text:style-name="P2"/>
      <text:p text:style-name="P2"><text:tab/><text:tab/><text:tab/>a.<text:tab/>They brought him who was sick of the palsy.</text:p>
      <text:p text:style-name="P2"/>
      <text:p text:style-name="P2"><text:tab/><text:tab/><text:tab/>b.<text:tab/>Sometimes we need others to help <text:s/>_______ us to <text:tab/><text:tab/><text:tab/><text:tab/>Jesus.</text:p>
      <text:p text:style-name="P2"><text:tab/><text:tab/><text:tab/><text:tab/></text:p>
      <text:p text:style-name="P2"><text:tab/><text:tab/><text:tab/><text:tab/>(1)<text:tab/>These friends knew where Jesus was.</text:p>
      <text:p text:style-name="P2"/>
      <text:p text:style-name="P2"><text:tab/><text:tab/><text:tab/><text:tab/>(2)<text:tab/>Choose your friends wisely.</text:p>
      <text:p text:style-name="P2"/>
      <text:p text:style-name="P2"><text:tab/><text:tab/><text:tab/><text:tab/><text:tab/>(a)<text:tab/>Prov. 14:7</text:p>
      <text:p text:style-name="P10"/>
      <text:p text:style-name="P2"><text:tab/><text:tab/>4.<text:tab/>Mark 2:7</text:p>
      <text:p text:style-name="P2"/>
      <text:p text:style-name="P2"><text:tab/><text:tab/><text:tab/>a.<text:tab/>Not only the healer of the body but the __________</text:p>
      <text:p text:style-name="P2"><text:tab/><text:tab/><text:tab/><text:tab/>of the soul.</text:p>
      <text:p text:style-name="P2"/>
      <text:p text:style-name="P2"><text:tab/><text:tab/><text:tab/>b.<text:tab/>________ God can forgive sin.</text:p>
      <text:p text:style-name="P2"/>
      <text:p text:style-name="P2"><text:tab/>E.<text:tab/>The Servant Rejected</text:p>
      <text:p text:style-name="P2"><text:soft-page-break/></text:p>
      <text:p text:style-name="P2"><text:tab/><text:tab/>1.<text:tab/>Even before Mark sets forth Christ’s claim to be King of the</text:p>
      <text:p text:style-name="P2"><text:tab/><text:tab/><text:tab/>Kingdom, he reveals the way the servant is to be received.</text:p>
      <text:p text:style-name="P2"/>
      <text:p text:style-name="P2"><text:tab/><text:tab/>2.<text:tab/>Jesus tells His disciples He is to be _______________</text:p>
      <text:p text:style-name="P2"><text:tab/><text:tab/><text:tab/>by the elders, chief priests and scribes. <text:s/>Mark 8:31</text:p>
      <text:p text:style-name="P2"/>
      <text:p text:style-name="P2"><text:tab/><text:tab/><text:tab/>a.<text:tab/>He is to be delivered by _________________</text:p>
      <text:p text:style-name="P2"><text:tab/><text:tab/><text:tab/><text:tab/>Mark 9:31</text:p>
      <text:p text:style-name="P2"/>
      <text:p text:style-name="P2"><text:tab/><text:tab/><text:tab/>b.<text:tab/>He is to be put to death by the _____________</text:p>
      <text:p text:style-name="P2"><text:tab/><text:tab/><text:tab/><text:tab/>Mark 10:32-45</text:p>
      <text:p text:style-name="P2"/>
      <text:p text:style-name="P2"><text:tab/><text:tab/><text:tab/>c.<text:tab/>He is to rise again the ________ <text:s/>_______</text:p>
      <text:p text:style-name="P2"><text:tab/><text:tab/><text:tab/><text:tab/>Mark 9:31</text:p>
      <text:p text:style-name="P2"/>
      <text:p text:style-name="P2"><text:tab/><text:tab/>3.<text:tab/>It is said Jesus was sold for ____________ pieces of</text:p>
      <text:p text:style-name="P2"><text:tab/><text:tab/><text:tab/>silver - the price of a ______________.</text:p>
      <text:p text:style-name="P2"/>
      <text:p text:style-name="P2"><text:tab/><text:tab/>4.<text:tab/>He was executed as only ______________ were.</text:p>
      <text:p text:style-name="P2"/>
      <text:p text:style-name="P2"><text:tab/><text:tab/>5.<text:tab/>______ reference was made in Mark that in the garden He</text:p>
      <text:p text:style-name="P2"><text:tab/><text:tab/><text:tab/>had the right to summon twelve legions of angels, if He</text:p>
      <text:p text:style-name="P2"><text:tab/><text:tab/><text:tab/>so willed.</text:p>
      <text:p text:style-name="P2"/>
      <text:p text:style-name="P2"><text:tab/><text:tab/>6.<text:tab/>______ promise of the kingdom is given to the dying thief on</text:p>
      <text:p text:style-name="P2"><text:tab/><text:tab/><text:tab/>the cross.</text:p>
      <text:p text:style-name="P2"/>
      <text:p text:style-name="P2"><text:tab/><text:tab/><text:tab/>a.<text:tab/>These things were said by the King in Matthew but</text:p>
      <text:p text:style-name="P2"><text:tab/><text:tab/><text:tab/><text:tab/>not by the ____________ in Mark.</text:p>
      <text:p text:style-name="P2"/>
      <text:p text:style-name="P2"><text:tab/>F.<text:tab/>The Servant Exalted</text:p>
      <text:p text:style-name="P2"/>
      <text:p text:style-name="P2"><text:tab/><text:tab/>1.<text:tab/>After the ____________ had ___________ His life </text:p>
      <text:p text:style-name="P2"><text:tab/><text:tab/><text:tab/>a ransom for all, He arose from the dead.</text:p>
      <text:p text:style-name="P2"/>
      <text:p text:style-name="P2"><text:tab/><text:tab/>2.<text:tab/>The great commission in Mark 16:15-18 and Matt. 28:19-20</text:p>
      <text:p text:style-name="P2"><text:tab/><text:tab/><text:tab/>Read and compare.</text:p>
      <text:p text:style-name="P2"/>
      <text:p text:style-name="P2"><text:tab/><text:tab/>3.<text:tab/>I Cor. 3:9</text:p>
      <text:p text:style-name="P2"/>
      <text:p text:style-name="P2"><text:tab/><text:tab/><text:tab/>a.<text:tab/>Laborers with Him</text:p>
      <text:p text:style-name="P2"/>
      <text:p text:style-name="P2"><text:tab/><text:tab/>4.<text:tab/>I Cor. 15:58</text:p>
      <text:p text:style-name="P2"/>
      <text:p text:style-name="P2"><text:soft-page-break/><text:tab/><text:tab/><text:tab/>a.<text:tab/>Must labor always</text:p>
      <text:p text:style-name="P2"/>
      <text:p text:style-name="P2"><text:tab/><text:tab/>5.<text:tab/>Phil. 2:7-9</text:p>
      <text:p text:style-name="P2"/>
      <text:p text:style-name="P2"><text:tab/><text:tab/><text:tab/>a.<text:tab/>He who had taken upon Him the form of a _________</text:p>
      <text:p text:style-name="P2"><text:tab/><text:tab/><text:tab/><text:tab/>was received in Heaven to sit on the right hand of</text:p>
      <text:p text:style-name="P2"><text:tab/><text:tab/><text:tab/><text:tab/>God.</text:p>
      <text:p text:style-name="P2"/>
      <text:p text:style-name="P2"><text:tab/><text:tab/><text:tab/>b.<text:tab/>Once in the form of a _______________,</text:p>
      <text:p text:style-name="P2"><text:tab/><text:tab/><text:tab/><text:tab/>now highly exalted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7">Study Questions</text:p>
      <text:p text:style-name="P2"/>
      <text:p text:style-name="P16">Mark</text:p>
      <text:p text:style-name="P2"/>
      <text:p text:style-name="P2">1,<text:tab/>When was the book of Mark probably written?</text:p>
      <text:p text:style-name="P2"/>
      <text:p text:style-name="P2">2.<text:tab/>Who was Mark’s cousin?</text:p>
      <text:p text:style-name="P2"/>
      <text:p text:style-name="P2">3.<text:tab/>How does Mark present Jesus?</text:p>
      <text:p text:style-name="P2"/>
      <text:p text:style-name="P2">4.<text:tab/>Who is Mark writing to?</text:p>
      <text:p text:style-name="P2"/>
      <text:p text:style-name="P2">5.<text:tab/>What is the key verse of Mark?</text:p>
      <text:p text:style-name="P2"/>
      <text:p text:style-name="P2">6.<text:tab/>What is the key word and what is significant about it?</text:p>
      <text:p text:style-name="P2"/>
      <text:p text:style-name="P2"/>
      <text:p text:style-name="P2">7.<text:tab/>Name four things Mark leaves out of his account that are significant.</text:p>
      <text:p text:style-name="P2"><text:tab/>1)<text:tab/><text:tab/><text:tab/><text:tab/><text:tab/>3)</text:p>
      <text:p text:style-name="P2"><text:tab/></text:p>
      <text:p text:style-name="P2"><text:tab/>2)<text:tab/><text:tab/><text:tab/><text:tab/><text:tab/>4)</text:p>
      <text:p text:style-name="P2"/>
      <text:p text:style-name="P2">8.<text:tab/>What word begins 12 out of the 16 chapters of Mark and what can we</text:p>
      <text:p text:style-name="P2"><text:tab/>learn from this?</text:p>
      <text:p text:style-name="P2"/>
      <text:p text:style-name="P2"/>
      <text:p text:style-name="P2">9.<text:tab/>Name 3 ways Jesus prepared.</text:p>
      <text:p text:style-name="P2"><text:tab/>1)<text:tab/><text:tab/><text:tab/><text:tab/>3)</text:p>
      <text:p text:style-name="P2"><text:tab/></text:p>
      <text:p text:style-name="P2"><text:tab/>2)</text:p>
      <text:p text:style-name="P2"/>
      <text:p text:style-name="P2">10.<text:tab/>How was the Servant moved as we can see in Mark 6:34?</text:p>
      <text:p text:style-name="P2"/>
      <text:p text:style-name="P2">11.<text:tab/>What did Jesus desire first when He ordained the 12?</text:p>
      <text:p text:style-name="P2"/>
      <text:p text:style-name="P2"/>
      <text:p text:style-name="P2">12.<text:tab/>How was the Servant received?</text:p>
      <text:p text:style-name="P2"/>
      <text:p text:style-name="P2"/>
      <text:p text:style-name="P2">13.<text:tab/>Did the Servant’s service end with His ascension? <text:s/>(Give scripture ref.)</text:p>
      <text:p text:style-name="P2"/>
      <text:p text:style-name="P2"/>
      <text:p text:style-name="P14"/>
      <text:p text:style-name="P37">Test 3</text:p>
      <text:p text:style-name="P4"/>
      <text:p text:style-name="P16">Mark</text:p>
      <text:p text:style-name="P2"/>
      <text:p text:style-name="P2">1.<text:tab/>When was the book of Mark probably written?</text:p>
      <text:p text:style-name="P2"/>
      <text:p text:style-name="P2"/>
      <text:p text:style-name="P2">2.<text:tab/>How does Mark present Jesus?</text:p>
      <text:p text:style-name="P2"/>
      <text:p text:style-name="P2"/>
      <text:p text:style-name="P2">3.<text:tab/>Who is Mark writing to?</text:p>
      <text:p text:style-name="P2"/>
      <text:p text:style-name="P2"/>
      <text:p text:style-name="P2">4.<text:tab/>What is the key verse of Mark?</text:p>
      <text:p text:style-name="P2"/>
      <text:p text:style-name="P2"/>
      <text:p text:style-name="P2">5.<text:tab/>What is the key word and what is significant about it?</text:p>
      <text:p text:style-name="P2"/>
      <text:p text:style-name="P2"/>
      <text:p text:style-name="P2"/>
      <text:p text:style-name="P2">6.<text:tab/>What word begins 12 out of the 16 chapters of Mark and what can we </text:p>
      <text:p text:style-name="P2"><text:tab/>learn from this?</text:p>
      <text:p text:style-name="P2"/>
      <text:p text:style-name="P2"/>
      <text:p text:style-name="P2">7.<text:tab/>How was the Servant moved as we can see in Mark 6:34</text:p>
      <text:p text:style-name="P2"/>
      <text:p text:style-name="P2"/>
      <text:p text:style-name="P2">8.<text:tab/>What did Jesus desire first when He ordained the 12?</text:p>
      <text:p text:style-name="P2"/>
      <text:p text:style-name="P2"/>
      <text:p text:style-name="P2"/>
      <text:p text:style-name="P2">9.<text:tab/>How was the Servant received?</text:p>
      <text:p text:style-name="P2"/>
      <text:p text:style-name="P2"/>
      <text:p text:style-name="P2"/>
      <text:p text:style-name="P2">10.<text:tab/>Did the Servant’s service end with His ascension? <text:s/>(Give scripture ref.)</text:p>
      <text:p text:style-name="P2"/>
      <text:p text:style-name="P2"/>
      <text:p text:style-name="P2"/>
      <text:p text:style-name="P19"><text:span text:style-name="T5">BONUS</text:span><text:span text:style-name="T4">:</text:span><text:span text:style-name="T1"><text:tab/>How does Matthew present Jesus?<text:tab/></text:span></text:p>
      <text:p text:style-name="P2"/>
      <text:p text:style-name="P2"/>
      <text:p text:style-name="P31"/>
      <text:p text:style-name="P36">Luke</text:p>
      <text:p text:style-name="P2"/>
      <text:p text:style-name="P15">I. <text:tab/>Author</text:p>
      <text:p text:style-name="P2"/>
      <text:p text:style-name="P2"><text:tab/>A.<text:tab/>Luke</text:p>
      <text:p text:style-name="P2"/>
      <text:p text:style-name="P2"><text:tab/><text:tab/>1.<text:tab/>Luke is the _____________ author of this book.</text:p>
      <text:p text:style-name="P2"/>
      <text:p text:style-name="P2"><text:tab/><text:tab/>2.<text:tab/>Luke gives the _____________ amount of information</text:p>
      <text:p text:style-name="P2"><text:tab/><text:tab/><text:tab/>concerning its _______________.</text:p>
      <text:p text:style-name="P2"/>
      <text:p text:style-name="P2"><text:tab/><text:tab/>3.<text:tab/>This book is addressed to a man named ______________.</text:p>
      <text:p text:style-name="P2"/>
      <text:p text:style-name="P2"><text:tab/><text:tab/><text:tab/>a.<text:tab/>Means “_________ of God” or </text:p>
      <text:p text:style-name="P2"><text:tab/><text:tab/><text:tab/><text:tab/>“__________ of God”.</text:p>
      <text:p text:style-name="P2"/>
      <text:p text:style-name="P2"><text:tab/><text:tab/><text:tab/>b.<text:tab/>He was probably a man of upper class because the</text:p>
      <text:p text:style-name="P2"><text:tab/><text:tab/><text:tab/><text:tab/>title “_____________________” was generally </text:p>
      <text:p text:style-name="P2"><text:tab/><text:tab/><text:tab/><text:tab/>applied only to _____________ or to members of the</text:p>
      <text:p text:style-name="P2"><text:tab/><text:tab/><text:tab/><text:tab/>___________________.</text:p>
      <text:p text:style-name="P2"/>
      <text:p text:style-name="P2"><text:tab/><text:tab/>4.<text:tab/>The _____________ , Luke, is referred to by name</text:p>
      <text:p text:style-name="P2"><text:tab/><text:tab/><text:tab/>____________ times only.</text:p>
      <text:p text:style-name="P2"/>
      <text:p text:style-name="P2"><text:tab/><text:tab/><text:tab/>a.<text:tab/>Col. <text:s/>_______</text:p>
      <text:p text:style-name="P2"/>
      <text:p text:style-name="P2"><text:tab/><text:tab/><text:tab/>b.<text:tab/>Phil. _______</text:p>
      <text:p text:style-name="P2"/>
      <text:p text:style-name="P2"><text:tab/><text:tab/><text:tab/>c.<text:tab/>II Tim. _______</text:p>
      <text:p text:style-name="P2"/>
      <text:p text:style-name="P2"><text:tab/><text:tab/>5.<text:tab/>We see he is a ________________________, one of </text:p>
      <text:p text:style-name="P2"><text:tab/><text:tab/><text:tab/>_______________ fellow laborers, and that he was with</text:p>
      <text:p text:style-name="P2"><text:tab/><text:tab/><text:tab/>Paul during his ________ imprisonment.</text:p>
      <text:p text:style-name="P2"/>
      <text:p text:style-name="P2"><text:tab/><text:tab/>6.<text:tab/>Most feel Luke was a ___________ speaking _________ by</text:p>
      <text:p text:style-name="P2"><text:tab/><text:tab/><text:tab/>birth who had received a _________ ______________ and</text:p>
      <text:p text:style-name="P2"><text:tab/><text:tab/><text:tab/>who possessed considerable intellectual ____________.</text:p>
      <text:p text:style-name="P2"/>
      <text:p text:style-name="P2"><text:tab/><text:tab/>7.<text:tab/>Luke was a _____________ doctor.</text:p>
      <text:p text:style-name="P2"/>
      <text:p text:style-name="P2"><text:tab/><text:tab/>8.<text:tab/>Luke also wrote the book of ____________.</text:p>
      <text:p text:style-name="P2"/>
      <text:p text:style-name="P2"><text:tab/><text:tab/><text:tab/>a.<text:tab/>Acts 1:1</text:p>
      <text:p text:style-name="P15"><text:soft-page-break/>II.<text:tab/>The People</text:p>
      <text:p text:style-name="P2"/>
      <text:p text:style-name="P2"><text:tab/>A.<text:tab/>Luke was written for the _______________.</text:p>
      <text:p text:style-name="P2"/>
      <text:p text:style-name="P2"><text:tab/>B.<text:tab/>The ______________ had been preparing for Christ’s _________.</text:p>
      <text:p text:style-name="P2"/>
      <text:p text:style-name="P2"><text:tab/>C.<text:tab/> The Greeks were ______________ from the Jews and Romans.</text:p>
      <text:p text:style-name="P2"/>
      <text:p text:style-name="P2"><text:tab/><text:tab/>1.<text:tab/>Had a wider _________________</text:p>
      <text:p text:style-name="P2"/>
      <text:p text:style-name="P2"><text:tab/><text:tab/>2.<text:tab/>Loved ________________</text:p>
      <text:p text:style-name="P2"/>
      <text:p text:style-name="P2"><text:tab/><text:tab/>3.<text:tab/>Loved ______________ (the art of using words effectively</text:p>
      <text:p text:style-name="P2"><text:tab/><text:tab/><text:tab/>in speaking or writing)</text:p>
      <text:p text:style-name="P2"/>
      <text:p text:style-name="P2"><text:tab/><text:tab/>4.<text:tab/>Loved _____________________</text:p>
      <text:p text:style-name="P2"/>
      <text:p text:style-name="P2"><text:tab/><text:tab/>5.<text:tab/>Very concerned with the _________________ man</text:p>
      <text:p text:style-name="P2"/>
      <text:p text:style-name="P2"><text:tab/>D.<text:tab/>Luke, as a well educated Greek and doctor, would be _______ <text:tab/><text:tab/><text:tab/>suited for this task.</text:p>
      <text:p text:style-name="P2"/>
      <text:p text:style-name="P15">III.<text:tab/>The Presentation</text:p>
      <text:p text:style-name="P2"/>
      <text:p text:style-name="P2"><text:tab/>A.<text:tab/>Luke presents Jesus as the _________ or _____________ man.</text:p>
      <text:p text:style-name="P2"/>
      <text:p text:style-name="P2"><text:tab/><text:tab/>1.<text:tab/>Luke has the most about the _____________ of Jesus.</text:p>
      <text:p text:style-name="P2"/>
      <text:p text:style-name="P2"><text:tab/><text:tab/><text:tab/>a.<text:tab/>Has the most about ____________.</text:p>
      <text:p text:style-name="P2"/>
      <text:p text:style-name="P2"><text:tab/><text:tab/><text:tab/>b.<text:tab/>_________ Luke tells of the visit of the shepherds.</text:p>
      <text:p text:style-name="P2"/>
      <text:p text:style-name="P2"><text:tab/><text:tab/><text:tab/>c.<text:tab/>_________ Luke tells of Jesus’ visit to the temple</text:p>
      <text:p text:style-name="P2"><text:tab/><text:tab/><text:tab/><text:tab/>when He was a youth.</text:p>
      <text:p text:style-name="P2"/>
      <text:p text:style-name="P2"><text:tab/><text:tab/><text:tab/>d.<text:tab/>He gives us the fullest account of His __________.</text:p>
      <text:p text:style-name="P2"/>
      <text:p text:style-name="P2"><text:tab/><text:tab/><text:tab/>e.<text:tab/>We learn about His __________________.</text:p>
      <text:p text:style-name="P2"/>
      <text:p text:style-name="P2"><text:tab/><text:tab/><text:tab/><text:tab/>(1)<text:tab/>Jesus developed ________________</text:p>
      <text:p text:style-name="P2"><text:tab/><text:tab/><text:tab/><text:tab/><text:tab/>Luke 2:40,52</text:p>
      <text:p text:style-name="P2"/>
      <text:p text:style-name="P2"><text:tab/><text:tab/><text:tab/><text:tab/>(2)<text:tab/>As a child, He was ___________ to</text:p>
      <text:p text:style-name="P2"><text:tab/><text:tab/><text:tab/><text:tab/><text:tab/>Joseph and Mary. <text:s/>Luke 2:51</text:p>
      <text:p text:style-name="P2"><text:soft-page-break/><text:tab/><text:tab/><text:tab/>f.<text:tab/>No record of _______________ or</text:p>
      <text:p text:style-name="P2"><text:tab/><text:tab/><text:tab/><text:tab/><text:tab/>_______________ growth.</text:p>
      <text:p text:style-name="P2"/>
      <text:p text:style-name="P2"><text:tab/><text:tab/>2.<text:tab/>We see Him kneeling in _____________, and that He</text:p>
      <text:p text:style-name="P2"><text:tab/><text:tab/><text:tab/>knew ____________ and _________________.</text:p>
      <text:p text:style-name="P2"/>
      <text:p text:style-name="P2"><text:tab/><text:tab/>3.<text:tab/>_______ out of _______ miracles were miracles of</text:p>
      <text:p text:style-name="P2"><text:tab/><text:tab/><text:tab/>__________________.</text:p>
      <text:p text:style-name="P2"/>
      <text:p text:style-name="P2"><text:tab/><text:tab/><text:tab/>a.<text:tab/>_________ Luke tells of the healing of Malchus’</text:p>
      <text:p text:style-name="P2"><text:tab/><text:tab/><text:tab/><text:tab/>ear. <text:s/>Luke 22:51</text:p>
      <text:p text:style-name="P2"/>
      <text:p text:style-name="P2"><text:tab/>B.<text:tab/>We can see Luke is also for the outcast on the earth.</text:p>
      <text:p text:style-name="P2"/>
      <text:p text:style-name="P2"><text:tab/><text:tab/>1.<text:tab/>Only Luke tells us of</text:p>
      <text:p text:style-name="P2"/>
      <text:p text:style-name="P2"><text:tab/><text:tab/><text:tab/>a.<text:tab/>______________________ <text:s/>Luke 10:30</text:p>
      <text:p text:style-name="P2"/>
      <text:p text:style-name="P2"><text:tab/><text:tab/><text:tab/>b.<text:tab/>______________________ Luke 18:13</text:p>
      <text:p text:style-name="P2"/>
      <text:p text:style-name="P2"><text:tab/><text:tab/><text:tab/>c.<text:tab/>______________________ Luke 15:11-24</text:p>
      <text:p text:style-name="P2"/>
      <text:p text:style-name="P2"><text:tab/><text:tab/><text:tab/>d.<text:tab/>______________________ Luke 19:2</text:p>
      <text:p text:style-name="P2"/>
      <text:p text:style-name="P2"><text:tab/>C.<text:tab/>Luke is the writer that has much to say about _______________.</text:p>
      <text:p text:style-name="P2"/>
      <text:p text:style-name="P2"><text:tab/><text:tab/>1.<text:tab/>The most about __________ and _______________.</text:p>
      <text:p text:style-name="P2"/>
      <text:p text:style-name="P2"><text:tab/><text:tab/><text:tab/>a.<text:tab/>Chapters 1 and 2</text:p>
      <text:p text:style-name="P2"/>
      <text:p text:style-name="P2"/>
      <text:p text:style-name="P2"><text:tab/><text:tab/>2. <text:s/><text:tab/>His regard for women and children are seen in</text:p>
      <text:p text:style-name="P2"/>
      <text:p text:style-name="P2"><text:tab/><text:tab/><text:tab/>a.<text:tab/>Luke 7:46 - ________________________</text:p>
      <text:p text:style-name="P2"/>
      <text:p text:style-name="P2"><text:tab/><text:tab/><text:tab/>b.<text:tab/>Luke 8:42 - __________________________ and</text:p>
      <text:p text:style-name="P2"><text:tab/><text:tab/><text:tab/><text:tab/>_________________</text:p>
      <text:p text:style-name="P2"/>
      <text:p text:style-name="P2"><text:tab/><text:tab/><text:tab/>c.<text:tab/>Luke 9:38-42 - _____________________</text:p>
      <text:p text:style-name="P2"/>
      <text:p text:style-name="P2"><text:tab/><text:tab/><text:tab/>d.<text:tab/>Luke 10:38-42 - ___________________________</text:p>
      <text:p text:style-name="P2"><text:tab/><text:tab/><text:tab/><text:tab/>____________________</text:p>
      <text:p text:style-name="P2"/>
      <text:p text:style-name="P2"><text:tab/><text:tab/><text:tab/>e.<text:tab/>Luke 23:27,28 - ____________________________</text:p>
      <text:p text:style-name="P2"/>
      <text:p text:style-name="P2"><text:soft-page-break/><text:tab/>D.<text:tab/>We see Jesus presented as the perfect man.</text:p>
      <text:p text:style-name="P2"/>
      <text:p text:style-name="P2"><text:tab/><text:tab/>1.<text:tab/>Only Luke tells us of</text:p>
      <text:p text:style-name="P2"/>
      <text:p text:style-name="P2"><text:tab/><text:tab/><text:tab/>a.<text:tab/>Luke __________</text:p>
      <text:p text:style-name="P2"/>
      <text:p text:style-name="P2"><text:tab/><text:tab/><text:tab/><text:tab/>(1)<text:tab/>When our Lord beheld the city of Jerusalem</text:p>
      <text:p text:style-name="P2"><text:tab/><text:tab/><text:tab/><text:tab/><text:tab/>and wept over it.</text:p>
      <text:p text:style-name="P2"/>
      <text:p text:style-name="P2"><text:tab/><text:tab/><text:tab/>b.<text:tab/>Luke __________</text:p>
      <text:p text:style-name="P2"/>
      <text:p text:style-name="P2"><text:tab/><text:tab/><text:tab/><text:tab/>(1)<text:tab/>When He sweat as it were great drops of </text:p>
      <text:p text:style-name="P2"><text:tab/><text:tab/><text:tab/><text:tab/><text:tab/>blood.</text:p>
      <text:p text:style-name="P2"/>
      <text:p text:style-name="P2"><text:tab/><text:tab/><text:tab/>c.<text:tab/>Luke __________</text:p>
      <text:p text:style-name="P2"/>
      <text:p text:style-name="P2"><text:tab/><text:tab/><text:tab/><text:tab/>(1)<text:tab/>When He showed mercy to the dying thief</text:p>
      <text:p text:style-name="P2"><text:tab/><text:tab/><text:tab/><text:tab/><text:tab/>on the cross.</text:p>
      <text:p text:style-name="P2"/>
      <text:p text:style-name="P2"><text:tab/><text:tab/><text:tab/>d.<text:tab/>Luke __________</text:p>
      <text:p text:style-name="P2"/>
      <text:p text:style-name="P2"><text:tab/><text:tab/><text:tab/><text:tab/>(1)<text:tab/>When He walked with the two to Emmaus.</text:p>
      <text:p text:style-name="P2"/>
      <text:p text:style-name="P2"><text:tab/><text:tab/><text:tab/>e.<text:tab/>Luke __________</text:p>
      <text:p text:style-name="P2"/>
      <text:p text:style-name="P2"><text:tab/><text:tab/><text:tab/><text:tab/>(1)<text:tab/>When He led His disciples out as far as </text:p>
      <text:p text:style-name="P2"><text:tab/><text:tab/><text:tab/><text:tab/><text:tab/>Bethany and as He lifted up His hands and</text:p>
      <text:p text:style-name="P2"><text:tab/><text:tab/><text:tab/><text:tab/><text:tab/>blessed them, He was parted from them.</text:p>
      <text:p text:style-name="P2"/>
      <text:p text:style-name="P2"><text:tab/>E.<text:tab/>We also see Jesus as the _________ <text:s/>______ in the introduction.</text:p>
      <text:p text:style-name="P2"/>
      <text:p text:style-name="P2"><text:tab/><text:tab/>1.<text:tab/>__________ fits his theme -</text:p>
      <text:p text:style-name="P2"/>
      <text:p text:style-name="P2"><text:tab/><text:tab/><text:tab/>a.<text:tab/>“In the beginning was the Word, and the Word was</text:p>
      <text:p text:style-name="P2"><text:tab/><text:tab/><text:tab/><text:tab/>with God, and the Word was God.” <text:s/>John 1:1</text:p>
      <text:p text:style-name="P2"/>
      <text:p text:style-name="P2"><text:tab/><text:tab/>2.<text:tab/>Luke, as a ________ story _____________ men -</text:p>
      <text:p text:style-name="P2"><text:tab/></text:p>
      <text:p text:style-name="P2"><text:tab/><text:tab/><text:tab/>a.<text:tab/>“There was in the days of Herod, the king of Judea,</text:p>
      <text:p text:style-name="P2"><text:tab/><text:tab/><text:tab/><text:tab/>a certain priest named Zechariah...” <text:s/>Luke 1:5</text:p>
      <text:p text:style-name="P2"/>
      <text:p text:style-name="P2"><text:tab/><text:tab/><text:tab/>b.<text:tab/>“And it came to pass in those days, that there went </text:p>
      <text:p text:style-name="P2"><text:tab/><text:tab/><text:tab/><text:tab/>out a decree from Caesar Augustus, that all the</text:p>
      <text:p text:style-name="P2"><text:tab/><text:tab/><text:tab/><text:tab/>world should be taxed.” <text:s/>Luke 2:1</text:p>
      <text:p text:style-name="P2"/>
      <text:p text:style-name="P2"><text:soft-page-break/><text:tab/><text:tab/><text:tab/><text:tab/>(1)<text:tab/>Note: <text:s/>Micah said that Bethlehem was to be</text:p>
      <text:p text:style-name="P2"><text:tab/><text:tab/><text:tab/><text:tab/><text:tab/>the birthplace of Jesus. <text:s/>Micah 5:2-5</text:p>
      <text:p text:style-name="P2"><text:tab/><text:tab/><text:tab/><text:tab/><text:tab/>Mary lived in Nazareth, 100 miles away.</text:p>
      <text:p text:style-name="P2"><text:tab/><text:tab/><text:tab/><text:tab/><text:tab/>Imperial Rome brought forth the decree to </text:p>
      <text:p text:style-name="P2"><text:tab/><text:tab/><text:tab/><text:tab/><text:tab/>compel Mary and Joseph to go to Bethlehem </text:p>
      <text:p text:style-name="P2"><text:tab/><text:tab/><text:tab/><text:tab/><text:tab/>just as the child was born.</text:p>
      <text:p text:style-name="P2"><text:tab/><text:tab/><text:tab/><text:tab/><text:tab/></text:p>
      <text:p text:style-name="P5"><text:tab/><text:tab/>God ________ the earthly rulers to do ______ biding.</text:p>
      <text:p text:style-name="P5"/>
      <text:p text:style-name="P2"><text:tab/><text:tab/><text:tab/>c.<text:tab/>We do not find the kings of the East asking for one</text:p>
      <text:p text:style-name="P2"><text:tab/><text:tab/><text:tab/><text:tab/>“who is born a __________”.</text:p>
      <text:p text:style-name="P2"/>
      <text:p text:style-name="P2"><text:tab/><text:tab/><text:tab/>d.<text:tab/>In the angels message to the watching shepherds, we</text:p>
      <text:p text:style-name="P2"><text:tab/><text:tab/><text:tab/><text:tab/>see “Behold, I bring you good tidings of great joy,</text:p>
      <text:p text:style-name="P2"><text:tab/><text:tab/><text:tab/><text:tab/>which shall be to all people. <text:s/>For unto you is born</text:p>
      <text:p text:style-name="P2"><text:tab/><text:tab/><text:tab/><text:tab/>this day in the city of David a _____________.”</text:p>
      <text:p text:style-name="P2"><text:tab/><text:tab/><text:tab/><text:tab/>Luke 2:10-12</text:p>
      <text:p text:style-name="P2"><text:tab/><text:tab/><text:tab/><text:tab/>NOT a ___________.</text:p>
      <text:p text:style-name="P2"/>
      <text:p text:style-name="P2"><text:tab/>F.<text:tab/>We see the ___________ ______ presented in the genealogy.</text:p>
      <text:p text:style-name="P2"/>
      <text:p text:style-name="P2"><text:tab/><text:tab/>1.<text:tab/>Matthew had the genealogy of a _________.</text:p>
      <text:p text:style-name="P2"/>
      <text:p text:style-name="P2"><text:tab/><text:tab/><text:tab/>a.<text:tab/>We find Joseph was ____________ by Jacob.</text:p>
      <text:p text:style-name="P2"/>
      <text:p text:style-name="P2"><text:tab/><text:tab/>2.<text:tab/>Luke has the genealogy of a ___________ _______.</text:p>
      <text:p text:style-name="P2"/>
      <text:p text:style-name="P2"><text:tab/><text:tab/><text:tab/>a.<text:tab/>We see Joseph as the son of _________.</text:p>
      <text:p text:style-name="P2"/>
      <text:p text:style-name="P2"><text:tab/><text:tab/><text:tab/><text:tab/>He could not be the son of two men, so it is</text:p>
      <text:p text:style-name="P2"><text:tab/><text:tab/><text:tab/><text:tab/>supposed that Joseph was His son-in-law and</text:p>
      <text:p text:style-name="P2"><text:tab/><text:tab/><text:tab/><text:tab/>Heli was ___________ father.</text:p>
      <text:p text:style-name="P2"/>
      <text:p text:style-name="P2"><text:tab/><text:tab/>3.<text:tab/>_______________ started from _____________ and</text:p>
      <text:p text:style-name="P2"><text:tab/><text:tab/><text:tab/>came ________ to ______________.</text:p>
      <text:p text:style-name="P2"/>
      <text:p text:style-name="P2"><text:tab/><text:tab/>4.<text:tab/>_______________ starts from ______________ and</text:p>
      <text:p text:style-name="P2"><text:tab/><text:tab/><text:tab/>goes ______ to Adam and _________.</text:p>
      <text:p text:style-name="P2"/>
      <text:p text:style-name="P2"><text:tab/><text:tab/><text:tab/>a.<text:tab/>Traced through _________ because he is the</text:p>
      <text:p text:style-name="P2"><text:tab/><text:tab/><text:tab/><text:tab/>father of all humanity. <text:s/></text:p>
      <text:p text:style-name="P2"><text:tab/><text:tab/><text:tab/><text:tab/>How do we attain to this perfect man?</text:p>
      <text:p text:style-name="P2"><text:tab/><text:tab/><text:tab/><text:tab/>There is only one way, <text:s/>Adam was the son of God,</text:p>
      <text:p text:style-name="P2"><text:tab/><text:tab/><text:tab/><text:tab/>we must become the _______ of God.</text:p>
      <text:p text:style-name="P2"/>
      <text:p text:style-name="P2"><text:soft-page-break/><text:tab/>G.<text:tab/>The Key Verse -</text:p>
      <text:p text:style-name="P2"/>
      <text:p text:style-name="P2"><text:tab/><text:tab/>1.<text:tab/>Luke ____________</text:p>
      <text:p text:style-name="P2"><text:tab/><text:tab/><text:tab/>“For the son of man is come to seek and to save that which</text:p>
      <text:p text:style-name="P2"><text:tab/><text:tab/><text:tab/>is lost.”</text:p>
      <text:p text:style-name="P2"/>
      <text:p text:style-name="P2"><text:tab/>H.<text:tab/>The Key Word -</text:p>
      <text:p text:style-name="P2"/>
      <text:p text:style-name="P2"><text:tab/><text:tab/>1.<text:tab/>_____________________</text:p>
      <text:p text:style-name="P2"/>
      <text:p text:style-name="P2"><text:tab/><text:tab/><text:tab/>a.<text:tab/>Luke _________ <text:s/></text:p>
      <text:p text:style-name="P2"/>
      <text:p text:style-name="P2"><text:tab/><text:tab/><text:tab/><text:tab/>(1)<text:tab/>Jesus</text:p>
      <text:p text:style-name="P2"/>
      <text:p text:style-name="P2"><text:tab/><text:tab/><text:tab/>b.<text:tab/>Luke _________</text:p>
      <text:p text:style-name="P2"/>
      <text:p text:style-name="P2"><text:tab/><text:tab/><text:tab/><text:tab/>(1)<text:tab/>The Good Samaritan</text:p>
      <text:p text:style-name="P2"/>
      <text:p text:style-name="P2"><text:tab/><text:tab/><text:tab/>c.<text:tab/>Luke _________</text:p>
      <text:p text:style-name="P2"/>
      <text:p text:style-name="P2"><text:tab/><text:tab/><text:tab/><text:tab/>(1)<text:tab/>The prodigal son’s father</text:p>
      <text:p text:style-name="P2"/>
      <text:p text:style-name="P15">IV.<text:tab/>Preparation</text:p>
      <text:p text:style-name="P2"/>
      <text:p text:style-name="P2"><text:tab/>A.<text:tab/>After the genealogy, Luke tells of the preparation of Jesus.</text:p>
      <text:p text:style-name="P2"/>
      <text:p text:style-name="P2"><text:tab/><text:tab/>1.<text:tab/>“Jesus being full of the Holy Ghost...was led by the Spirit</text:p>
      <text:p text:style-name="P2"><text:tab/><text:tab/><text:tab/>into the wilderness,” <text:s/>Luke ___________</text:p>
      <text:p text:style-name="P2"/>
      <text:p text:style-name="P2"><text:tab/></text:p>
      <text:p text:style-name="P2"/>
      <text:p text:style-name="P2"><text:tab/><text:tab/>2.<text:tab/>He was tried and proven.</text:p>
      <text:p text:style-name="P2"/>
      <text:p text:style-name="P2"><text:tab/><text:tab/><text:tab/>a.<text:tab/>The more you ___________ a rose, the more it’s</text:p>
      <text:p text:style-name="P2"><text:tab/><text:tab/><text:tab/><text:tab/>_______________ is recognized and ___________.</text:p>
      <text:p text:style-name="P2"><text:tab/><text:tab/><text:tab/><text:tab/>So the more the devil ___________Christ, the more <text:tab/><text:tab/><text:tab/><text:tab/>His________________ are revealed. </text:p>
      <text:p text:style-name="P2"><text:tab/><text:tab/><text:tab/><text:tab/> To be like Jesus!</text:p>
      <text:p text:style-name="P2"><text:tab/></text:p>
      <text:p text:style-name="P2"><text:tab/>B.<text:tab/>Luke is the only one who tells us that Jesus returned in the <text:tab/><text:tab/><text:tab/><text:tab/>_____________ of the Spirit into Galilee, (4:14), showing the</text:p>
      <text:p text:style-name="P2"><text:tab/><text:tab/>________ had _____________ in breaking the fellowship of the </text:p>
      <text:p text:style-name="P2"><text:tab/><text:tab/>Son of man on earth with His ___________ in Heaven.</text:p>
      <text:p text:style-name="P15">V.<text:tab/>Ministry</text:p>
      <text:p text:style-name="P2"><text:soft-page-break/></text:p>
      <text:p text:style-name="P2"><text:tab/>A.<text:tab/>His ministry <text:s/>_________________ His _____________.</text:p>
      <text:p text:style-name="P40"><text:tab/><text:tab/></text:p>
      <text:p text:style-name="P2"><text:tab/><text:tab/>1.<text:tab/>Went into _______________</text:p>
      <text:p text:style-name="P2"/>
      <text:p text:style-name="P2"><text:tab/><text:tab/><text:tab/>a.<text:tab/>Luke _________</text:p>
      <text:p text:style-name="P2"/>
      <text:p text:style-name="P2"><text:tab/><text:tab/>2.<text:tab/>Then into _______________</text:p>
      <text:p text:style-name="P2"/>
      <text:p text:style-name="P2"><text:tab/><text:tab/><text:tab/>a.<text:tab/>Luke _________</text:p>
      <text:p text:style-name="P2"/>
      <text:p text:style-name="P2"><text:tab/><text:tab/>3. <text:tab/>Our ____________ includes at _____________.</text:p>
      <text:p text:style-name="P2"><text:tab/><text:tab/></text:p>
      <text:p text:style-name="P2"><text:tab/><text:tab/><text:tab/>a.<text:tab/>He is our _____________, the ____________ man.</text:p>
      <text:p text:style-name="P2"/>
      <text:p text:style-name="P41"><text:tab/><text:tab/>4.<text:tab/>His mission can be seen in the verses He read in the ___________.</text:p>
      <text:p text:style-name="P2"><text:tab/><text:tab/><text:tab/>a.<text:tab/>Luke 4:18,19</text:p>
      <text:p text:style-name="P2"/>
      <text:p text:style-name="P2"><text:tab/><text:tab/><text:tab/>b.<text:tab/>Commissioned, ________ of God and</text:p>
      <text:p text:style-name="P2"><text:tab/><text:tab/><text:tab/><text:tab/>divinely ________________.</text:p>
      <text:p text:style-name="P2"/>
      <text:p text:style-name="P15">VI.<text:tab/>Disciples Commissioned</text:p>
      <text:p text:style-name="P11"/>
      <text:p text:style-name="P2"><text:tab/>A.<text:tab/>Luke 9</text:p>
      <text:p text:style-name="P2"><text:tab/><text:tab/>1.<text:tab/>________________ together</text:p>
      <text:p text:style-name="P2"/>
      <text:p text:style-name="P2"><text:tab/><text:tab/>2.<text:tab/>Gave them _______________ and ________________</text:p>
      <text:p text:style-name="P2"><text:tab/><text:tab/><text:tab/>over all devils and to _________ diseases</text:p>
      <text:p text:style-name="P2"/>
      <text:p text:style-name="P2"><text:tab/><text:tab/>3.<text:tab/>_____________ them to _____________ the kingdom</text:p>
      <text:p text:style-name="P2"><text:tab/><text:tab/><text:tab/>and to __________ the sick</text:p>
      <text:p text:style-name="P2"/>
      <text:p text:style-name="P2"><text:tab/><text:tab/>4.<text:tab/>Gave __________________ instructions</text:p>
      <text:p text:style-name="P2"/>
      <text:p text:style-name="P2"><text:tab/>B.<text:tab/>Luke 10</text:p>
      <text:p text:style-name="P2"><text:tab/><text:tab/>1.<text:tab/>“After these things the Lord appointed __________</text:p>
      <text:p text:style-name="P2"><text:tab/><text:tab/><text:tab/>seventy also”</text:p>
      <text:p text:style-name="P2"/>
      <text:p text:style-name="P2"><text:tab/><text:tab/>2.<text:tab/>“Sent them _______ by ________ before His face into</text:p>
      <text:p text:style-name="P2"><text:tab/><text:tab/><text:tab/>every city and place, whither He Himself would come.”</text:p>
      <text:p text:style-name="P2"/>
      <text:p text:style-name="P2"><text:tab/><text:tab/><text:tab/>a.<text:tab/>We must _____ where ______ says to go,</text:p>
      <text:p text:style-name="P2"><text:tab/><text:tab/><text:tab/><text:tab/>where ______ will be.</text:p>
      <text:p text:style-name="P2"/>
      <text:p text:style-name="P15"><text:soft-page-break/>VII.<text:tab/>Teaching and Instruction</text:p>
      <text:p text:style-name="P2"/>
      <text:p text:style-name="P2"><text:tab/>A.<text:tab/>Luke ______ through _______ mostly the words of Jesus.</text:p>
      <text:p text:style-name="P2"/>
      <text:p text:style-name="P2"><text:tab/>B.<text:tab/>“And He said unto them”</text:p>
      <text:p text:style-name="P2"/>
      <text:p text:style-name="P2"><text:tab/><text:tab/>1.<text:tab/>Matthew = ________ times in ________ verses</text:p>
      <text:p text:style-name="P2"/>
      <text:p text:style-name="P2"><text:tab/><text:tab/>2.<text:tab/>Mark = _________ times in _________ verses</text:p>
      <text:p text:style-name="P2"/>
      <text:p text:style-name="P2"><text:tab/><text:tab/>3.<text:tab/>Luke = _________ times in ________ verses</text:p>
      <text:p text:style-name="P2"/>
      <text:p text:style-name="P2"><text:tab/>C.<text:tab/>The perfect man __________ what Jesus __________.</text:p>
      <text:p text:style-name="P2"/>
      <text:p text:style-name="P2"><text:tab/><text:tab/>1.<text:tab/>“And they _______________ him by the blood of the Lamb,</text:p>
      <text:p text:style-name="P2"><text:tab/><text:tab/><text:tab/>and by the ________ of their testimony; <text:s/>and they loved not <text:tab/><text:tab/><text:tab/><text:tab/>their lives unto death.” <text:s/>Rev. 12:10</text:p>
      <text:p text:style-name="P2"/>
      <text:p text:style-name="P2"><text:tab/><text:tab/>2.<text:tab/>“And Jesus answered him, saying, _____ <text:s/>_____ ________”</text:p>
      <text:p text:style-name="P2"><text:tab/><text:tab/><text:tab/>Luke 4:4</text:p>
      <text:p text:style-name="P2"/>
      <text:p text:style-name="P2"><text:tab/><text:tab/>3.<text:tab/>“And Jesus answered and said unto him, Get thee behind </text:p>
      <text:p text:style-name="P2"><text:tab/><text:tab/><text:tab/>me, Satan: <text:s/>for _____ <text:s/>______ <text:s/>__________”</text:p>
      <text:p text:style-name="P2"><text:tab/><text:tab/><text:tab/>Luke 4:8</text:p>
      <text:p text:style-name="P2"/>
      <text:p text:style-name="P2"><text:tab/><text:tab/>4.<text:tab/>“And Jesus answering said unto him, _____ _____ <text:tab/><text:tab/><text:tab/><text:tab/><text:tab/>_________” <text:s/>Luke 4:12</text:p>
      <text:p text:style-name="P2"/>
      <text:p text:style-name="P15">VIII.<text:tab/>Mount of Olives</text:p>
      <text:p text:style-name="P2"/>
      <text:p text:style-name="P2"><text:tab/>A.<text:tab/>Luke ______</text:p>
      <text:p text:style-name="P2"/>
      <text:p text:style-name="P2"><text:tab/><text:tab/>1.<text:tab/>Told His disciples to pray and _______________ Himself</text:p>
      <text:p text:style-name="P2"><text:tab/><text:tab/><text:tab/>and _________.</text:p>
      <text:p text:style-name="P2"/>
      <text:p text:style-name="P2"><text:tab/><text:tab/><text:tab/>a.<text:tab/>“Not My will, but ________, be done.”</text:p>
      <text:p text:style-name="P2"/>
      <text:p text:style-name="P2"><text:tab/><text:tab/><text:tab/><text:tab/>________ Christian will face times in his life that</text:p>
      <text:p text:style-name="P2"><text:tab/><text:tab/><text:tab/><text:tab/>he must pray “_______ _____ _______”</text:p>
      <text:p text:style-name="P2"/>
      <text:p text:style-name="P2"><text:tab/><text:tab/>2.<text:tab/>“An ____________ appeared <text:s/>unto Him <text:s/>from heaven </text:p>
      <text:p text:style-name="P2"><text:tab/><text:tab/><text:tab/>strengthening Him.”</text:p>
      <text:p text:style-name="P2"/>
      <text:p text:style-name="P2"><text:tab/><text:tab/>3.<text:tab/>“Being in agony, He prayed __________ earnestly”</text:p>
      <text:p text:style-name="P2"><text:soft-page-break/><text:tab/><text:tab/>4.<text:tab/>“His sweat was as it were great drops of blood falling</text:p>
      <text:p text:style-name="P2"><text:tab/><text:tab/><text:tab/>down to the ground”</text:p>
      <text:p text:style-name="P2"/>
      <text:p text:style-name="P2"><text:tab/><text:tab/>5.<text:tab/>His disciples were ______________ for sorrow.</text:p>
      <text:p text:style-name="P2"/>
      <text:p text:style-name="P2"><text:tab/><text:tab/>6.<text:tab/>Soldiers came and ___________ betrayed Him with a</text:p>
      <text:p text:style-name="P2"><text:tab/><text:tab/><text:tab/>__________.</text:p>
      <text:p text:style-name="P2"/>
      <text:p text:style-name="P15">IX.<text:tab/>His Crucifixion</text:p>
      <text:p text:style-name="P2"/>
      <text:p text:style-name="P2"><text:tab/>A.<text:tab/>_______ Luke tells of Jesus looking on Peter so that he went out</text:p>
      <text:p text:style-name="P2"><text:tab/><text:tab/>and wept bitterly.</text:p>
      <text:p text:style-name="P2"/>
      <text:p text:style-name="P2"/>
      <text:p text:style-name="P2"><text:tab/><text:tab/>1.<text:tab/>The ultimate ______________ - the _________ man.</text:p>
      <text:p text:style-name="P2"/>
      <text:p text:style-name="P2"/>
      <text:p text:style-name="P2"><text:tab/>B.<text:tab/>_______ Luke gives the name _______________ which is the</text:p>
      <text:p text:style-name="P2"><text:tab/><text:tab/>Gentile name for Golgotha.</text:p>
      <text:p text:style-name="P2"/>
      <text:p text:style-name="P2"/>
      <text:p text:style-name="P2"><text:tab/>C.<text:tab/>The superscription is different in each Gospel.</text:p>
      <text:p text:style-name="P2"/>
      <text:p text:style-name="P2"/>
      <text:p text:style-name="P2"><text:tab/><text:tab/>1.<text:tab/>Matt 27:37 - set up over His head His ______________</text:p>
      <text:p text:style-name="P2"><text:tab/><text:tab/><text:tab/>written,</text:p>
      <text:p text:style-name="P2"/>
      <text:p text:style-name="P19"><text:span text:style-name="T1"><text:tab/><text:tab/><text:tab/><text:tab/>“THIS IS </text:span><text:span text:style-name="T2">JESUS</text:span><text:span text:style-name="T1"> THE KING OF THE JEWS.”</text:span></text:p>
      <text:p text:style-name="P2"/>
      <text:p text:style-name="P2"><text:tab/><text:tab/><text:tab/>a.<text:tab/>Matthew trying to show that _________ is the</text:p>
      <text:p text:style-name="P2"><text:tab/><text:tab/><text:tab/><text:tab/>Messiah to the end.</text:p>
      <text:p text:style-name="P2"/>
      <text:p text:style-name="P2"/>
      <text:p text:style-name="P2"><text:tab/><text:tab/>2.<text:tab/>Mark 15:26 - His ________________ was written</text:p>
      <text:p text:style-name="P2"><text:tab/><text:tab/><text:tab/>over,</text:p>
      <text:p text:style-name="P2"/>
      <text:p text:style-name="P2"><text:tab/><text:tab/><text:tab/><text:tab/>“THE KING OF THE JEWS”</text:p>
      <text:p text:style-name="P2"/>
      <text:p text:style-name="P2"><text:tab/><text:tab/><text:tab/>a.<text:tab/>A _____________’s title is brief.</text:p>
      <text:p text:style-name="P2"/>
      <text:p text:style-name="P2"><text:tab/><text:tab/>3.<text:tab/>Luke 23:37 - was written over Him in letters of Greek,</text:p>
      <text:p text:style-name="P2"><text:tab/><text:tab/><text:tab/>and Latin, and Hebrew,... (no accusation)</text:p>
      <text:p text:style-name="P2"/>
      <text:p text:style-name="P2"><text:tab/><text:tab/><text:tab/><text:tab/>“THIS IS THE KING OF THE JEWS”</text:p>
      <text:p text:style-name="P2"><text:soft-page-break/><text:tab/><text:tab/><text:tab/>a.<text:tab/>A perfect man leaves no doubt as to ________</text:p>
      <text:p text:style-name="P2"><text:tab/><text:tab/><text:tab/><text:tab/>He is.</text:p>
      <text:p text:style-name="P2"><text:tab/></text:p>
      <text:p text:style-name="P2"><text:tab/>D.<text:tab/>Luke _______ the verses “My God, My God, why hast Thou</text:p>
      <text:p text:style-name="P2"><text:tab/><text:tab/>forsaken me?”</text:p>
      <text:p text:style-name="P2"/>
      <text:p text:style-name="P2"><text:tab/><text:tab/>1.<text:tab/>Matthew 27:46</text:p>
      <text:p text:style-name="P2"><text:tab/><text:tab/></text:p>
      <text:p text:style-name="P2"><text:tab/><text:tab/>2.<text:tab/>Mark 15:34</text:p>
      <text:p text:style-name="P2"/>
      <text:p text:style-name="P2"><text:tab/><text:tab/><text:tab/>a.<text:tab/>A ________________ man has God with Him always.</text:p>
      <text:p text:style-name="P2"/>
      <text:p text:style-name="P2"><text:tab/>E.<text:tab/>_________ Luke 23:34 records His last prayer,</text:p>
      <text:p text:style-name="P2"/>
      <text:p text:style-name="P2"><text:tab/><text:tab/>1.<text:tab/>“Father, ____________ them; <text:s/>for they know not what</text:p>
      <text:p text:style-name="P2"><text:tab/><text:tab/><text:tab/>they do,”</text:p>
      <text:p text:style-name="P2"/>
      <text:p text:style-name="P2"><text:tab/><text:tab/><text:tab/>a.<text:tab/>A ________________ man forgives.</text:p>
      <text:p text:style-name="P2"/>
      <text:p text:style-name="P2"><text:tab/>F.<text:tab/>Differences in the reactions of the people.</text:p>
      <text:p text:style-name="P2"/>
      <text:p text:style-name="P2"><text:tab/><text:tab/>1.<text:tab/>Matt 27:54 records -</text:p>
      <text:p text:style-name="P2"/>
      <text:p text:style-name="P19"><text:span text:style-name="T1"><text:tab/><text:tab/><text:tab/>“Truly this was </text:span><text:span text:style-name="T2">the Son of God</text:span><text:span text:style-name="T1">”</text:span></text:p>
      <text:p text:style-name="P2"/>
      <text:p text:style-name="P2"><text:tab/><text:tab/><text:tab/>a.<text:tab/>Reaching the ________ as the Messiah.</text:p>
      <text:p text:style-name="P2"/>
      <text:p text:style-name="P2"><text:tab/><text:tab/>2.<text:tab/>Mark 15:39 records -</text:p>
      <text:p text:style-name="P2"/>
      <text:p text:style-name="P19"><text:span text:style-name="T1"><text:tab/><text:tab/><text:tab/>“Truly this </text:span><text:span text:style-name="T2">man</text:span><text:span text:style-name="T1"> was the Son of God”</text:span></text:p>
      <text:p text:style-name="P2"/>
      <text:p text:style-name="P2"><text:tab/><text:tab/><text:tab/>a.<text:tab/>Showing the ______________ of our Lord.</text:p>
      <text:p text:style-name="P2"/>
      <text:p text:style-name="P2"><text:tab/><text:tab/>3.<text:tab/>Luke 23:47 records -</text:p>
      <text:p text:style-name="P2"/>
      <text:p text:style-name="P19"><text:span text:style-name="T1"><text:tab/><text:tab/><text:tab/>“Certainly this was </text:span><text:span text:style-name="T2">a righteous man</text:span><text:span text:style-name="T1">”</text:span></text:p>
      <text:p text:style-name="P2"/>
      <text:p text:style-name="P2"><text:tab/><text:tab/><text:tab/>a.<text:tab/>Seeing His ________________ .</text:p>
      <text:p text:style-name="P2"/>
      <text:p text:style-name="P2"><text:tab/>G.<text:tab/>________ Luke tells of the road to Emmaus</text:p>
      <text:p text:style-name="P2"/>
      <text:p text:style-name="P2"/>
      <text:p text:style-name="P15"/>
      <text:p text:style-name="P38">X.<text:tab/>The Commission</text:p>
      <text:p text:style-name="P2"/>
      <text:p text:style-name="P2"><text:tab/>A.<text:tab/>Matthew</text:p>
      <text:p text:style-name="P2"><text:tab/><text:tab/></text:p>
      <text:p text:style-name="P2"><text:tab/><text:tab/>17 <text:s/>And when they saw him, they worshipped him: _____ <text:s/>_______ <text:s/><text:tab/><text:tab/>_____________</text:p>
      <text:p text:style-name="P2"><text:tab/><text:tab/></text:p>
      <text:p text:style-name="P2"><text:tab/><text:tab/>18 <text:s/>And ________ came and spake unto them, saying, _______ <text:tab/><text:tab/><text:tab/>_________is given unto me in heaven and in earth.</text:p>
      <text:p text:style-name="P2"><text:tab/><text:tab/></text:p>
      <text:p text:style-name="P2"><text:tab/><text:tab/>19 <text:s/>Go ye therefore, and teach ____ <text:s/>________, baptizing them in <text:tab/><text:tab/>the name of the Father, and of the Son, and of the Holy Ghost:</text:p>
      <text:p text:style-name="P2"><text:tab/><text:tab/></text:p>
      <text:p text:style-name="P19"><text:span text:style-name="T1"><text:tab/><text:tab/>20 <text:s/>Teaching them to observe all things whatsoever I have <text:tab/><text:tab/><text:tab/>commanded you: and, lo, I am with you alway, even unto the end of <text:tab/><text:tab/>the world. Amen.</text:span></text:p>
      <text:p text:style-name="P2"/>
      <text:p text:style-name="P2"><text:tab/>B.<text:tab/>Mark</text:p>
      <text:p text:style-name="P2"><text:tab/><text:tab/></text:p>
      <text:p text:style-name="P2"><text:tab/><text:tab/>15 <text:s/>And he said unto them, Go ye into all the world, and preach the <text:tab/><text:tab/><text:tab/>gospel to every ___________.</text:p>
      <text:p text:style-name="P2"><text:tab/><text:tab/></text:p>
      <text:p text:style-name="P2"><text:tab/><text:tab/>16 <text:s/>He that believeth and is baptized shall be saved; but he that <text:tab/><text:tab/><text:tab/>believeth not shall be damned.</text:p>
      <text:p text:style-name="P2"><text:tab/><text:tab/></text:p>
      <text:p text:style-name="P2"><text:tab/><text:tab/>17 <text:s/>And these ________shall follow them that believe; In my name <text:tab/><text:tab/><text:tab/>shall they cast out devils; they shall speak with new tongues;</text:p>
      <text:p text:style-name="P2"><text:tab/><text:tab/></text:p>
      <text:p text:style-name="P2"><text:tab/><text:tab/>18 <text:s/>They shall take up serpents; and if they drink any deadly thing, <text:tab/><text:tab/>it shall not hurt them; they shall lay hands on the sick, and they <text:tab/><text:tab/>shall recover.</text:p>
      <text:p text:style-name="P2"><text:tab/><text:tab/></text:p>
      <text:p text:style-name="P2"><text:tab/><text:tab/>19 <text:s/>So then after the _____had spoken unto them, he was received <text:tab/><text:tab/>up into heaven, and sat on the right hand of God.</text:p>
      <text:p text:style-name="P2"><text:tab/><text:tab/></text:p>
      <text:p text:style-name="P2"><text:tab/><text:tab/>20 <text:s/>And they went forth, and preached every where, the Lord <text:tab/><text:tab/>___________ <text:s/>________ <text:s/>________, and confirming the word with <text:tab/><text:tab/>signs following. Amen.</text:p>
      <text:p text:style-name="P2"/>
      <text:p text:style-name="P2"><text:tab/>C.<text:tab/>Luke</text:p>
      <text:p text:style-name="P2"><text:tab/><text:tab/></text:p>
      <text:p text:style-name="P2"><text:tab/><text:tab/>45 <text:s/>Then <text:s/>_________ <text:s/>______ <text:s/>__________ <text:s/>_______________, <text:tab/><text:tab/><text:tab/>that they might understand the scriptures,</text:p>
      <text:p text:style-name="P2"><text:tab/><text:tab/></text:p>
      <text:p text:style-name="P2"><text:soft-page-break/><text:tab/><text:tab/>46 <text:s/>And said unto them, Thus it is written, and thus it behooved <text:tab/><text:tab/>__________ to suffer, and to rise from the dead the third day:</text:p>
      <text:p text:style-name="P2"><text:tab/><text:tab/></text:p>
      <text:p text:style-name="P2"><text:tab/><text:tab/>47 <text:s/>And that repentance and remission of sins should be preached <text:tab/><text:tab/><text:tab/>in His name among all nations, beginning at Jerusalem.</text:p>
      <text:p text:style-name="P2"><text:tab/><text:tab/></text:p>
      <text:p text:style-name="P2"><text:tab/><text:tab/>48 <text:s/>And ye are witnesses of these things.</text:p>
      <text:p text:style-name="P2"><text:tab/><text:tab/></text:p>
      <text:p text:style-name="P2"><text:tab/><text:tab/>49 <text:s/>And, behold, I send the _______________ of my Father upon <text:tab/><text:tab/>you: but tarry ye in the city of Jerusalem, until ye be endued with <text:tab/><text:tab/>power from on high.</text:p>
      <text:p text:style-name="P2"><text:tab/><text:tab/></text:p>
      <text:p text:style-name="P2"><text:tab/><text:tab/>50 <text:s/>And he led them out as far as to Bethany, and he lifted up his <text:tab/><text:tab/>hands, and _______________ them.</text:p>
      <text:p text:style-name="P2"><text:tab/><text:tab/></text:p>
      <text:p text:style-name="P2"><text:tab/><text:tab/>51 <text:s/>And it came to pass, while he blessed them, he was parted <text:tab/><text:tab/>from them, and carried up into heaven.</text:p>
      <text:p text:style-name="P2"><text:tab/><text:tab/></text:p>
      <text:p text:style-name="P2"><text:tab/><text:tab/>52 <text:s/>And they __________________ him, and returned to <text:tab/><text:tab/><text:tab/>Jerusalem with __________ <text:s/>______:</text:p>
      <text:p text:style-name="P2"><text:tab/><text:tab/></text:p>
      <text:p text:style-name="P2"><text:tab/><text:tab/>53 <text:s/>And were _______________ in the temple, praising and <text:tab/><text:tab/><text:tab/>blessing God. Ame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Study Questions</text:p>
      <text:p text:style-name="P4"/>
      <text:p text:style-name="P16">Luke</text:p>
      <text:p text:style-name="P18"/>
      <text:p text:style-name="P2">1.<text:tab/>To whom is the book of Luke addressed?</text:p>
      <text:p text:style-name="P2"/>
      <text:p text:style-name="P2"/>
      <text:p text:style-name="P2">2.<text:tab/>Tell a little about Luke.</text:p>
      <text:p text:style-name="P2"/>
      <text:p text:style-name="P2"/>
      <text:p text:style-name="P2">3.<text:tab/>To whom was the book of Luke written? <text:s/></text:p>
      <text:p text:style-name="P2"/>
      <text:p text:style-name="P2"/>
      <text:p text:style-name="P2">4.<text:tab/>What were the Greeks very concerned about?</text:p>
      <text:p text:style-name="P2"/>
      <text:p text:style-name="P2"/>
      <text:p text:style-name="P2">5.<text:tab/>What does Luke present Jesus as?</text:p>
      <text:p text:style-name="P2"/>
      <text:p text:style-name="P2"/>
      <text:p text:style-name="P2">6.<text:tab/>Give three things that only Luke tells of.</text:p>
      <text:p text:style-name="P10"/>
      <text:p text:style-name="P2"><text:tab/>1.<text:tab/><text:tab/><text:tab/><text:tab/><text:tab/>2.</text:p>
      <text:p text:style-name="P2"/>
      <text:p text:style-name="P2"><text:tab/>3.</text:p>
      <text:p text:style-name="P10"/>
      <text:p text:style-name="P2">7.<text:tab/>Where does Luke’s genealogy start and where does it end? <text:s/>What is <text:tab/>significant about this?</text:p>
      <text:p text:style-name="P2"/>
      <text:p text:style-name="P2"/>
      <text:p text:style-name="P2">8.<text:tab/>What is the key verse of Luke?</text:p>
      <text:p text:style-name="P2"/>
      <text:p text:style-name="P2"/>
      <text:p text:style-name="P2">9.<text:tab/>Complete this sentence.</text:p>
      <text:p text:style-name="P2"/>
      <text:p text:style-name="P2"><text:tab/>Jesus was commissioned by God, sent of God, and _____________</text:p>
      <text:p text:style-name="P2"><text:tab/>qualified for His work.</text:p>
      <text:p text:style-name="P2"/>
      <text:p text:style-name="P2">10.<text:tab/>Tell one thing that only Luke writes of during the last days of Jesus’ time <text:tab/>on earth.</text:p>
      <text:p text:style-name="P2"/>
      <text:p text:style-name="P2"/>
      <text:p text:style-name="P2"/>
      <text:p text:style-name="P2">11.<text:tab/>What can we learn from the fact that Luke records His superscription as</text:p>
      <text:p text:style-name="P2"><text:tab/>“THIS IS THE KING OF THE JEWS”?</text:p>
      <text:p text:style-name="P2"/>
      <text:p text:style-name="P14"><text:soft-page-break/>Test #4</text:p>
      <text:p text:style-name="P4"/>
      <text:p text:style-name="P16">Luke</text:p>
      <text:p text:style-name="P2"/>
      <text:p text:style-name="P2">1.<text:tab/>Tell a little about Luke.</text:p>
      <text:p text:style-name="P2"/>
      <text:p text:style-name="P2"/>
      <text:p text:style-name="P2">2.<text:tab/>To whom was the book of Luke written? <text:s/></text:p>
      <text:p text:style-name="P2"/>
      <text:p text:style-name="P2"/>
      <text:p text:style-name="P2">3.<text:tab/>What were the Greeks very concerned about?</text:p>
      <text:p text:style-name="P2"/>
      <text:p text:style-name="P2"/>
      <text:p text:style-name="P2">4.<text:tab/>What does Luke present Jesus as?</text:p>
      <text:p text:style-name="P2"/>
      <text:p text:style-name="P2"/>
      <text:p text:style-name="P2">5.<text:tab/>Give three things that only Luke tells of.</text:p>
      <text:p text:style-name="P2"><text:tab/></text:p>
      <text:p text:style-name="P2"><text:tab/>1.</text:p>
      <text:p text:style-name="P2"/>
      <text:p text:style-name="P2"><text:tab/>2.</text:p>
      <text:p text:style-name="P2"/>
      <text:p text:style-name="P2"><text:tab/>3.</text:p>
      <text:p text:style-name="P2"/>
      <text:p text:style-name="P2">6.<text:tab/>Where does Luke’s genealogy start and where does it end? <text:s/>What is <text:tab/>significant about this?</text:p>
      <text:p text:style-name="P2"/>
      <text:p text:style-name="P2"/>
      <text:p text:style-name="P2"/>
      <text:p text:style-name="P2">7.<text:tab/>Complete this sentence.</text:p>
      <text:p text:style-name="P2"/>
      <text:p text:style-name="P2"><text:tab/>Jesus was commissioned by God, sent of God, and _____________</text:p>
      <text:p text:style-name="P2"><text:tab/>qualified for His work.</text:p>
      <text:p text:style-name="P2"/>
      <text:p text:style-name="P2"/>
      <text:p text:style-name="P2">8.<text:tab/>What can we learn from the fact that Luke records His superscription as</text:p>
      <text:p text:style-name="P2"><text:tab/>“THIS IS THE KING OF THE JEWS”?</text:p>
      <text:p text:style-name="P2"/>
      <text:p text:style-name="P2"/>
      <text:p text:style-name="P2"/>
      <text:p text:style-name="P2">BONUS: <text:s/>What does Mark present Jesus as?</text:p>
      <text:p text:style-name="P4"/>
      <text:p text:style-name="P4"/>
      <text:p text:style-name="P14"><text:soft-page-break/>Introduction</text:p>
      <text:p text:style-name="P2"/>
      <text:p text:style-name="P2"/>
      <text:p text:style-name="P2"/>
      <text:p text:style-name="P23">Definitions</text:p>
      <text:p text:style-name="P2"/>
      <text:p text:style-name="P2"/>
      <text:p text:style-name="P2"/>
      <text:p text:style-name="P2"><text:tab/>1.<text:tab/>Synoptic - (Greek: <text:s/>Syn - together, <text:s/>Optic - to see)</text:p>
      <text:p text:style-name="P2"/>
      <text:p text:style-name="P2"><text:tab/><text:tab/>A term for the gospels of Matthew, Mark and Luke which present a <text:tab/><text:tab/><text:tab/>synopsis of the same series of events, whereas in John’s gospel <text:tab/><text:tab/><text:tab/>the narrative and discourses are different.</text:p>
      <text:p text:style-name="P2"/>
      <text:p text:style-name="P2"/>
      <text:p text:style-name="P2"><text:tab/>2.<text:tab/>Synopsis -</text:p>
      <text:p text:style-name="P2"/>
      <text:p text:style-name="P2"><text:tab/><text:tab/>A summary or brief statement giving a general view of some <text:tab/><text:tab/><text:tab/><text:tab/>subject, as by means of short paragraphs. <text:s/></text:p>
      <text:p text:style-name="P2"><text:tab/><text:tab/>Together, a collective view.</text:p>
      <text:p text:style-name="P2"/>
      <text:p text:style-name="P2"/>
      <text:p text:style-name="P2"><text:tab/>3.<text:tab/>Gospel -</text:p>
      <text:p text:style-name="P2"/>
      <text:p text:style-name="P2"><text:tab/><text:tab/>From two Anglo-Saxon words: <text:s/>“Good” and “News”</text:p>
      <text:p text:style-name="P2"><text:tab/><text:tab/>Tidings or “good news” history.</text:p>
      <text:p text:style-name="P2"/>
      <text:p text:style-name="P2"/>
      <text:p text:style-name="P2"/>
      <text:p text:style-name="P2"><text:tab/>The first three Gospels give a synopsis of Christ’s life. <text:s/></text:p>
      <text:p text:style-name="P2"><text:tab/>Synoptic Gospels = Matthew, Mark and Luke</text:p>
      <text:p text:style-name="P2"/>
      <text:p text:style-name="P2"/>
      <text:p text:style-name="P2"/>
      <text:p text:style-name="P2"><text:tab/>The Gospels tell us of Jesus - His birth, life and death. <text:s/>Jesus is the Word <text:tab/>and in studying His Word, we study Him. <text:s/>We can discover more about <text:tab/>Him so we can love Him more and let Him love us more.</text:p>
      <text:p text:style-name="P2"/>
      <text:p text:style-name="P25"/>
      <text:p text:style-name="P25"/>
      <text:p text:style-name="P25"><text:soft-page-break/></text:p>
      <text:p text:style-name="P25"/>
      <text:p text:style-name="P25">JOHN’s DIFFERENCES</text:p>
      <text:p text:style-name="P2"/>
      <text:p text:style-name="P4">(Reasons why it is not included in the Synoptic Gospels)</text:p>
      <text:p text:style-name="P2"/>
      <text:p text:style-name="P21"><text:span text:style-name="T2">Synoptic Gospels</text:span><text:span text:style-name="T1"><text:tab/><text:tab/><text:tab/><text:tab/></text:span><text:span text:style-name="T2">Gospel of John</text:span></text:p>
      <text:p text:style-name="P4"/>
      <text:p text:style-name="P4"><text:s text:c="10"/>Ministry Chiefly in Galilee<text:tab/><text:tab/><text:tab/>Ministry chiefly in Judea</text:p>
      <text:p text:style-name="P4"/>
      <text:p text:style-name="P4"><text:s text:c="14"/>His miracles, parables and<text:tab/><text:tab/>His conversations and prayer</text:p>
      <text:p text:style-name="P4"><text:s text:c="6"/>addresses to the multitudes<text:tab/><text:tab/><text:tab/><text:tab/><text:tab/><text:tab/></text:p>
      <text:p text:style-name="P2"/>
      <text:p text:style-name="P4"><text:tab/> <text:s text:c="10"/>Christ in action<text:tab/><text:tab/> <text:s text:c="6"/>Jesus in meditation and communion</text:p>
      <text:p text:style-name="P4"/>
      <text:p text:style-name="P4"/>
      <text:p text:style-name="P4"/>
      <text:p text:style-name="P2"><text:tab/>We find in the Gospels, “Him of whom Moses in the law, and prophets, <text:tab/>did write, Jesus” John 1:45, but we can find Him infinitely more beautiful <text:tab/>in person than any prophet’s vision of Him. <text:s/>We must know Him for <text:tab/>ourselves.</text:p>
      <text:p text:style-name="P2"/>
      <text:p text:style-name="P2"/>
      <text:p text:style-name="P2"/>
      <text:p text:style-name="P2"/>
      <text:p text:style-name="P2"/>
      <text:p text:style-name="P24"><text:tab/>The Gospels are a center point of the Bible - </text:p>
      <text:p text:style-name="P2"/>
      <text:p text:style-name="P2"><text:tab/>1.<text:tab/>The prophets have said things that lead us to our Lord’s time on <text:tab/><text:tab/><text:tab/>earth. (looking to the cross) <text:s/></text:p>
      <text:p text:style-name="P2"/>
      <text:p text:style-name="P2"><text:tab/>2.<text:tab/>The Epistles that follow proceed from it. (looking back) <text:s/></text:p>
      <text:p text:style-name="P2"/>
      <text:p text:style-name="P2"><text:tab/>3.<text:tab/>Notice where the four Gospels are placed - they stand at the close <text:tab/><text:tab/><text:tab/>of the Old Testament and before the Epistles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/>
      <text:p text:style-name="P25">God’s Revelation</text:p>
      <text:p text:style-name="P25">Four Key Words</text:p>
      <text:p text:style-name="P2"/>
      <text:p text:style-name="P7">Preparation</text:p>
      <text:p text:style-name="P2"/>
      <text:p text:style-name="P2"><text:tab/>The OT making ready for the coming of the Messiah.</text:p>
      <text:p text:style-name="P2"/>
      <text:p text:style-name="P7">Manifestation</text:p>
      <text:p text:style-name="P2"/>
      <text:p text:style-name="P2"><text:tab/>The four Gospels of Christ; <text:s/>enters into the world, ministers to the world, <text:tab/>dies for the world, and rises out of the world.</text:p>
      <text:p text:style-name="P2"/>
      <text:p text:style-name="P7">Appropriation</text:p>
      <text:p text:style-name="P2"/>
      <text:p text:style-name="P2"><text:tab/>In the Acts and Epistles we see how the Lord Jesus was received, <text:tab/>appropriated and applied in individuals lives.</text:p>
      <text:p text:style-name="P2"/>
      <text:p text:style-name="P7">Consummation</text:p>
      <text:p text:style-name="P2"/>
      <text:p text:style-name="P2"><text:tab/>In Revelation, the outcome of it all - It is finished.</text:p>
      <text:p text:style-name="P2"/>
      <text:p text:style-name="P2"/>
      <text:p text:style-name="P2"/>
      <text:p text:style-name="P2"/>
      <text:p text:style-name="P25"/>
      <text:p text:style-name="P25">Why Four?</text:p>
      <text:p text:style-name="P25"/>
      <text:p text:style-name="P2">1.<text:tab/>One or two would not have given us a proper portrayal of the life of Christ.</text:p>
      <text:p text:style-name="P2"/>
      <text:p text:style-name="P2">2.<text:tab/>There are four distinct offices of Christ</text:p>
      <text:p text:style-name="P2"><text:tab/>The King in Matthew</text:p>
      <text:p text:style-name="P2"><text:tab/>The Servant in Mark</text:p>
      <text:p text:style-name="P2"><text:tab/>The Perfect Son of Man in Luke</text:p>
      <text:p text:style-name="P2"><text:soft-page-break/><text:tab/>The Son of God in John</text:p>
      <text:p text:style-name="P2"/>
      <text:p text:style-name="P2"><text:tab/>Also, Ezekiel 1:10 - <text:tab/>Lion = King</text:p>
      <text:p text:style-name="P2"><text:tab/><text:tab/><text:tab/><text:tab/>Ox = Servant</text:p>
      <text:p text:style-name="P2"><text:tab/><text:tab/><text:tab/><text:tab/>Man = Son of Man</text:p>
      <text:p text:style-name="P2"><text:tab/><text:tab/><text:tab/><text:tab/>Eagle = Son of God (overcomer, power, flies high)</text:p>
      <text:p text:style-name="P2"/>
      <text:p text:style-name="P2"><text:tab/>All the Gospels are bound up with the promises of the Messiah.</text:p>
      <text:p text:style-name="P2"><text:tab/>We can see these in the Old Testament</text:p>
      <text:p text:style-name="P2"/>
      <text:p text:style-name="P2"><text:tab/>King - Ps 72; <text:s/>Isa 9:6,7; <text:s/>Jer 23:5; <text:s/>Zec 9:9, 14:9</text:p>
      <text:p text:style-name="P2"/>
      <text:p text:style-name="P2"><text:tab/>Servant - (of Jehovah) <text:s/>Isa 42:1-7, 52:13-15</text:p>
      <text:p text:style-name="P2"/>
      <text:p text:style-name="P2"><text:tab/>Man - (The Son of Man) <text:s/>Gen 22:18; <text:s/>Isa 7:14,15, 9:6</text:p>
      <text:p text:style-name="P2"/>
      <text:p text:style-name="P2"><text:tab/>God - (The Son of God) <text:s/>Isa 7:14,15, 9:6, <text:s/>40:3-5, <text:s/>47:4</text:p>
      <text:p text:style-name="P2"/>
      <text:p text:style-name="P2"/>
      <text:p text:style-name="P2"/>
      <text:p text:style-name="P2"/>
      <text:p text:style-name="P25">Types of Men Now And Then</text:p>
      <text:p text:style-name="P2"/>
      <text:p text:style-name="P2"/>
      <text:p text:style-name="P2"/>
      <text:p text:style-name="P5">1.<text:tab/>The Jew -</text:p>
      <text:p text:style-name="P2"><text:tab/><text:tab/></text:p>
      <text:p text:style-name="P2"><text:tab/>Then:</text:p>
      <text:p text:style-name="P2"><text:tab/><text:tab/>Had special training.</text:p>
      <text:p text:style-name="P2"><text:tab/><text:tab/>Steeped in OT scriptures and the prophets.</text:p>
      <text:p text:style-name="P2"><text:tab/><text:tab/>Matthew writes specially for them.</text:p>
      <text:p text:style-name="P2"><text:tab/><text:tab/>If the Jew was to be impressed, it would have to be by one the his <text:tab/><text:tab/><text:tab/>own race.</text:p>
      <text:p text:style-name="P2"><text:tab/><text:tab/>His teacher must be a man versed in the OT and in the customs <text:tab/><text:tab/><text:tab/>of the Jews.</text:p>
      <text:p text:style-name="P2"><text:tab/><text:tab/>They must know that this Jesus came to fulfill the prophecies of the <text:tab/><text:tab/><text:tab/>OT</text:p>
      <text:p text:style-name="P2"><text:tab/><text:tab/>Over and over we read in Matthew, “That it might be fulfilled as <text:tab/><text:tab/><text:tab/>was spoken by Jeremiah the prophet.”</text:p>
      <text:p text:style-name="P2"/>
      <text:p text:style-name="P2"><text:tab/>Now:</text:p>
      <text:p text:style-name="P2"/>
      <text:p text:style-name="P2"><text:tab/><text:tab/>Same type of person today.</text:p>
      <text:p text:style-name="P2"><text:tab/><text:tab/>They dwell in prophecies fulfilled and unfulfilled.</text:p>
      <text:p text:style-name="P2"><text:soft-page-break/><text:tab/><text:tab/>They seek to know what the prophets have spoken and how it <text:tab/><text:tab/><text:tab/>came to pass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2.<text:tab/>The Roman</text:p>
      <text:p text:style-name="P2"/>
      <text:p text:style-name="P2"><text:tab/>Then:</text:p>
      <text:p text:style-name="P2"/>
      <text:p text:style-name="P2"><text:tab/><text:tab/>The master of the world at this time. <text:s/>Mark writes for them. <text:s text:c="2"/><text:tab/><text:tab/><text:tab/><text:tab/>Romans knew nothing about OT Scripture. <text:s/>They were not <text:tab/><text:tab/><text:tab/><text:tab/>interested in prophecy being fulfilled. <text:s/>Vitally concerned over a <text:tab/><text:tab/><text:tab/>remarkable leader who had appeared in Palestine. <text:s/>They wanted to <text:tab/><text:tab/>know if he really possessed extraordinary powers. <text:s/>Likes the <text:tab/><text:tab/><text:tab/><text:tab/>straightforward message of Mark. <text:s/>1,375 times “and” is used. <text:s/>Mark <text:tab/><text:tab/><text:tab/>is filled with deeds, not with words. <text:s/>Clearly it is the Gospel of the <text:tab/><text:tab/><text:tab/>Ministry of Christ. <text:s/></text:p>
      <text:p text:style-name="P2"/>
      <text:p text:style-name="P2"><text:tab/>Now:</text:p>
      <text:p text:style-name="P2"/>
      <text:p text:style-name="P2"><text:tab/><text:tab/>The Romans in Jesus’ day were as average business man of <text:tab/><text:tab/><text:tab/>today. <text:s/>He was not concerned at first about the genealogy of a <text:tab/><text:tab/><text:tab/>king, but with a God “who is able” a God who can meet man’s <text:tab/><text:tab/><text:tab/>every need. <text:s/>Mark is the business man’s Gospel.</text:p>
      <text:p text:style-name="P2"/>
      <text:p text:style-name="P2"/>
      <text:p text:style-name="P2"/>
      <text:p text:style-name="P5">3.<text:tab/>The Greek<text:tab/></text:p>
      <text:p text:style-name="P2"/>
      <text:p text:style-name="P2"><text:tab/>Then:</text:p>
      <text:p text:style-name="P2"/>
      <text:p text:style-name="P2"><text:tab/><text:tab/>Luke wrote to the Greeks. <text:s/>The Greeks loved. <text:s/>They were lovers of <text:tab/><text:tab/><text:tab/>beauty, poetry, and culture. <text:s/>They lived in a world of large ideas. <text:s/><text:tab/><text:tab/><text:tab/>Their tastes were fastidious (hard to please; dainty in taste; easily <text:tab/><text:tab/><text:tab/>disgusted). <text:s/>Luke tells of the birth of Jesus, and of His childhood. <text:s/><text:tab/>Now:</text:p>
      <text:p text:style-name="P2"/>
      <text:p text:style-name="P2"><text:tab/><text:tab/>The Greek is the type of <text:s/>the student, and of the idealist today who <text:tab/><text:tab/><text:tab/>is seeking after truth for he believes <text:s/>that is the goal of happiness.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.<text:tab/>All Men</text:p>
      <text:p text:style-name="P2"/>
      <text:p text:style-name="P2"><text:tab/>Then:</text:p>
      <text:p text:style-name="P2"/>
      <text:p text:style-name="P2"><text:tab/><text:tab/>John is writing to all men, that they might believe that Jesus is the <text:tab/><text:tab/><text:tab/>Christ. <text:s/>Christ is portrayed as the Son of God. <text:s/>This Gospel is filled <text:tab/><text:tab/><text:tab/>with extraordinary claims that attest His divine character and <text:tab/><text:tab/><text:tab/><text:tab/>mission. <text:s/></text:p>
      <text:p text:style-name="P2"/>
      <text:p text:style-name="P2"><text:tab/>Now:</text:p>
      <text:p text:style-name="P2"/>
      <text:p text:style-name="P2"><text:tab/><text:tab/>The “all men” represent the masses today who need Christ. <text:s/>His <text:tab/><text:tab/><text:tab/>call goes out - “whosoever will”.</text:p>
      <text:p text:style-name="P2"/>
      <text:p text:style-name="P25"/>
      <text:p text:style-name="P25">Keys </text:p>
      <text:p text:style-name="P25"/>
      <text:p text:style-name="P25">The Front Door</text:p>
      <text:p text:style-name="P2"/>
      <text:p text:style-name="P5">Matthew -</text:p>
      <text:p text:style-name="P2"/>
      <text:p text:style-name="P2"><text:tab/>Right at the entrance -</text:p>
      <text:p text:style-name="P2"/>
      <text:p text:style-name="P2"><text:tab/><text:tab/> “The book of the generation of Jesus Christ, the Son of David, the <text:tab/><text:tab/><text:tab/>Son of Abraham.” <text:s/>Matt. 1:1</text:p>
      <text:p text:style-name="P2"><text:tab/><text:tab/>This shows His covenant position as Son of Abraham, and His <text:tab/><text:tab/><text:tab/>royal position as Son of David - Psa. 132:11</text:p>
      <text:p text:style-name="P2"><text:tab/><text:tab/>Matthew is presenting Christ as King; <text:s/>He give the royal genealogy <text:tab/><text:tab/><text:tab/>in the first 17 verses. <text:s/>A king is not chosen by popular ballot, but by <text:tab/><text:tab/><text:tab/>birth.</text:p>
      <text:p text:style-name="P2"><text:soft-page-break/></text:p>
      <text:p text:style-name="P5">Mark -</text:p>
      <text:p text:style-name="P2"/>
      <text:p text:style-name="P2"><text:tab/>No genealogy. <text:s/>Jesus is portrayed as a Servant. <text:s/>No one is interested in </text:p>
      <text:p text:style-name="P2"><text:tab/>the pedigree of a servant.</text:p>
      <text:p text:style-name="P2"/>
      <text:p text:style-name="P5">Luke -</text:p>
      <text:p text:style-name="P2"/>
      <text:p text:style-name="P2"><text:tab/>Genealogy begins in Luke 3:23. <text:s/>Matthew traces Christ’s line back to <text:tab/>Abraham and David to show He was a Jew and of the royal line. <text:s/>Luke <text:tab/>traces His line back to Adam. <text:s/>Christ is presented as the ideal man. <text:s/>He <text:tab/>was of the line of Adam. <text:s/></text:p>
      <text:p text:style-name="P2"/>
      <text:p text:style-name="P5">John -</text:p>
      <text:p text:style-name="P2"/>
      <text:p text:style-name="P2"><text:tab/>No earthly genealogy but heavenly. <text:s/>“In the beginning was the word, and <text:tab/>the word was with God, and the word was God.” <text:s/>Christ is portrayed as <text:tab/>God in John.</text:p>
      <text:p text:style-name="P2"/>
      <text:p text:style-name="P25">Keys</text:p>
      <text:p text:style-name="P25"/>
      <text:p text:style-name="P25">The Back Door</text:p>
      <text:p text:style-name="P25"/>
      <text:p text:style-name="P5">Matthew -</text:p>
      <text:p text:style-name="P2"/>
      <text:p text:style-name="P2"><text:tab/>King of kings (28:18-20) <text:s/>The King commanding and commissioning His <text:tab/>disciples. <text:s/>The Messiah is still on the earth. <text:s/>“All power is given unto me in <text:tab/>heaven and in earth. <text:s/>Go ye therefore, and teach all nations...to observe <text:tab/>all things whatsoever I have commanded you: <text:s/>and, lo, I am with you <text:tab/>alway, even unto the end of the world.”</text:p>
      <text:p text:style-name="P2"/>
      <text:p text:style-name="P5">Mark -</text:p>
      <text:p text:style-name="P2"/>
      <text:p text:style-name="P2"><text:tab/>Significant and appropriate. <text:s/>“And they went forth, and preached <text:tab/>everywhere, the Lord working with them...” <text:s/>(16:20) <text:s/>Jesus, the servant, is <text:tab/>pictured as still laboring with His disciples.</text:p>
      <text:p text:style-name="P2"/>
      <text:p text:style-name="P5">Luke - </text:p>
      <text:p text:style-name="P2"/>
      <text:p text:style-name="P2"><text:tab/>Different - Jesus, the perfect man, is ascending to the Father. <text:s/>“He was <text:soft-page-break/><text:tab/>parted from them, and carried up into heaven.” (24:51) <text:s/>Carried = we will <text:tab/>be carried by His power in perfection. <text:s/>The perfect man is our goal, busy <text:tab/>for the Lord, caught up to the Father.</text:p>
      <text:p text:style-name="P2"/>
      <text:p text:style-name="P5">John -</text:p>
      <text:p text:style-name="P2"/>
      <text:p text:style-name="P2"><text:tab/>Last verse - “And there are also many other things...” (21:25) <text:s/>“Truly, <text:tab/>never a man spake like this man for He is the very Son of God;” <text:s/>(7:46) <text:s/><text:tab/>Shows eternal nature, no beginning, no ending. <text:s/>He is the Son of G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Pickwick" svg:font-family="Pickwick" style:font-pitch="variable"/>
    <style:font-face style:name="Vagabond" svg:font-family="Vagabon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30pt" style:font-size-asian="30pt"/>
    </style:style>
    <style:style style:name="MP2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2pt" style:font-size-asian="12pt"/>
    </style:style>
    <style:style style:name="MP3" style:family="paragraph" style:parent-style-name="Standard">
      <style:paragraph-properties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style:font-name="Arial"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0.75in" fo:margin-left="1.25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701in" fo:margin-left="0in" fo:margin-right="0in" fo:margin-bottom="0.8311in" style:dynamic-spacing="true"/>
      </style:header-style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header>
        <text:p text:style-name="MP1">Synoptic Gospels</text:p>
        <text:p text:style-name="MP2"/>
      </style:header>
      <style:footer>
        <text:p text:style-name="MP3"><text:span text:style-name="MT1"><text:tab/></text:span><text:span text:style-name="MT1"><text:page-number style:num-format="1" text:select-page="current">6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ntroduction</dc:title>
    <meta:initial-creator>Sharon Knowles</meta:initial-creator>
    <meta:creation-date>2008-10-09T15:29:00</meta:creation-date>
    <dc:creator>Stephen Reynolds, Jr</dc:creator>
    <dc:date>2011-02-14T23:59:01.95</dc:date>
    <meta:print-date>2008-10-10T16:56:00</meta:print-date>
    <meta:editing-cycles>6</meta:editing-cycles>
    <meta:editing-duration>PT01H01M35S</meta:editing-duration>
    <meta:generator>OpenOffice.org/3.1$Win32 OpenOffice.org_project/310m11$Build-9399</meta:generator>
    <meta:document-statistic meta:table-count="0" meta:image-count="0" meta:object-count="0" meta:page-count="75" meta:paragraph-count="1582" meta:word-count="11127" meta:character-count="67544"/>
  </office:meta>
</office:document-meta>
</file>